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5" style:display-name="TBL_0_20.25" style:family="table-row">
      <style:table-row-properties style:row-height="0.762cm" style:use-optimal-row-height="false"/>
    </style:style>
    <style:style style:name="TBL_5f_0_5f_20.A25" style:display-name="TBL_0_20.A25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5" style:display-name="TBL_0_20.C25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6" style:display-name="TBL_0_20.26" style:family="table-row">
      <style:table-row-properties style:row-height="0.508cm" style:use-optimal-row-height="false"/>
    </style:style>
    <style:style style:name="TBL_5f_0_5f_20.A26" style:display-name="TBL_0_20.A26" style:family="table-cell">
      <style:table-cell-properties style:vertical-align="top" fo:padding="0cm" fo:border="none" fo:wrap-option="wrap" style:shrink-to-fit="false"/>
    </style:style>
    <style:style style:name="TBL_5f_0_5f_20.27" style:display-name="TBL_0_20.27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Jan/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062,24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9.471,21</text:p>
          </table:table-cell>
          <table:table-cell table:style-name="TBL_5f_0_5f_0.E5" office:value-type="string">
            <text:p text:style-name="P8">992,20</text:p>
          </table:table-cell>
          <table:table-cell table:style-name="TBL_5f_0_5f_0.E5" office:value-type="string">
            <text:p text:style-name="P8">702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94,67</text:p>
          </table:table-cell>
          <table:table-cell table:style-name="TBL_5f_0_5f_0.E5" office:value-type="string">
            <text:p text:style-name="P8">7.776,54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1.987,5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1.917,64</text:p>
          </table:table-cell>
        </table:table-row>
        <table:table-row table:style-name="TBL_5f_0_5f_0.2">
          <table:table-cell table:style-name="TBL_5f_0_5f_0.A5" office:value-type="string">
            <text:p text:style-name="P7">2235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1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41.264,72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8.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111,63</text:p>
          </table:table-cell>
          <table:table-cell table:style-name="TBL_5f_0_5f_0.E5" office:value-type="string">
            <text:p text:style-name="P8">28.153,09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46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8.012,24</text:p>
          </table:table-cell>
          <table:table-cell table:style-name="TBL_5f_0_5f_0.E5" office:value-type="string">
            <text:p text:style-name="P8">684,71</text:p>
          </table:table-cell>
          <table:table-cell table:style-name="TBL_5f_0_5f_0.E5" office:value-type="string">
            <text:p text:style-name="P8">141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26,42</text:p>
          </table:table-cell>
          <table:table-cell table:style-name="TBL_5f_0_5f_0.E5" office:value-type="string">
            <text:p text:style-name="P8">7.185,82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600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0.121,30</text:p>
          </table:table-cell>
          <table:table-cell table:style-name="TBL_5f_0_5f_0.E5" office:value-type="string">
            <text:p text:style-name="P8">1.149,72</text:p>
          </table:table-cell>
          <table:table-cell table:style-name="TBL_5f_0_5f_0.E5" office:value-type="string">
            <text:p text:style-name="P8">1.072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22,57</text:p>
          </table:table-cell>
          <table:table-cell table:style-name="TBL_5f_0_5f_0.E5" office:value-type="string">
            <text:p text:style-name="P8">7.898,73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334,55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278,69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3.034,56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1.436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36,29</text:p>
          </table:table-cell>
          <table:table-cell table:style-name="TBL_5f_0_5f_0.E5" office:value-type="string">
            <text:p text:style-name="P8">11.453,36</text:p>
          </table:table-cell>
          <table:table-cell table:style-name="TBL_5f_0_5f_0.E5" office:value-type="string">
            <text:p text:style-name="P8">1.206,39</text:p>
          </table:table-cell>
          <table:table-cell table:style-name="TBL_5f_0_5f_0.E5" office:value-type="string">
            <text:p text:style-name="P8">1.278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84,97</text:p>
          </table:table-cell>
          <table:table-cell table:style-name="TBL_5f_0_5f_0.E5" office:value-type="string">
            <text:p text:style-name="P8">8.968,39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2ª PROMOTORIA DE JUSTICA - ITABAIANA</text:p>
          </table:table-cell>
          <table:table-cell table:style-name="TBL_5f_0_5f_0.E5" office:value-type="string">
            <text:p text:style-name="P8">3.938,47</text:p>
          </table:table-cell>
          <table:table-cell table:style-name="TBL_5f_0_5f_0.E5" office:value-type="string">
            <text:p text:style-name="P8">310,74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7.904,91</text:p>
          </table:table-cell>
          <table:table-cell table:style-name="TBL_5f_0_5f_0.E5" office:value-type="string">
            <text:p text:style-name="P8">594,89</text:p>
          </table:table-cell>
          <table:table-cell table:style-name="TBL_5f_0_5f_0.E5" office:value-type="string">
            <text:p text:style-name="P8">448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43,56</text:p>
          </table:table-cell>
          <table:table-cell table:style-name="TBL_5f_0_5f_0.E5" office:value-type="string">
            <text:p text:style-name="P8">6.861,35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10,7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872,7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376,0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92,54</text:p>
          </table:table-cell>
          <table:table-cell table:style-name="TBL_5f_0_5f_0.E5" office:value-type="string">
            <text:p text:style-name="P8">24.780,19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1.317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761,13</text:p>
          </table:table-cell>
          <table:table-cell table:style-name="TBL_5f_0_5f_0.E5" office:value-type="string">
            <text:p text:style-name="P8">922,35</text:p>
          </table:table-cell>
          <table:table-cell table:style-name="TBL_5f_0_5f_0.E5" office:value-type="string">
            <text:p text:style-name="P8">688,7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11,10</text:p>
          </table:table-cell>
          <table:table-cell table:style-name="TBL_5f_0_5f_0.E5" office:value-type="string">
            <text:p text:style-name="P8">7.150,03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0.673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3.272,08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4.427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886,83</text:p>
          </table:table-cell>
          <table:table-cell table:style-name="TBL_5f_0_5f_0.E5" office:value-type="string">
            <text:p text:style-name="P8">17.385,25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3.037,09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119,64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49,2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6.506,08</text:p>
          </table:table-cell>
          <table:table-cell table:style-name="TBL_5f_0_5f_0.E5" office:value-type="string">
            <text:p text:style-name="P8">482,69</text:p>
          </table:table-cell>
          <table:table-cell table:style-name="TBL_5f_0_5f_0.E5" office:value-type="string">
            <text:p text:style-name="P8">246,9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29,64</text:p>
          </table:table-cell>
          <table:table-cell table:style-name="TBL_5f_0_5f_0.E5" office:value-type="string">
            <text:p text:style-name="P8">5.776,44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49,20</text:p>
          </table:table-cell>
          <table:table-cell table:style-name="TBL_5f_0_5f_0.E5" office:value-type="string">
            <text:p text:style-name="P8">17.145,86</text:p>
          </table:table-cell>
          <table:table-cell table:style-name="TBL_5f_0_5f_0.E5" office:value-type="string">
            <text:p text:style-name="P8">51.284,17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6.442,6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159,14</text:p>
          </table:table-cell>
          <table:table-cell table:style-name="TBL_5f_0_5f_0.E5" office:value-type="string">
            <text:p text:style-name="P8">40.125,03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DE PROCURADOR DE JUSTIÇA</text:p>
          </table:table-cell>
          <table:table-cell table:style-name="TBL_5f_0_5f_0.B5" office:value-type="string">
            <text:p text:style-name="P7">5ª PROCURADORIA DE JUSTICA (1ª CAMARA CIVEL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15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4.224,68</text:p>
          </table:table-cell>
          <table:table-cell table:style-name="TBL_5f_0_5f_0.E5" office:value-type="string">
            <text:p text:style-name="P8">751,97</text:p>
          </table:table-cell>
          <table:table-cell table:style-name="TBL_5f_0_5f_0.E5" office:value-type="string">
            <text:p text:style-name="P8">2.258,5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10,50</text:p>
          </table:table-cell>
          <table:table-cell table:style-name="TBL_5f_0_5f_0.E5" office:value-type="string">
            <text:p text:style-name="P8">11.214,18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10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.150,99</text:p>
          </table:table-cell>
          <table:table-cell table:style-name="TBL_5f_0_5f_0.E5" office:value-type="string">
            <text:p text:style-name="P8">95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5,28</text:p>
          </table:table-cell>
          <table:table-cell table:style-name="TBL_5f_0_5f_0.E5" office:value-type="string">
            <text:p text:style-name="P8">3.055,71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RUPO DE ATUACAO ESPECIAL DE COMBATE AO CRIME ORGANIZADO (GAECO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4.274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4.239,81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774,42</text:p>
          </table:table-cell>
          <table:table-cell table:style-name="TBL_5f_0_5f_0.E5" office:value-type="string">
            <text:p text:style-name="P8">53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9.455,36</text:p>
          </table:table-cell>
          <table:table-cell table:style-name="TBL_5f_0_5f_0.E5" office:value-type="string">
            <text:p text:style-name="P8">1.023,25</text:p>
          </table:table-cell>
          <table:table-cell table:style-name="TBL_5f_0_5f_0.E5" office:value-type="string">
            <text:p text:style-name="P8">859,2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82,45</text:p>
          </table:table-cell>
          <table:table-cell table:style-name="TBL_5f_0_5f_0.E5" office:value-type="string">
            <text:p text:style-name="P8">7.572,91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14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948,69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892,83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12.774,06</text:p>
          </table:table-cell>
          <table:table-cell table:style-name="TBL_5f_0_5f_0.E5" office:value-type="string">
            <text:p text:style-name="P8">1.388,09</text:p>
          </table:table-cell>
          <table:table-cell table:style-name="TBL_5f_0_5f_0.E5" office:value-type="string">
            <text:p text:style-name="P8">1.032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20,78</text:p>
          </table:table-cell>
          <table:table-cell table:style-name="TBL_5f_0_5f_0.E5" office:value-type="string">
            <text:p text:style-name="P8">10.353,28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RIACHUE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00,47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7.114,11</text:p>
          </table:table-cell>
          <table:table-cell table:style-name="TBL_5f_0_5f_0.E5" office:value-type="string">
            <text:p text:style-name="P8">4.480,65</text:p>
          </table:table-cell>
          <table:table-cell table:style-name="TBL_5f_0_5f_0.E5" office:value-type="string">
            <text:p text:style-name="P8">7.527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08,38</text:p>
          </table:table-cell>
          <table:table-cell table:style-name="TBL_5f_0_5f_0.E5" office:value-type="string">
            <text:p text:style-name="P8">25.105,73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47.302,88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10.185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.901,66</text:p>
          </table:table-cell>
          <table:table-cell table:style-name="TBL_5f_0_5f_0.E5" office:value-type="string">
            <text:p text:style-name="P8">32.401,22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2.993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4.327,07</text:p>
          </table:table-cell>
          <table:table-cell table:style-name="TBL_5f_0_5f_0.E5" office:value-type="string">
            <text:p text:style-name="P8">1.616,43</text:p>
          </table:table-cell>
          <table:table-cell table:style-name="TBL_5f_0_5f_0.E5" office:value-type="string">
            <text:p text:style-name="P8">1.756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73,41</text:p>
          </table:table-cell>
          <table:table-cell table:style-name="TBL_5f_0_5f_0.E5" office:value-type="string">
            <text:p text:style-name="P8">10.953,66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23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985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354,8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71,28</text:p>
          </table:table-cell>
          <table:table-cell table:style-name="TBL_5f_0_5f_0.E5" office:value-type="string">
            <text:p text:style-name="P8">24.913,75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028,2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2.286,08</text:p>
          </table:table-cell>
          <table:table-cell table:style-name="TBL_5f_0_5f_0.E5" office:value-type="string">
            <text:p text:style-name="P8">1.323,32</text:p>
          </table:table-cell>
          <table:table-cell table:style-name="TBL_5f_0_5f_0.E5" office:value-type="string">
            <text:p text:style-name="P8">4.297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621,17</text:p>
          </table:table-cell>
          <table:table-cell table:style-name="TBL_5f_0_5f_0.E5" office:value-type="string">
            <text:p text:style-name="P8">16.664,91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6ª PROMOTORIA DE JUSTICA CRIMINAL - ARACAJU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2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3.943,14</text:p>
          </table:table-cell>
          <table:table-cell table:style-name="TBL_5f_0_5f_0.E5" office:value-type="string">
            <text:p text:style-name="P8">1.639,98</text:p>
          </table:table-cell>
          <table:table-cell table:style-name="TBL_5f_0_5f_0.E5" office:value-type="string">
            <text:p text:style-name="P8">1.884,7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524,74</text:p>
          </table:table-cell>
          <table:table-cell table:style-name="TBL_5f_0_5f_0.E5" office:value-type="string">
            <text:p text:style-name="P8">10.418,40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45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62,46</text:p>
          </table:table-cell>
          <table:table-cell table:style-name="TBL_5f_0_5f_0.E5" office:value-type="string">
            <text:p text:style-name="P8">24.099,57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8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25,0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25,08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185,7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6.074,24</text:p>
          </table:table-cell>
          <table:table-cell table:style-name="TBL_5f_0_5f_0.E5" office:value-type="string">
            <text:p text:style-name="P8">546,18</text:p>
          </table:table-cell>
          <table:table-cell table:style-name="TBL_5f_0_5f_0.E5" office:value-type="string">
            <text:p text:style-name="P8">91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37,77</text:p>
          </table:table-cell>
          <table:table-cell table:style-name="TBL_5f_0_5f_0.E5" office:value-type="string">
            <text:p text:style-name="P8">5.436,47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9.230,94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920,2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636,77</text:p>
          </table:table-cell>
          <table:table-cell table:style-name="TBL_5f_0_5f_0.E5" office:value-type="string">
            <text:p text:style-name="P8">26.594,17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9.076,19</text:p>
          </table:table-cell>
          <table:table-cell table:style-name="TBL_5f_0_5f_0.E5" office:value-type="string">
            <text:p text:style-name="P8">3.766,46</text:p>
          </table:table-cell>
          <table:table-cell table:style-name="TBL_5f_0_5f_0.E5" office:value-type="string">
            <text:p text:style-name="P8">5.441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207,59</text:p>
          </table:table-cell>
          <table:table-cell table:style-name="TBL_5f_0_5f_0.E5" office:value-type="string">
            <text:p text:style-name="P8">19.868,60</text:p>
          </table:table-cell>
        </table:table-row>
        <table:table-row table:style-name="TBL_5f_0_5f_0.2">
          <table:table-cell table:style-name="TBL_5f_0_5f_0.A5" office:value-type="string">
            <text:p text:style-name="P7">1568</text:p>
          </table:table-cell>
          <table:table-cell table:style-name="TBL_5f_0_5f_0.B5" office:value-type="string">
            <text:p text:style-name="P7">ALEXANDRE FRANCO BARRET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ENTRO DE APOIO OPERACIONAL DE PROTECAO AO RIO SAO FRANCISCO E AS NASCENTES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1.106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7.704,51</text:p>
          </table:table-cell>
          <table:table-cell table:style-name="TBL_5f_0_5f_0.E5" office:value-type="string">
            <text:p text:style-name="P8">774,42</text:p>
          </table:table-cell>
          <table:table-cell table:style-name="TBL_5f_0_5f_0.E5" office:value-type="string">
            <text:p text:style-name="P8">438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13,28</text:p>
          </table:table-cell>
          <table:table-cell table:style-name="TBL_5f_0_5f_0.E5" office:value-type="string">
            <text:p text:style-name="P8">6.491,23</text:p>
          </table:table-cell>
        </table:table-row>
        <table:table-row table:style-name="TBL_5f_0_5f_0.2">
          <table:table-cell table:style-name="TBL_5f_0_5f_0.A5" office:value-type="string">
            <text:p text:style-name="P7">1694</text:p>
          </table:table-cell>
          <table:table-cell table:style-name="TBL_5f_0_5f_0.B5" office:value-type="string">
            <text:p text:style-name="P7">ALEXANDRE GONCALVES SIL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2ª PROMOTORIA DE JUSTICA - LAGARTO 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1.522,3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44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14.751,15</text:p>
          </table:table-cell>
          <table:table-cell table:style-name="TBL_5f_0_5f_0.E5" office:value-type="string">
            <text:p text:style-name="P8">1.278,77</text:p>
          </table:table-cell>
          <table:table-cell table:style-name="TBL_5f_0_5f_0.E5" office:value-type="string">
            <text:p text:style-name="P8">2.128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06,92</text:p>
          </table:table-cell>
          <table:table-cell table:style-name="TBL_5f_0_5f_0.E5" office:value-type="string">
            <text:p text:style-name="P8">11.344,23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87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332,24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04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54</text:p>
          </table:table-cell>
          <table:table-cell table:style-name="TBL_5f_0_5f_1.E1" office:value-type="string">
            <text:p text:style-name="P8">9.550,70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18.643,15</text:p>
          </table:table-cell>
          <table:table-cell table:style-name="TBL_5f_0_5f_1.E1" office:value-type="string">
            <text:p text:style-name="P8">55.701,17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20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36,77</text:p>
          </table:table-cell>
          <table:table-cell table:style-name="TBL_5f_0_5f_1.E1" office:value-type="string">
            <text:p text:style-name="P8">43.064,40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6.020,42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16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8,86</text:p>
          </table:table-cell>
          <table:table-cell table:style-name="TBL_5f_0_5f_1.E1" office:value-type="string">
            <text:p text:style-name="P8">5.361,56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2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27,78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629,38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4.385,54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068,44</text:p>
          </table:table-cell>
          <table:table-cell table:style-name="TBL_5f_0_5f_1.E1" office:value-type="string">
            <text:p text:style-name="P8">1.613,6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5,5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2.830,00</text:p>
          </table:table-cell>
          <table:table-cell table:style-name="TBL_5f_0_5f_1.E1" office:value-type="string">
            <text:p text:style-name="P8">1.355,50</text:p>
          </table:table-cell>
          <table:table-cell table:style-name="TBL_5f_0_5f_1.E1" office:value-type="string">
            <text:p text:style-name="P8">1.420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75,96</text:p>
          </table:table-cell>
          <table:table-cell table:style-name="TBL_5f_0_5f_1.E1" office:value-type="string">
            <text:p text:style-name="P8">10.054,04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150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4.512,03</text:p>
          </table:table-cell>
          <table:table-cell table:style-name="TBL_5f_0_5f_1.E1" office:value-type="string">
            <text:p text:style-name="P8">1.323,32</text:p>
          </table:table-cell>
          <table:table-cell table:style-name="TBL_5f_0_5f_1.E1" office:value-type="string">
            <text:p text:style-name="P8">2.128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51,61</text:p>
          </table:table-cell>
          <table:table-cell table:style-name="TBL_5f_0_5f_1.E1" office:value-type="string">
            <text:p text:style-name="P8">11.060,42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8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5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5,08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439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522,96</text:p>
          </table:table-cell>
          <table:table-cell table:style-name="TBL_5f_0_5f_1.E1" office:value-type="string">
            <text:p text:style-name="P8">645,96</text:p>
          </table:table-cell>
          <table:table-cell table:style-name="TBL_5f_0_5f_1.E1" office:value-type="string">
            <text:p text:style-name="P8">256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02,63</text:p>
          </table:table-cell>
          <table:table-cell table:style-name="TBL_5f_0_5f_1.E1" office:value-type="string">
            <text:p text:style-name="P8">5.620,33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GERAL / MP</text:p>
          </table:table-cell>
          <table:table-cell table:style-name="TBL_5f_0_5f_1.E1" office:value-type="string">
            <text:p text:style-name="P8">5.270,57</text:p>
          </table:table-cell>
          <table:table-cell table:style-name="TBL_5f_0_5f_1.E1" office:value-type="string">
            <text:p text:style-name="P8">790,59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9.108,65</text:p>
          </table:table-cell>
          <table:table-cell table:style-name="TBL_5f_0_5f_1.E1" office:value-type="string">
            <text:p text:style-name="P8">848,56</text:p>
          </table:table-cell>
          <table:table-cell table:style-name="TBL_5f_0_5f_1.E1" office:value-type="string">
            <text:p text:style-name="P8">877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25,75</text:p>
          </table:table-cell>
          <table:table-cell table:style-name="TBL_5f_0_5f_1.E1" office:value-type="string">
            <text:p text:style-name="P8">7.382,90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938,47</text:p>
          </table:table-cell>
          <table:table-cell table:style-name="TBL_5f_0_5f_1.E1" office:value-type="string">
            <text:p text:style-name="P8">414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261,79</text:p>
          </table:table-cell>
          <table:table-cell table:style-name="TBL_5f_0_5f_1.E1" office:value-type="string">
            <text:p text:style-name="P8">609,39</text:p>
          </table:table-cell>
          <table:table-cell table:style-name="TBL_5f_0_5f_1.E1" office:value-type="string">
            <text:p text:style-name="P8">178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87,66</text:p>
          </table:table-cell>
          <table:table-cell table:style-name="TBL_5f_0_5f_1.E1" office:value-type="string">
            <text:p text:style-name="P8">5.474,13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3.860,59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796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36,74</text:p>
          </table:table-cell>
          <table:table-cell table:style-name="TBL_5f_0_5f_1.E1" office:value-type="string">
            <text:p text:style-name="P8">10.423,85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7.377,01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2.901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278,37</text:p>
          </table:table-cell>
          <table:table-cell table:style-name="TBL_5f_0_5f_1.E1" office:value-type="string">
            <text:p text:style-name="P8">13.098,64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887,07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848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88,88</text:p>
          </table:table-cell>
          <table:table-cell table:style-name="TBL_5f_0_5f_1.E1" office:value-type="string">
            <text:p text:style-name="P8">10.398,19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7.037,25</text:p>
          </table:table-cell>
          <table:table-cell table:style-name="TBL_5f_0_5f_1.E1" office:value-type="string">
            <text:p text:style-name="P8">684,71</text:p>
          </table:table-cell>
          <table:table-cell table:style-name="TBL_5f_0_5f_1.E1" office:value-type="string">
            <text:p text:style-name="P8">310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94,95</text:p>
          </table:table-cell>
          <table:table-cell table:style-name="TBL_5f_0_5f_1.E1" office:value-type="string">
            <text:p text:style-name="P8">6.042,30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RQUIVO CENTRAL DO MINISTERIO PUBLICO</text:p>
          </table:table-cell>
          <table:table-cell table:style-name="TBL_5f_0_5f_1.E1" office:value-type="string">
            <text:p text:style-name="P8">2.776,47</text:p>
          </table:table-cell>
          <table:table-cell table:style-name="TBL_5f_0_5f_1.E1" office:value-type="string">
            <text:p text:style-name="P8">219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17,20</text:p>
          </table:table-cell>
          <table:table-cell table:style-name="TBL_5f_0_5f_1.E1" office:value-type="string">
            <text:p text:style-name="P8">5.512,73</text:p>
          </table:table-cell>
          <table:table-cell table:style-name="TBL_5f_0_5f_1.E1" office:value-type="string">
            <text:p text:style-name="P8">419,37</text:p>
          </table:table-cell>
          <table:table-cell table:style-name="TBL_5f_0_5f_1.E1" office:value-type="string">
            <text:p text:style-name="P8">50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9,78</text:p>
          </table:table-cell>
          <table:table-cell table:style-name="TBL_5f_0_5f_1.E1" office:value-type="string">
            <text:p text:style-name="P8">5.042,95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0.784,67</text:p>
          </table:table-cell>
          <table:table-cell table:style-name="TBL_5f_0_5f_1.E1" office:value-type="string">
            <text:p text:style-name="P8">1.149,72</text:p>
          </table:table-cell>
          <table:table-cell table:style-name="TBL_5f_0_5f_1.E1" office:value-type="string">
            <text:p text:style-name="P8">1.072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22,57</text:p>
          </table:table-cell>
          <table:table-cell table:style-name="TBL_5f_0_5f_1.E1" office:value-type="string">
            <text:p text:style-name="P8">8.562,10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95,2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8.557,23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838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554,67</text:p>
          </table:table-cell>
          <table:table-cell table:style-name="TBL_5f_0_5f_1.E1" office:value-type="string">
            <text:p text:style-name="P8">26.002,56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27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17,48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2.102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14,88</text:p>
          </table:table-cell>
          <table:table-cell table:style-name="TBL_5f_0_5f_1.E1" office:value-type="string">
            <text:p text:style-name="P8">10.802,60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119,64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356,81</text:p>
          </table:table-cell>
          <table:table-cell table:style-name="TBL_5f_0_5f_1.E1" office:value-type="string">
            <text:p text:style-name="P8">482,69</text:p>
          </table:table-cell>
          <table:table-cell table:style-name="TBL_5f_0_5f_1.E1" office:value-type="string">
            <text:p text:style-name="P8">89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2,66</text:p>
          </table:table-cell>
          <table:table-cell table:style-name="TBL_5f_0_5f_1.E1" office:value-type="string">
            <text:p text:style-name="P8">4.784,15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33.913,64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2.785,39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DE DOCUMENTACAO E DE MEMORIA DO MP</text:p>
          </table:table-cell>
          <table:table-cell table:style-name="TBL_5f_0_5f_1.E1" office:value-type="string">
            <text:p text:style-name="P8">4.972,24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1.360,55</text:p>
          </table:table-cell>
          <table:table-cell table:style-name="TBL_5f_0_5f_1.E1" office:value-type="string">
            <text:p text:style-name="P8">769,34</text:p>
          </table:table-cell>
          <table:table-cell table:style-name="TBL_5f_0_5f_1.E1" office:value-type="string">
            <text:p text:style-name="P8">1.393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62,87</text:p>
          </table:table-cell>
          <table:table-cell table:style-name="TBL_5f_0_5f_1.E1" office:value-type="string">
            <text:p text:style-name="P8">9.197,68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321,48</text:p>
          </table:table-cell>
          <table:table-cell table:style-name="TBL_5f_0_5f_1.E1" office:value-type="string">
            <text:p text:style-name="P8">1.177,75</text:p>
          </table:table-cell>
          <table:table-cell table:style-name="TBL_5f_0_5f_1.E1" office:value-type="string">
            <text:p text:style-name="P8">1.068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45,81</text:p>
          </table:table-cell>
          <table:table-cell table:style-name="TBL_5f_0_5f_1.E1" office:value-type="string">
            <text:p text:style-name="P8">8.075,67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2,43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364,85</text:p>
          </table:table-cell>
          <table:table-cell table:style-name="TBL_5f_0_5f_1.E1" office:value-type="string">
            <text:p text:style-name="P8">672,14</text:p>
          </table:table-cell>
          <table:table-cell table:style-name="TBL_5f_0_5f_1.E1" office:value-type="string">
            <text:p text:style-name="P8">819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491,45</text:p>
          </table:table-cell>
          <table:table-cell table:style-name="TBL_5f_0_5f_1.E1" office:value-type="string">
            <text:p text:style-name="P8">7.873,40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ÇA DA VIOLENCIA DOMESTICA E FAMILIAR CONTRA MULHER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278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5.022,90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2.358,3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735,26</text:p>
          </table:table-cell>
          <table:table-cell table:style-name="TBL_5f_0_5f_1.E1" office:value-type="string">
            <text:p text:style-name="P8">11.287,64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3.546,22</text:p>
          </table:table-cell>
          <table:table-cell table:style-name="TBL_5f_0_5f_1.E1" office:value-type="string">
            <text:p text:style-name="P8">20.322,83</text:p>
          </table:table-cell>
          <table:table-cell table:style-name="TBL_5f_0_5f_1.E1" office:value-type="string">
            <text:p text:style-name="P8">64.295,98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9.784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4.749,54</text:p>
          </table:table-cell>
          <table:table-cell table:style-name="TBL_5f_0_5f_1.E1" office:value-type="string">
            <text:p text:style-name="P8">49.546,44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98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814,59</text:p>
          </table:table-cell>
          <table:table-cell table:style-name="TBL_5f_0_5f_1.E1" office:value-type="string">
            <text:p text:style-name="P8">24.258,59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1.264,7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43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059,49</text:p>
          </table:table-cell>
          <table:table-cell table:style-name="TBL_5f_0_5f_1.E1" office:value-type="string">
            <text:p text:style-name="P8">28.205,23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420,68</text:p>
          </table:table-cell>
          <table:table-cell table:style-name="TBL_5f_0_5f_1.E1" office:value-type="string">
            <text:p text:style-name="P8">1.281,70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457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334,67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9.620,46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806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92,67</text:p>
          </table:table-cell>
          <table:table-cell table:style-name="TBL_5f_0_5f_1.E1" office:value-type="string">
            <text:p text:style-name="P8">8.327,79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39.461,59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95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111,63</text:p>
          </table:table-cell>
          <table:table-cell table:style-name="TBL_5f_0_5f_1.E1" office:value-type="string">
            <text:p text:style-name="P8">26.349,9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5.224,46</text:p>
          </table:table-cell>
          <table:table-cell table:style-name="TBL_5f_0_5f_1.E1" office:value-type="string">
            <text:p text:style-name="P8">283,58</text:p>
          </table:table-cell>
          <table:table-cell table:style-name="TBL_5f_0_5f_1.E1" office:value-type="string">
            <text:p text:style-name="P8">64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48,38</text:p>
          </table:table-cell>
          <table:table-cell table:style-name="TBL_5f_0_5f_1.E1" office:value-type="string">
            <text:p text:style-name="P8">4.876,08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27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23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9.023,4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354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071,28</text:p>
          </table:table-cell>
          <table:table-cell table:style-name="TBL_5f_0_5f_1.E1" office:value-type="string">
            <text:p text:style-name="P8">26.952,12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13</text:p>
          </table:table-cell>
          <table:table-cell table:style-name="TBL_5f_0_5f_1.E1" office:value-type="string">
            <text:p text:style-name="P8">7.870,19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263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75,76</text:p>
          </table:table-cell>
          <table:table-cell table:style-name="TBL_5f_0_5f_1.E1" office:value-type="string">
            <text:p text:style-name="P8">6.894,43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885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7.694,39</text:p>
          </table:table-cell>
          <table:table-cell table:style-name="TBL_5f_0_5f_1.E1" office:value-type="string">
            <text:p text:style-name="P8">743,44</text:p>
          </table:table-cell>
          <table:table-cell table:style-name="TBL_5f_0_5f_1.E1" office:value-type="string">
            <text:p text:style-name="P8">391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34,86</text:p>
          </table:table-cell>
          <table:table-cell table:style-name="TBL_5f_0_5f_1.E1" office:value-type="string">
            <text:p text:style-name="P8">6.559,53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ESPECIAL CRIMIN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23,14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901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541,02</text:p>
          </table:table-cell>
          <table:table-cell table:style-name="TBL_5f_0_5f_1.E1" office:value-type="string">
            <text:p text:style-name="P8">10.082,12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ÇA DA CURADORIA DA FAZENDA PUBLICA</text:p>
          </table:table-cell>
          <table:table-cell table:style-name="TBL_5f_0_5f_1.E1" office:value-type="string">
            <text:p text:style-name="P8">9.609,64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704,49</text:p>
          </table:table-cell>
          <table:table-cell table:style-name="TBL_5f_0_5f_1.E1" office:value-type="string">
            <text:p text:style-name="P8">1.614,42</text:p>
          </table:table-cell>
          <table:table-cell table:style-name="TBL_5f_0_5f_1.E1" office:value-type="string">
            <text:p text:style-name="P8">1.857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72,28</text:p>
          </table:table-cell>
          <table:table-cell table:style-name="TBL_5f_0_5f_1.E1" office:value-type="string">
            <text:p text:style-name="P8">10.232,21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72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88,91</text:p>
          </table:table-cell>
          <table:table-cell table:style-name="TBL_5f_0_5f_1.E1" office:value-type="string">
            <text:p text:style-name="P8">26.542,03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501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0.240,52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.010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52,44</text:p>
          </table:table-cell>
          <table:table-cell table:style-name="TBL_5f_0_5f_1.E1" office:value-type="string">
            <text:p text:style-name="P8">8.688,08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4.177,57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3.049,32</text:p>
          </table:table-cell>
        </table:table-row>
        <table:table-row table:style-name="TBL_5f_0_5f_1.1">
          <table:table-cell table:style-name="TBL_5f_0_5f_1.A1" office:value-type="string">
            <text:p text:style-name="P7">252</text:p>
          </table:table-cell>
          <table:table-cell table:style-name="TBL_5f_0_5f_1.B1" office:value-type="string">
            <text:p text:style-name="P7">ANA SOARES DE SOUZA</text:p>
          </table:table-cell>
          <table:table-cell table:style-name="TBL_5f_0_5f_1.B1" office:value-type="string">
            <text:p text:style-name="P7">SECRETÁRIA - requisitado</text:p>
          </table:table-cell>
          <table:table-cell table:style-name="TBL_5f_0_5f_1.B1" office:value-type="string">
            <text:p text:style-name="P7">PROMOTORIA DE JUSTICA - ITABAIANINHA 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31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.315,57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3.248,24</text:p>
          </table:table-cell>
        </table:table-row>
        <table:table-row table:style-name="TBL_5f_0_5f_1.1">
          <table:table-cell table:style-name="TBL_5f_0_5f_1.A1" office:value-type="string">
            <text:p text:style-name="P7">2239</text:p>
          </table:table-cell>
          <table:table-cell table:style-name="TBL_5f_0_5f_1.B1" office:value-type="string">
            <text:p text:style-name="P7">ANDERSON BARRETO DE JESUS</text:p>
          </table:table-cell>
          <table:table-cell table:style-name="TBL_5f_0_5f_1.B1" office:value-type="string">
            <text:p text:style-name="P7">2º TENENTE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1.077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167,01</text:p>
          </table:table-cell>
          <table:table-cell table:style-name="TBL_5f_0_5f_2.E1" office:value-type="string">
            <text:p text:style-name="P8">1.156,12</text:p>
          </table:table-cell>
          <table:table-cell table:style-name="TBL_5f_0_5f_2.E1" office:value-type="string">
            <text:p text:style-name="P8">979,3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35,51</text:p>
          </table:table-cell>
          <table:table-cell table:style-name="TBL_5f_0_5f_2.E1" office:value-type="string">
            <text:p text:style-name="P8">8.031,50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.104,42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3.037,09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08,9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5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5,91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229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46,00</text:p>
          </table:table-cell>
          <table:table-cell table:style-name="TBL_5f_0_5f_2.E1" office:value-type="string">
            <text:p text:style-name="P8">17.145,86</text:p>
          </table:table-cell>
          <table:table-cell table:style-name="TBL_5f_0_5f_2.E1" office:value-type="string">
            <text:p text:style-name="P8">64.310,67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10.803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5.520,41</text:p>
          </table:table-cell>
          <table:table-cell table:style-name="TBL_5f_0_5f_2.E1" office:value-type="string">
            <text:p text:style-name="P8">48.790,26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883,21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85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37,01</text:p>
          </table:table-cell>
          <table:table-cell table:style-name="TBL_5f_0_5f_2.E1" office:value-type="string">
            <text:p text:style-name="P8">7.746,20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5.224,46</text:p>
          </table:table-cell>
          <table:table-cell table:style-name="TBL_5f_0_5f_2.E1" office:value-type="string">
            <text:p text:style-name="P8">283,58</text:p>
          </table:table-cell>
          <table:table-cell table:style-name="TBL_5f_0_5f_2.E1" office:value-type="string">
            <text:p text:style-name="P8">50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4,16</text:p>
          </table:table-cell>
          <table:table-cell table:style-name="TBL_5f_0_5f_2.E1" office:value-type="string">
            <text:p text:style-name="P8">4.890,30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3.829,77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9.244,32</text:p>
          </table:table-cell>
          <table:table-cell table:style-name="TBL_5f_0_5f_2.E1" office:value-type="string">
            <text:p text:style-name="P8">941,80</text:p>
          </table:table-cell>
          <table:table-cell table:style-name="TBL_5f_0_5f_2.E1" office:value-type="string">
            <text:p text:style-name="P8">721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63,40</text:p>
          </table:table-cell>
          <table:table-cell table:style-name="TBL_5f_0_5f_2.E1" office:value-type="string">
            <text:p text:style-name="P8">7.580,92</text:p>
          </table:table-cell>
        </table:table-row>
        <table:table-row table:style-name="TBL_5f_0_5f_2.1">
          <table:table-cell table:style-name="TBL_5f_0_5f_2.A1" office:value-type="string">
            <text:p text:style-name="P7">2238</text:p>
          </table:table-cell>
          <table:table-cell table:style-name="TBL_5f_0_5f_2.B1" office:value-type="string">
            <text:p text:style-name="P7">ANDRE LUIZ BARBOSA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12,00</text:p>
          </table:table-cell>
          <table:table-cell table:style-name="TBL_5f_0_5f_2.E1" office:value-type="string">
            <text:p text:style-name="P8">4.270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4.251,35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6.481,39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19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49,32</text:p>
          </table:table-cell>
          <table:table-cell table:style-name="TBL_5f_0_5f_2.E1" office:value-type="string">
            <text:p text:style-name="P8">5.832,07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8.672,06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17,0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69,02</text:p>
          </table:table-cell>
          <table:table-cell table:style-name="TBL_5f_0_5f_2.E1" office:value-type="string">
            <text:p text:style-name="P8">7.603,04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609,64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3.224,01</text:p>
          </table:table-cell>
          <table:table-cell table:style-name="TBL_5f_0_5f_2.E1" office:value-type="string">
            <text:p text:style-name="P8">1.547,15</text:p>
          </table:table-cell>
          <table:table-cell table:style-name="TBL_5f_0_5f_2.E1" office:value-type="string">
            <text:p text:style-name="P8">1.744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91,37</text:p>
          </table:table-cell>
          <table:table-cell table:style-name="TBL_5f_0_5f_2.E1" office:value-type="string">
            <text:p text:style-name="P8">9.932,64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600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1.110,05</text:p>
          </table:table-cell>
          <table:table-cell table:style-name="TBL_5f_0_5f_2.E1" office:value-type="string">
            <text:p text:style-name="P8">1.149,72</text:p>
          </table:table-cell>
          <table:table-cell table:style-name="TBL_5f_0_5f_2.E1" office:value-type="string">
            <text:p text:style-name="P8">1.072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22,57</text:p>
          </table:table-cell>
          <table:table-cell table:style-name="TBL_5f_0_5f_2.E1" office:value-type="string">
            <text:p text:style-name="P8">8.887,48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05,2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8.804,99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.439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91,57</text:p>
          </table:table-cell>
          <table:table-cell table:style-name="TBL_5f_0_5f_2.E1" office:value-type="string">
            <text:p text:style-name="P8">14.613,42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690,79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303,40</text:p>
          </table:table-cell>
          <table:table-cell table:style-name="TBL_5f_0_5f_2.E1" office:value-type="string">
            <text:p text:style-name="P8">755,22</text:p>
          </table:table-cell>
          <table:table-cell table:style-name="TBL_5f_0_5f_2.E1" office:value-type="string">
            <text:p text:style-name="P8">407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62,91</text:p>
          </table:table-cell>
          <table:table-cell table:style-name="TBL_5f_0_5f_2.E1" office:value-type="string">
            <text:p text:style-name="P8">6.140,49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1.710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12.673,43</text:p>
          </table:table-cell>
          <table:table-cell table:style-name="TBL_5f_0_5f_2.E1" office:value-type="string">
            <text:p text:style-name="P8">1.436,83</text:p>
          </table:table-cell>
          <table:table-cell table:style-name="TBL_5f_0_5f_2.E1" office:value-type="string">
            <text:p text:style-name="P8">1.505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2,55</text:p>
          </table:table-cell>
          <table:table-cell table:style-name="TBL_5f_0_5f_2.E1" office:value-type="string">
            <text:p text:style-name="P8">9.730,88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3.828,51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GRUPO DE APOIO OPERACIONAL - SEC. GER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217,46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231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5,48</text:p>
          </table:table-cell>
          <table:table-cell table:style-name="TBL_5f_0_5f_2.E1" office:value-type="string">
            <text:p text:style-name="P8">5.531,98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04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2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669,76</text:p>
          </table:table-cell>
          <table:table-cell table:style-name="TBL_5f_0_5f_2.E1" office:value-type="string">
            <text:p text:style-name="P8">1.111,08</text:p>
          </table:table-cell>
          <table:table-cell table:style-name="TBL_5f_0_5f_2.E1" office:value-type="string">
            <text:p text:style-name="P8">1.095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06,66</text:p>
          </table:table-cell>
          <table:table-cell table:style-name="TBL_5f_0_5f_2.E1" office:value-type="string">
            <text:p text:style-name="P8">8.463,10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504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36,29</text:p>
          </table:table-cell>
          <table:table-cell table:style-name="TBL_5f_0_5f_2.E1" office:value-type="string">
            <text:p text:style-name="P8">9.731,50</text:p>
          </table:table-cell>
          <table:table-cell table:style-name="TBL_5f_0_5f_2.E1" office:value-type="string">
            <text:p text:style-name="P8">965,33</text:p>
          </table:table-cell>
          <table:table-cell table:style-name="TBL_5f_0_5f_2.E1" office:value-type="string">
            <text:p text:style-name="P8">76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26,69</text:p>
          </table:table-cell>
          <table:table-cell table:style-name="TBL_5f_0_5f_2.E1" office:value-type="string">
            <text:p text:style-name="P8">8.004,81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711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63,08</text:p>
          </table:table-cell>
          <table:table-cell table:style-name="TBL_5f_0_5f_2.E1" office:value-type="string">
            <text:p text:style-name="P8">6.945,05</text:p>
          </table:table-cell>
        </table:table-row>
        <table:table-row table:style-name="TBL_5f_0_5f_2.1">
          <table:table-cell table:style-name="TBL_5f_0_5f_2.A1" office:value-type="string">
            <text:p text:style-name="P7">2229</text:p>
          </table:table-cell>
          <table:table-cell table:style-name="TBL_5f_0_5f_2.B1" office:value-type="string">
            <text:p text:style-name="P7">ANNY THAIS DE MENEZES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67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4.062,56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NOSSA SENHORA DO SOCORRO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6.821,57</text:p>
          </table:table-cell>
          <table:table-cell table:style-name="TBL_5f_0_5f_2.E1" office:value-type="string">
            <text:p text:style-name="P8">594,89</text:p>
          </table:table-cell>
          <table:table-cell table:style-name="TBL_5f_0_5f_2.E1" office:value-type="string">
            <text:p text:style-name="P8">193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88,24</text:p>
          </table:table-cell>
          <table:table-cell table:style-name="TBL_5f_0_5f_2.E1" office:value-type="string">
            <text:p text:style-name="P8">6.033,33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2.695,2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3.959,9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4.265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982,23</text:p>
          </table:table-cell>
          <table:table-cell table:style-name="TBL_5f_0_5f_2.E1" office:value-type="string">
            <text:p text:style-name="P8">34.977,69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554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6,67</text:p>
          </table:table-cell>
          <table:table-cell table:style-name="TBL_5f_0_5f_2.E1" office:value-type="string">
            <text:p text:style-name="P8">7.101,46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17.037,30</text:p>
          </table:table-cell>
          <table:table-cell table:style-name="TBL_5f_0_5f_2.E1" office:value-type="string">
            <text:p text:style-name="P8">52.082,39</text:p>
          </table:table-cell>
          <table:table-cell table:style-name="TBL_5f_0_5f_2.E1" office:value-type="string">
            <text:p text:style-name="P8">4.256,62</text:p>
          </table:table-cell>
          <table:table-cell table:style-name="TBL_5f_0_5f_2.E1" office:value-type="string">
            <text:p text:style-name="P8">7.387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644,44</text:p>
          </table:table-cell>
          <table:table-cell table:style-name="TBL_5f_0_5f_2.E1" office:value-type="string">
            <text:p text:style-name="P8">40.437,95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SETOR DE ALMOXARIFADO/DM//DA/SG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35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06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1.750,19</text:p>
          </table:table-cell>
          <table:table-cell table:style-name="TBL_5f_0_5f_2.E1" office:value-type="string">
            <text:p text:style-name="P8">1.162,47</text:p>
          </table:table-cell>
          <table:table-cell table:style-name="TBL_5f_0_5f_2.E1" office:value-type="string">
            <text:p text:style-name="P8">1.239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01,79</text:p>
          </table:table-cell>
          <table:table-cell table:style-name="TBL_5f_0_5f_2.E1" office:value-type="string">
            <text:p text:style-name="P8">9.348,40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265,53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4.092,44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1.141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1.189,75</text:p>
          </table:table-cell>
          <table:table-cell table:style-name="TBL_5f_0_5f_2.E1" office:value-type="string">
            <text:p text:style-name="P8">1.225,49</text:p>
          </table:table-cell>
          <table:table-cell table:style-name="TBL_5f_0_5f_2.E1" office:value-type="string">
            <text:p text:style-name="P8">1.200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26,33</text:p>
          </table:table-cell>
          <table:table-cell table:style-name="TBL_5f_0_5f_2.E1" office:value-type="string">
            <text:p text:style-name="P8">8.763,42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- NOSSA SENHORA DAS DORES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0.984,85</text:p>
          </table:table-cell>
          <table:table-cell table:style-name="TBL_5f_0_5f_2.E1" office:value-type="string">
            <text:p text:style-name="P8">1.177,75</text:p>
          </table:table-cell>
          <table:table-cell table:style-name="TBL_5f_0_5f_2.E1" office:value-type="string">
            <text:p text:style-name="P8">1.015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3,67</text:p>
          </table:table-cell>
          <table:table-cell table:style-name="TBL_5f_0_5f_2.E1" office:value-type="string">
            <text:p text:style-name="P8">8.791,18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169,35</text:p>
          </table:table-cell>
          <table:table-cell table:style-name="TBL_5f_0_5f_2.E1" office:value-type="string">
            <text:p text:style-name="P8">447,73</text:p>
          </table:table-cell>
          <table:table-cell table:style-name="TBL_5f_0_5f_2.E1" office:value-type="string">
            <text:p text:style-name="P8">188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6,39</text:p>
          </table:table-cell>
          <table:table-cell table:style-name="TBL_5f_0_5f_2.E1" office:value-type="string">
            <text:p text:style-name="P8">5.532,96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943,06</text:p>
          </table:table-cell>
          <table:table-cell table:style-name="TBL_5f_0_5f_2.E1" office:value-type="string">
            <text:p text:style-name="P8">147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89,20</text:p>
          </table:table-cell>
          <table:table-cell table:style-name="TBL_5f_0_5f_2.E1" office:value-type="string">
            <text:p text:style-name="P8">5.679,41</text:p>
          </table:table-cell>
          <table:table-cell table:style-name="TBL_5f_0_5f_2.E1" office:value-type="string">
            <text:p text:style-name="P8">432,63</text:p>
          </table:table-cell>
          <table:table-cell table:style-name="TBL_5f_0_5f_2.E1" office:value-type="string">
            <text:p text:style-name="P8">56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89,15</text:p>
          </table:table-cell>
          <table:table-cell table:style-name="TBL_5f_0_5f_2.E1" office:value-type="string">
            <text:p text:style-name="P8">5.190,26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5.687,93</text:p>
          </table:table-cell>
          <table:table-cell table:style-name="TBL_5f_0_5f_2.E1" office:value-type="string">
            <text:p text:style-name="P8">448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3,33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379,03</text:p>
          </table:table-cell>
          <table:table-cell table:style-name="TBL_5f_0_5f_2.E1" office:value-type="string">
            <text:p text:style-name="P8">859,14</text:p>
          </table:table-cell>
          <table:table-cell table:style-name="TBL_5f_0_5f_2.E1" office:value-type="string">
            <text:p text:style-name="P8">673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32,78</text:p>
          </table:table-cell>
          <table:table-cell table:style-name="TBL_5f_0_5f_2.E1" office:value-type="string">
            <text:p text:style-name="P8">6.846,25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2.13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65,7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5.429,38</text:p>
          </table:table-cell>
          <table:table-cell table:style-name="TBL_5f_0_5f_2.E1" office:value-type="string">
            <text:p text:style-name="P8">1.496,70</text:p>
          </table:table-cell>
          <table:table-cell table:style-name="TBL_5f_0_5f_2.E1" office:value-type="string">
            <text:p text:style-name="P8">2.260,3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757,00</text:p>
          </table:table-cell>
          <table:table-cell table:style-name="TBL_5f_0_5f_2.E1" office:value-type="string">
            <text:p text:style-name="P8">11.672,38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138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051,81</text:p>
          </table:table-cell>
          <table:table-cell table:style-name="TBL_5f_0_5f_2.E1" office:value-type="string">
            <text:p text:style-name="P8">634,09</text:p>
          </table:table-cell>
          <table:table-cell table:style-name="TBL_5f_0_5f_2.E1" office:value-type="string">
            <text:p text:style-name="P8">514,8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48,98</text:p>
          </table:table-cell>
          <table:table-cell table:style-name="TBL_5f_0_5f_2.E1" office:value-type="string">
            <text:p text:style-name="P8">6.902,83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2.470,6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3.735,3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9.074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.791,04</text:p>
          </table:table-cell>
          <table:table-cell table:style-name="TBL_5f_0_5f_2.E1" office:value-type="string">
            <text:p text:style-name="P8">29.944,28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23</text:p>
          </table:table-cell>
          <table:table-cell table:style-name="TBL_5f_0_5f_2.B1" office:value-type="string">
            <text:p text:style-name="P7">AROLDO LUIZ NOGUEIRA SOARES JUNIOR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DIVISAO DE ENGENHARIA E MANUTENCAO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15.157,9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22.812,63</text:p>
          </table:table-cell>
          <table:table-cell table:style-name="TBL_5f_0_5f_2.E1" office:value-type="string">
            <text:p text:style-name="P8">2.860,00</text:p>
          </table:table-cell>
          <table:table-cell table:style-name="TBL_5f_0_5f_2.E1" office:value-type="string">
            <text:p text:style-name="P8">3.909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769,86</text:p>
          </table:table-cell>
          <table:table-cell table:style-name="TBL_5f_0_5f_2.E1" office:value-type="string">
            <text:p text:style-name="P8">16.042,77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8,9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5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5,91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566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656,45</text:p>
          </table:table-cell>
          <table:table-cell table:style-name="TBL_5f_0_5f_3.E1" office:value-type="string">
            <text:p text:style-name="P8">1.084,64</text:p>
          </table:table-cell>
          <table:table-cell table:style-name="TBL_5f_0_5f_3.E1" office:value-type="string">
            <text:p text:style-name="P8">962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47,56</text:p>
          </table:table-cell>
          <table:table-cell table:style-name="TBL_5f_0_5f_3.E1" office:value-type="string">
            <text:p text:style-name="P8">7.608,89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OORDENADORIA GERAL / MP</text:p>
          </table:table-cell>
          <table:table-cell table:style-name="TBL_5f_0_5f_3.E1" office:value-type="string">
            <text:p text:style-name="P8">2.943,06</text:p>
          </table:table-cell>
          <table:table-cell table:style-name="TBL_5f_0_5f_3.E1" office:value-type="string">
            <text:p text:style-name="P8">232,20</text:p>
          </table:table-cell>
          <table:table-cell table:style-name="TBL_5f_0_5f_3.E1" office:value-type="string">
            <text:p text:style-name="P8">3.692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776,56</text:p>
          </table:table-cell>
          <table:table-cell table:style-name="TBL_5f_0_5f_3.E1" office:value-type="string">
            <text:p text:style-name="P8">444,54</text:p>
          </table:table-cell>
          <table:table-cell table:style-name="TBL_5f_0_5f_3.E1" office:value-type="string">
            <text:p text:style-name="P8">896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41,51</text:p>
          </table:table-cell>
          <table:table-cell table:style-name="TBL_5f_0_5f_3.E1" office:value-type="string">
            <text:p text:style-name="P8">7.435,05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552,55</text:p>
          </table:table-cell>
          <table:table-cell table:style-name="TBL_5f_0_5f_3.E1" office:value-type="string">
            <text:p text:style-name="P8">1.282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12.352,63</text:p>
          </table:table-cell>
          <table:table-cell table:style-name="TBL_5f_0_5f_3.E1" office:value-type="string">
            <text:p text:style-name="P8">1.376,96</text:p>
          </table:table-cell>
          <table:table-cell table:style-name="TBL_5f_0_5f_3.E1" office:value-type="string">
            <text:p text:style-name="P8">1.566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943,68</text:p>
          </table:table-cell>
          <table:table-cell table:style-name="TBL_5f_0_5f_3.E1" office:value-type="string">
            <text:p text:style-name="P8">9.408,95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8.643,15</text:p>
          </table:table-cell>
          <table:table-cell table:style-name="TBL_5f_0_5f_3.E1" office:value-type="string">
            <text:p text:style-name="P8">52.332,26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6.181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897,75</text:p>
          </table:table-cell>
          <table:table-cell table:style-name="TBL_5f_0_5f_3.E1" office:value-type="string">
            <text:p text:style-name="P8">41.434,51</text:p>
          </table:table-cell>
        </table:table-row>
        <table:table-row table:style-name="TBL_5f_0_5f_3.1">
          <table:table-cell table:style-name="TBL_5f_0_5f_3.A1" office:value-type="string">
            <text:p text:style-name="P7">2215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065,70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598,48</text:p>
          </table:table-cell>
          <table:table-cell table:style-name="TBL_5f_0_5f_3.E1" office:value-type="string">
            <text:p text:style-name="P8">1.459,58</text:p>
          </table:table-cell>
          <table:table-cell table:style-name="TBL_5f_0_5f_3.E1" office:value-type="string">
            <text:p text:style-name="P8">1.596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055,86</text:p>
          </table:table-cell>
          <table:table-cell table:style-name="TBL_5f_0_5f_3.E1" office:value-type="string">
            <text:p text:style-name="P8">9.542,62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800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10.558,93</text:p>
          </table:table-cell>
          <table:table-cell table:style-name="TBL_5f_0_5f_3.E1" office:value-type="string">
            <text:p text:style-name="P8">1.177,75</text:p>
          </table:table-cell>
          <table:table-cell table:style-name="TBL_5f_0_5f_3.E1" office:value-type="string">
            <text:p text:style-name="P8">1.120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97,94</text:p>
          </table:table-cell>
          <table:table-cell table:style-name="TBL_5f_0_5f_3.E1" office:value-type="string">
            <text:p text:style-name="P8">8.260,99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8.114,02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8.024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741,04</text:p>
          </table:table-cell>
          <table:table-cell table:style-name="TBL_5f_0_5f_3.E1" office:value-type="string">
            <text:p text:style-name="P8">25.372,98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931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.214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14,43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7.788,55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793,60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ESPECIAL CRIMINAL - ARACAJU</text:p>
          </table:table-cell>
          <table:table-cell table:style-name="TBL_5f_0_5f_3.E1" office:value-type="string">
            <text:p text:style-name="P8">3.306,82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6.465,47</text:p>
          </table:table-cell>
          <table:table-cell table:style-name="TBL_5f_0_5f_3.E1" office:value-type="string">
            <text:p text:style-name="P8">499,48</text:p>
          </table:table-cell>
          <table:table-cell table:style-name="TBL_5f_0_5f_3.E1" office:value-type="string">
            <text:p text:style-name="P8">10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04,92</text:p>
          </table:table-cell>
          <table:table-cell table:style-name="TBL_5f_0_5f_3.E1" office:value-type="string">
            <text:p text:style-name="P8">5.860,55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6.774,42</text:p>
          </table:table-cell>
          <table:table-cell table:style-name="TBL_5f_0_5f_3.E1" office:value-type="string">
            <text:p text:style-name="P8">534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9.881,28</text:p>
          </table:table-cell>
          <table:table-cell table:style-name="TBL_5f_0_5f_3.E1" office:value-type="string">
            <text:p text:style-name="P8">1.023,25</text:p>
          </table:table-cell>
          <table:table-cell table:style-name="TBL_5f_0_5f_3.E1" office:value-type="string">
            <text:p text:style-name="P8">859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82,45</text:p>
          </table:table-cell>
          <table:table-cell table:style-name="TBL_5f_0_5f_3.E1" office:value-type="string">
            <text:p text:style-name="P8">7.998,83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7.463,17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468,22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119,64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6.263,52</text:p>
          </table:table-cell>
          <table:table-cell table:style-name="TBL_5f_0_5f_3.E1" office:value-type="string">
            <text:p text:style-name="P8">471,21</text:p>
          </table:table-cell>
          <table:table-cell table:style-name="TBL_5f_0_5f_3.E1" office:value-type="string">
            <text:p text:style-name="P8">79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50,60</text:p>
          </table:table-cell>
          <table:table-cell table:style-name="TBL_5f_0_5f_3.E1" office:value-type="string">
            <text:p text:style-name="P8">5.712,92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050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020,94</text:p>
          </table:table-cell>
          <table:table-cell table:style-name="TBL_5f_0_5f_3.E1" office:value-type="string">
            <text:p text:style-name="P8">848,56</text:p>
          </table:table-cell>
          <table:table-cell table:style-name="TBL_5f_0_5f_3.E1" office:value-type="string">
            <text:p text:style-name="P8">1.075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24,50</text:p>
          </table:table-cell>
          <table:table-cell table:style-name="TBL_5f_0_5f_3.E1" office:value-type="string">
            <text:p text:style-name="P8">8.096,44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029,21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9.258,86</text:p>
          </table:table-cell>
          <table:table-cell table:style-name="TBL_5f_0_5f_3.E1" office:value-type="string">
            <text:p text:style-name="P8">970,70</text:p>
          </table:table-cell>
          <table:table-cell table:style-name="TBL_5f_0_5f_3.E1" office:value-type="string">
            <text:p text:style-name="P8">327,5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98,23</text:p>
          </table:table-cell>
          <table:table-cell table:style-name="TBL_5f_0_5f_3.E1" office:value-type="string">
            <text:p text:style-name="P8">7.960,63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0.621,50</text:p>
          </table:table-cell>
          <table:table-cell table:style-name="TBL_5f_0_5f_3.E1" office:value-type="string">
            <text:p text:style-name="P8">62.626,15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647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28,25</text:p>
          </table:table-cell>
          <table:table-cell table:style-name="TBL_5f_0_5f_3.E1" office:value-type="string">
            <text:p text:style-name="P8">51.497,90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248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650,7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8.512,07</text:p>
          </table:table-cell>
          <table:table-cell table:style-name="TBL_5f_0_5f_3.E1" office:value-type="string">
            <text:p text:style-name="P8">1.638,53</text:p>
          </table:table-cell>
          <table:table-cell table:style-name="TBL_5f_0_5f_3.E1" office:value-type="string">
            <text:p text:style-name="P8">5.943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582,28</text:p>
          </table:table-cell>
          <table:table-cell table:style-name="TBL_5f_0_5f_3.E1" office:value-type="string">
            <text:p text:style-name="P8">20.929,79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76,04</text:p>
          </table:table-cell>
          <table:table-cell table:style-name="TBL_5f_0_5f_3.E1" office:value-type="string">
            <text:p text:style-name="P8">4.665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928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5.623,88</text:p>
          </table:table-cell>
          <table:table-cell table:style-name="TBL_5f_0_5f_3.E1" office:value-type="string">
            <text:p text:style-name="P8">1.665,15</text:p>
          </table:table-cell>
          <table:table-cell table:style-name="TBL_5f_0_5f_3.E1" office:value-type="string">
            <text:p text:style-name="P8">5.194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859,47</text:p>
          </table:table-cell>
          <table:table-cell table:style-name="TBL_5f_0_5f_3.E1" office:value-type="string">
            <text:p text:style-name="P8">18.764,41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0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697,20</text:p>
          </table:table-cell>
          <table:table-cell table:style-name="TBL_5f_0_5f_3.E1" office:value-type="string">
            <text:p text:style-name="P8">922,35</text:p>
          </table:table-cell>
          <table:table-cell table:style-name="TBL_5f_0_5f_3.E1" office:value-type="string">
            <text:p text:style-name="P8">743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66,10</text:p>
          </table:table-cell>
          <table:table-cell table:style-name="TBL_5f_0_5f_3.E1" office:value-type="string">
            <text:p text:style-name="P8">7.031,10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255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253,62</text:p>
          </table:table-cell>
          <table:table-cell table:style-name="TBL_5f_0_5f_3.E1" office:value-type="string">
            <text:p text:style-name="P8">712,47</text:p>
          </table:table-cell>
          <table:table-cell table:style-name="TBL_5f_0_5f_3.E1" office:value-type="string">
            <text:p text:style-name="P8">62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9,82</text:p>
          </table:table-cell>
          <table:table-cell table:style-name="TBL_5f_0_5f_3.E1" office:value-type="string">
            <text:p text:style-name="P8">6.913,80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RUPO DE APOIO OPERACIONAL - SEC. GERAL</text:p>
          </table:table-cell>
          <table:table-cell table:style-name="TBL_5f_0_5f_3.E1" office:value-type="string">
            <text:p text:style-name="P8">10.186,22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3.623,14</text:p>
          </table:table-cell>
          <table:table-cell table:style-name="TBL_5f_0_5f_3.E1" office:value-type="string">
            <text:p text:style-name="P8">1.639,98</text:p>
          </table:table-cell>
          <table:table-cell table:style-name="TBL_5f_0_5f_3.E1" office:value-type="string">
            <text:p text:style-name="P8">1.901,0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41,02</text:p>
          </table:table-cell>
          <table:table-cell table:style-name="TBL_5f_0_5f_3.E1" office:value-type="string">
            <text:p text:style-name="P8">10.082,12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130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5.075,55</text:p>
          </table:table-cell>
          <table:table-cell table:style-name="TBL_5f_0_5f_3.E1" office:value-type="string">
            <text:p text:style-name="P8">385,04</text:p>
          </table:table-cell>
          <table:table-cell table:style-name="TBL_5f_0_5f_3.E1" office:value-type="string">
            <text:p text:style-name="P8">34,5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19,63</text:p>
          </table:table-cell>
          <table:table-cell table:style-name="TBL_5f_0_5f_3.E1" office:value-type="string">
            <text:p text:style-name="P8">4.655,92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352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51.583,61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11.265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5.981,62</text:p>
          </table:table-cell>
          <table:table-cell table:style-name="TBL_5f_0_5f_3.E1" office:value-type="string">
            <text:p text:style-name="P8">35.601,99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50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46.357,13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8.302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414,31</text:p>
          </table:table-cell>
          <table:table-cell table:style-name="TBL_5f_0_5f_3.E1" office:value-type="string">
            <text:p text:style-name="P8">32.942,82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687,93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7.896,11</text:p>
          </table:table-cell>
          <table:table-cell table:style-name="TBL_5f_0_5f_3.E1" office:value-type="string">
            <text:p text:style-name="P8">838,20</text:p>
          </table:table-cell>
          <table:table-cell table:style-name="TBL_5f_0_5f_3.E1" office:value-type="string">
            <text:p text:style-name="P8">494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2,66</text:p>
          </table:table-cell>
          <table:table-cell table:style-name="TBL_5f_0_5f_3.E1" office:value-type="string">
            <text:p text:style-name="P8">6.563,45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408,13</text:p>
          </table:table-cell>
          <table:table-cell table:style-name="TBL_5f_0_5f_3.E1" office:value-type="string">
            <text:p text:style-name="P8">751,97</text:p>
          </table:table-cell>
          <table:table-cell table:style-name="TBL_5f_0_5f_3.E1" office:value-type="string">
            <text:p text:style-name="P8">711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63,08</text:p>
          </table:table-cell>
          <table:table-cell table:style-name="TBL_5f_0_5f_3.E1" office:value-type="string">
            <text:p text:style-name="P8">6.945,05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5.862,03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920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36,77</text:p>
          </table:table-cell>
          <table:table-cell table:style-name="TBL_5f_0_5f_3.E1" office:value-type="string">
            <text:p text:style-name="P8">23.225,26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03,4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5.927,13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5.531,49</text:p>
          </table:table-cell>
        </table:table-row>
        <table:table-row table:style-name="TBL_5f_0_5f_3.1">
          <table:table-cell table:style-name="TBL_5f_0_5f_3.A1" office:value-type="string">
            <text:p text:style-name="P7">2219</text:p>
          </table:table-cell>
          <table:table-cell table:style-name="TBL_5f_0_5f_3.B1" office:value-type="string">
            <text:p text:style-name="P7">CARLOS KLEBER DOS SANT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220</text:p>
          </table:table-cell>
          <table:table-cell table:style-name="TBL_5f_0_5f_3.B1" office:value-type="string">
            <text:p text:style-name="P7">CARLOS RONALD DE JESUS SANTOS</text:p>
          </table:table-cell>
          <table:table-cell table:style-name="TBL_5f_0_5f_3.B1" office:value-type="string">
            <text:p text:style-name="P7">3º SARGENTO - requisi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2.460,18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8.631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494,68</text:p>
          </table:table-cell>
          <table:table-cell table:style-name="TBL_5f_0_5f_3.E1" office:value-type="string">
            <text:p text:style-name="P8">28.965,50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845,31</text:p>
          </table:table-cell>
          <table:table-cell table:style-name="TBL_5f_0_5f_3.E1" office:value-type="string">
            <text:p text:style-name="P8">1.111,08</text:p>
          </table:table-cell>
          <table:table-cell table:style-name="TBL_5f_0_5f_3.E1" office:value-type="string">
            <text:p text:style-name="P8">1.06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6,52</text:p>
          </table:table-cell>
          <table:table-cell table:style-name="TBL_5f_0_5f_3.E1" office:value-type="string">
            <text:p text:style-name="P8">7.668,79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DOS SANTOS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4.177,5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699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80,39</text:p>
          </table:table-cell>
          <table:table-cell table:style-name="TBL_5f_0_5f_3.E1" office:value-type="string">
            <text:p text:style-name="P8">22.997,18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1.210,27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590,13</text:p>
          </table:table-cell>
          <table:table-cell table:style-name="TBL_5f_0_5f_3.E1" office:value-type="string">
            <text:p text:style-name="P8">1.299,02</text:p>
          </table:table-cell>
          <table:table-cell table:style-name="TBL_5f_0_5f_3.E1" office:value-type="string">
            <text:p text:style-name="P8">1.586,0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85,03</text:p>
          </table:table-cell>
          <table:table-cell table:style-name="TBL_5f_0_5f_3.E1" office:value-type="string">
            <text:p text:style-name="P8">9.705,10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85,70</text:p>
          </table:table-cell>
          <table:table-cell table:style-name="TBL_5f_0_5f_3.E1" office:value-type="string">
            <text:p text:style-name="P8">10.67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16.290,71</text:p>
          </table:table-cell>
          <table:table-cell table:style-name="TBL_5f_0_5f_3.E1" office:value-type="string">
            <text:p text:style-name="P8">466,79</text:p>
          </table:table-cell>
          <table:table-cell table:style-name="TBL_5f_0_5f_3.E1" office:value-type="string">
            <text:p text:style-name="P8">3.191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658,61</text:p>
          </table:table-cell>
          <table:table-cell table:style-name="TBL_5f_0_5f_3.E1" office:value-type="string">
            <text:p text:style-name="P8">12.632,10</text:p>
          </table:table-cell>
        </table:table-row>
        <table:table-row table:style-name="TBL_5f_0_5f_3.1">
          <table:table-cell table:style-name="TBL_5f_0_5f_3.A1" office:value-type="string">
            <text:p text:style-name="P7">1541</text:p>
          </table:table-cell>
          <table:table-cell table:style-name="TBL_5f_0_5f_3.B1" office:value-type="string">
            <text:p text:style-name="P7">CATIANE DOS SANTOS COST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5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6.998,05</text:p>
          </table:table-cell>
          <table:table-cell table:style-name="TBL_5f_0_5f_3.E1" office:value-type="string">
            <text:p text:style-name="P8">712,47</text:p>
          </table:table-cell>
          <table:table-cell table:style-name="TBL_5f_0_5f_3.E1" office:value-type="string">
            <text:p text:style-name="P8">348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61,07</text:p>
          </table:table-cell>
          <table:table-cell table:style-name="TBL_5f_0_5f_3.E1" office:value-type="string">
            <text:p text:style-name="P8">5.936,98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357,81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699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43,06</text:p>
          </table:table-cell>
          <table:table-cell table:style-name="TBL_5f_0_5f_4.E1" office:value-type="string">
            <text:p text:style-name="P8">6.914,75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550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0.412,94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8.297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013,96</text:p>
          </table:table-cell>
          <table:table-cell table:style-name="TBL_5f_0_5f_4.E1" office:value-type="string">
            <text:p text:style-name="P8">27.398,98</text:p>
          </table:table-cell>
        </table:table-row>
        <table:table-row table:style-name="TBL_5f_0_5f_4.1">
          <table:table-cell table:style-name="TBL_5f_0_5f_4.A1" office:value-type="string">
            <text:p text:style-name="P7">2241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1.987,5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1.920,17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3.558,75</text:p>
          </table:table-cell>
          <table:table-cell table:style-name="TBL_5f_0_5f_4.E1" office:value-type="string">
            <text:p text:style-name="P8">2.859,13</text:p>
          </table:table-cell>
          <table:table-cell table:style-name="TBL_5f_0_5f_4.E1" office:value-type="string">
            <text:p text:style-name="P8">48.040,27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9.936,30</text:p>
          </table:table-cell>
          <table:table-cell table:style-name="TBL_5f_0_5f_4.E1" office:value-type="string">
            <text:p text:style-name="P8">776,30</text:p>
          </table:table-cell>
          <table:table-cell table:style-name="TBL_5f_0_5f_4.E1" office:value-type="string">
            <text:p text:style-name="P8">15.824,12</text:p>
          </table:table-cell>
          <table:table-cell table:style-name="TBL_5f_0_5f_4.E1" office:value-type="string">
            <text:p text:style-name="P8">32.216,15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1.744,42</text:p>
          </table:table-cell>
          <table:table-cell table:style-name="TBL_5f_0_5f_4.E1" office:value-type="string">
            <text:p text:style-name="P8">1.376,96</text:p>
          </table:table-cell>
          <table:table-cell table:style-name="TBL_5f_0_5f_4.E1" office:value-type="string">
            <text:p text:style-name="P8">1.566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43,68</text:p>
          </table:table-cell>
          <table:table-cell table:style-name="TBL_5f_0_5f_4.E1" office:value-type="string">
            <text:p text:style-name="P8">8.800,74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846,87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870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80,36</text:p>
          </table:table-cell>
          <table:table-cell table:style-name="TBL_5f_0_5f_4.E1" office:value-type="string">
            <text:p text:style-name="P8">7.366,51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.145,86</text:p>
          </table:table-cell>
          <table:table-cell table:style-name="TBL_5f_0_5f_4.E1" office:value-type="string">
            <text:p text:style-name="P8">50.834,97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44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61,36</text:p>
          </table:table-cell>
          <table:table-cell table:style-name="TBL_5f_0_5f_4.E1" office:value-type="string">
            <text:p text:style-name="P8">39.073,61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.538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4.517,96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3,63</text:p>
          </table:table-cell>
          <table:table-cell table:style-name="TBL_5f_0_5f_4.E1" office:value-type="string">
            <text:p text:style-name="P8">11.229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8.995,36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9.217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933,78</text:p>
          </table:table-cell>
          <table:table-cell table:style-name="TBL_5f_0_5f_4.E1" office:value-type="string">
            <text:p text:style-name="P8">35.061,58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012,42</text:p>
          </table:table-cell>
          <table:table-cell table:style-name="TBL_5f_0_5f_4.E1" office:value-type="string">
            <text:p text:style-name="P8">132,30</text:p>
          </table:table-cell>
          <table:table-cell table:style-name="TBL_5f_0_5f_4.E1" office:value-type="string">
            <text:p text:style-name="P8">9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3,17</text:p>
          </table:table-cell>
          <table:table-cell table:style-name="TBL_5f_0_5f_4.E1" office:value-type="string">
            <text:p text:style-name="P8">4.789,25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2.471,05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194,25</text:p>
          </table:table-cell>
          <table:table-cell table:style-name="TBL_5f_0_5f_4.E1" office:value-type="string">
            <text:p text:style-name="P8">415,14</text:p>
          </table:table-cell>
          <table:table-cell table:style-name="TBL_5f_0_5f_4.E1" office:value-type="string">
            <text:p text:style-name="P8">75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90,86</text:p>
          </table:table-cell>
          <table:table-cell table:style-name="TBL_5f_0_5f_4.E1" office:value-type="string">
            <text:p text:style-name="P8">4.703,39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098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814,59</text:p>
          </table:table-cell>
          <table:table-cell table:style-name="TBL_5f_0_5f_4.E1" office:value-type="string">
            <text:p text:style-name="P8">24.047,44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1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66,8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34.980,44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6.940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421,62</text:p>
          </table:table-cell>
          <table:table-cell table:style-name="TBL_5f_0_5f_4.E1" office:value-type="string">
            <text:p text:style-name="P8">23.558,82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7.920,69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393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37,20</text:p>
          </table:table-cell>
          <table:table-cell table:style-name="TBL_5f_0_5f_4.E1" office:value-type="string">
            <text:p text:style-name="P8">6.783,49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6.481,39</text:p>
          </table:table-cell>
          <table:table-cell table:style-name="TBL_5f_0_5f_4.E1" office:value-type="string">
            <text:p text:style-name="P8">454,46</text:p>
          </table:table-cell>
          <table:table-cell table:style-name="TBL_5f_0_5f_4.E1" office:value-type="string">
            <text:p text:style-name="P8">81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36,18</text:p>
          </table:table-cell>
          <table:table-cell table:style-name="TBL_5f_0_5f_4.E1" office:value-type="string">
            <text:p text:style-name="P8">5.945,21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49,7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621,80</text:p>
          </table:table-cell>
          <table:table-cell table:style-name="TBL_5f_0_5f_4.E1" office:value-type="string">
            <text:p text:style-name="P8">751,97</text:p>
          </table:table-cell>
          <table:table-cell table:style-name="TBL_5f_0_5f_4.E1" office:value-type="string">
            <text:p text:style-name="P8">1.247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9,26</text:p>
          </table:table-cell>
          <table:table-cell table:style-name="TBL_5f_0_5f_4.E1" office:value-type="string">
            <text:p text:style-name="P8">8.622,54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549,8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1.305,88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9.318,47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3.623,14</text:p>
          </table:table-cell>
          <table:table-cell table:style-name="TBL_5f_0_5f_4.E1" office:value-type="string">
            <text:p text:style-name="P8">1.639,98</text:p>
          </table:table-cell>
          <table:table-cell table:style-name="TBL_5f_0_5f_4.E1" office:value-type="string">
            <text:p text:style-name="P8">1.796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36,74</text:p>
          </table:table-cell>
          <table:table-cell table:style-name="TBL_5f_0_5f_4.E1" office:value-type="string">
            <text:p text:style-name="P8">10.186,40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165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6.369,90</text:p>
          </table:table-cell>
          <table:table-cell table:style-name="TBL_5f_0_5f_4.E1" office:value-type="string">
            <text:p text:style-name="P8">486,10</text:p>
          </table:table-cell>
          <table:table-cell table:style-name="TBL_5f_0_5f_4.E1" office:value-type="string">
            <text:p text:style-name="P8">93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79,21</text:p>
          </table:table-cell>
          <table:table-cell table:style-name="TBL_5f_0_5f_4.E1" office:value-type="string">
            <text:p text:style-name="P8">5.790,69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2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4.177,57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6.647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128,25</text:p>
          </table:table-cell>
          <table:table-cell table:style-name="TBL_5f_0_5f_4.E1" office:value-type="string">
            <text:p text:style-name="P8">23.049,32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664,22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421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30,42</text:p>
          </table:table-cell>
          <table:table-cell table:style-name="TBL_5f_0_5f_4.E1" office:value-type="string">
            <text:p text:style-name="P8">6.633,80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172,05</text:p>
          </table:table-cell>
          <table:table-cell table:style-name="TBL_5f_0_5f_4.E1" office:value-type="string">
            <text:p text:style-name="P8">1.436,83</text:p>
          </table:table-cell>
          <table:table-cell table:style-name="TBL_5f_0_5f_4.E1" office:value-type="string">
            <text:p text:style-name="P8">1.557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94,68</text:p>
          </table:table-cell>
          <table:table-cell table:style-name="TBL_5f_0_5f_4.E1" office:value-type="string">
            <text:p text:style-name="P8">9.177,37</text:p>
          </table:table-cell>
        </table:table-row>
        <table:table-row table:style-name="TBL_5f_0_5f_4.1">
          <table:table-cell table:style-name="TBL_5f_0_5f_4.A1" office:value-type="string">
            <text:p text:style-name="P7">2234</text:p>
          </table:table-cell>
          <table:table-cell table:style-name="TBL_5f_0_5f_4.B1" office:value-type="string">
            <text:p text:style-name="P7">DANIEL FAGUNDES SILVA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2ª PROMOTORIA DE JUSTICA - NEOPOLI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609,64</text:p>
          </table:table-cell>
          <table:table-cell table:style-name="TBL_5f_0_5f_4.E1" office:value-type="string">
            <text:p text:style-name="P8">2.402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004,0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8.188,99</text:p>
          </table:table-cell>
          <table:table-cell table:style-name="TBL_5f_0_5f_4.E1" office:value-type="string">
            <text:p text:style-name="P8">1.681,69</text:p>
          </table:table-cell>
          <table:table-cell table:style-name="TBL_5f_0_5f_4.E1" office:value-type="string">
            <text:p text:style-name="P8">3.182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864,28</text:p>
          </table:table-cell>
          <table:table-cell table:style-name="TBL_5f_0_5f_4.E1" office:value-type="string">
            <text:p text:style-name="P8">13.324,71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2.037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0,00</text:p>
          </table:table-cell>
          <table:table-cell table:style-name="TBL_5f_0_5f_4.E1" office:value-type="string">
            <text:p text:style-name="P8">2.638,84</text:p>
          </table:table-cell>
          <table:table-cell table:style-name="TBL_5f_0_5f_4.E1" office:value-type="string">
            <text:p text:style-name="P8">15.062,30</text:p>
          </table:table-cell>
          <table:table-cell table:style-name="TBL_5f_0_5f_4.E1" office:value-type="string">
            <text:p text:style-name="P8">1.711,28</text:p>
          </table:table-cell>
          <table:table-cell table:style-name="TBL_5f_0_5f_4.E1" office:value-type="string">
            <text:p text:style-name="P8">2.024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735,63</text:p>
          </table:table-cell>
          <table:table-cell table:style-name="TBL_5f_0_5f_4.E1" office:value-type="string">
            <text:p text:style-name="P8">11.326,67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261,98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305,9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18,42</text:p>
          </table:table-cell>
          <table:table-cell table:style-name="TBL_5f_0_5f_4.E1" office:value-type="string">
            <text:p text:style-name="P8">6.243,56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1.327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7.899,29</text:p>
          </table:table-cell>
          <table:table-cell table:style-name="TBL_5f_0_5f_4.E1" office:value-type="string">
            <text:p text:style-name="P8">805,40</text:p>
          </table:table-cell>
          <table:table-cell table:style-name="TBL_5f_0_5f_4.E1" office:value-type="string">
            <text:p text:style-name="P8">49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6,59</text:p>
          </table:table-cell>
          <table:table-cell table:style-name="TBL_5f_0_5f_4.E1" office:value-type="string">
            <text:p text:style-name="P8">6.602,70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505,23</text:p>
          </table:table-cell>
          <table:table-cell table:style-name="TBL_5f_0_5f_4.E1" office:value-type="string">
            <text:p text:style-name="P8">701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6.352,72</text:p>
          </table:table-cell>
          <table:table-cell table:style-name="TBL_5f_0_5f_4.E1" office:value-type="string">
            <text:p text:style-name="P8">588,88</text:p>
          </table:table-cell>
          <table:table-cell table:style-name="TBL_5f_0_5f_4.E1" office:value-type="string">
            <text:p text:style-name="P8">159,3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48,25</text:p>
          </table:table-cell>
          <table:table-cell table:style-name="TBL_5f_0_5f_4.E1" office:value-type="string">
            <text:p text:style-name="P8">5.604,47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309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161,66</text:p>
          </table:table-cell>
          <table:table-cell table:style-name="TBL_5f_0_5f_4.E1" office:value-type="string">
            <text:p text:style-name="P8">455,37</text:p>
          </table:table-cell>
          <table:table-cell table:style-name="TBL_5f_0_5f_4.E1" office:value-type="string">
            <text:p text:style-name="P8">67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2,37</text:p>
          </table:table-cell>
          <table:table-cell table:style-name="TBL_5f_0_5f_4.E1" office:value-type="string">
            <text:p text:style-name="P8">4.639,29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1.255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8.861,83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679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91,95</text:p>
          </table:table-cell>
          <table:table-cell table:style-name="TBL_5f_0_5f_4.E1" office:value-type="string">
            <text:p text:style-name="P8">7.469,88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5.415,01</text:p>
          </table:table-cell>
          <table:table-cell table:style-name="TBL_5f_0_5f_4.E1" office:value-type="string">
            <text:p text:style-name="P8">1.853,89</text:p>
          </table:table-cell>
          <table:table-cell table:style-name="TBL_5f_0_5f_4.E1" office:value-type="string">
            <text:p text:style-name="P8">2.262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16,29</text:p>
          </table:table-cell>
          <table:table-cell table:style-name="TBL_5f_0_5f_4.E1" office:value-type="string">
            <text:p text:style-name="P8">11.298,72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687,93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33,79</text:p>
          </table:table-cell>
          <table:table-cell table:style-name="TBL_5f_0_5f_4.E1" office:value-type="string">
            <text:p text:style-name="P8">880,08</text:p>
          </table:table-cell>
          <table:table-cell table:style-name="TBL_5f_0_5f_4.E1" office:value-type="string">
            <text:p text:style-name="P8">878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8,38</text:p>
          </table:table-cell>
          <table:table-cell table:style-name="TBL_5f_0_5f_4.E1" office:value-type="string">
            <text:p text:style-name="P8">7.575,41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84,07</text:p>
          </table:table-cell>
          <table:table-cell table:style-name="TBL_5f_0_5f_4.E1" office:value-type="string">
            <text:p text:style-name="P8">36.073,18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6.993,8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10,32</text:p>
          </table:table-cell>
          <table:table-cell table:style-name="TBL_5f_0_5f_4.E1" office:value-type="string">
            <text:p text:style-name="P8">24.362,86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734,83</text:p>
          </table:table-cell>
          <table:table-cell table:style-name="TBL_5f_0_5f_4.E1" office:value-type="string">
            <text:p text:style-name="P8">578,69</text:p>
          </table:table-cell>
          <table:table-cell table:style-name="TBL_5f_0_5f_4.E1" office:value-type="string">
            <text:p text:style-name="P8">1.123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02,30</text:p>
          </table:table-cell>
          <table:table-cell table:style-name="TBL_5f_0_5f_4.E1" office:value-type="string">
            <text:p text:style-name="P8">8.032,53</text:p>
          </table:table-cell>
        </table:table-row>
        <table:table-row table:style-name="TBL_5f_0_5f_4.1">
          <table:table-cell table:style-name="TBL_5f_0_5f_4.A1" office:value-type="string">
            <text:p text:style-name="P7">1367</text:p>
          </table:table-cell>
          <table:table-cell table:style-name="TBL_5f_0_5f_4.B1" office:value-type="string">
            <text:p text:style-name="P7">DENISE COELHO DE ALMEID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5.270,57</text:p>
          </table:table-cell>
          <table:table-cell table:style-name="TBL_5f_0_5f_4.E1" office:value-type="string">
            <text:p text:style-name="P8">790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27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0.417,20</text:p>
          </table:table-cell>
          <table:table-cell table:style-name="TBL_5f_0_5f_4.E1" office:value-type="string">
            <text:p text:style-name="P8">848,56</text:p>
          </table:table-cell>
          <table:table-cell table:style-name="TBL_5f_0_5f_4.E1" office:value-type="string">
            <text:p text:style-name="P8">1.237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85,60</text:p>
          </table:table-cell>
          <table:table-cell table:style-name="TBL_5f_0_5f_4.E1" office:value-type="string">
            <text:p text:style-name="P8">8.331,60</text:p>
          </table:table-cell>
        </table:table-row>
        <table:table-row table:style-name="TBL_5f_0_5f_4.1">
          <table:table-cell table:style-name="TBL_5f_0_5f_4.A1" office:value-type="string">
            <text:p text:style-name="P7">2076</text:p>
          </table:table-cell>
          <table:table-cell table:style-name="TBL_5f_0_5f_4.B1" office:value-type="string">
            <text:p text:style-name="P7">DENISE DOS SANTOS COSTA</text:p>
          </table:table-cell>
          <table:table-cell table:style-name="TBL_5f_0_5f_4.B1" office:value-type="string">
            <text:p text:style-name="P7">REDATOR TÉCNIC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7.555,14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658,9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0,94</text:p>
          </table:table-cell>
          <table:table-cell table:style-name="TBL_5f_0_5f_5.E1" office:value-type="string">
            <text:p text:style-name="P8">6.144,20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GRUPO DE ATUACAO ESPECIAL DE COMBATE AO CRIME ORGANIZADO (GAECO)</text:p>
          </table:table-cell>
          <table:table-cell table:style-name="TBL_5f_0_5f_5.E1" office:value-type="string">
            <text:p text:style-name="P8">10.186,2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3.166,80</text:p>
          </table:table-cell>
          <table:table-cell table:style-name="TBL_5f_0_5f_5.E1" office:value-type="string">
            <text:p text:style-name="P8">1.576,09</text:p>
          </table:table-cell>
          <table:table-cell table:style-name="TBL_5f_0_5f_5.E1" office:value-type="string">
            <text:p text:style-name="P8">1.740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17,07</text:p>
          </table:table-cell>
          <table:table-cell table:style-name="TBL_5f_0_5f_5.E1" office:value-type="string">
            <text:p text:style-name="P8">9.849,73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972,24</text:p>
          </table:table-cell>
          <table:table-cell table:style-name="TBL_5f_0_5f_5.E1" office:value-type="string">
            <text:p text:style-name="P8">994,45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014,18</text:p>
          </table:table-cell>
          <table:table-cell table:style-name="TBL_5f_0_5f_5.E1" office:value-type="string">
            <text:p text:style-name="P8">835,34</text:p>
          </table:table-cell>
          <table:table-cell table:style-name="TBL_5f_0_5f_5.E1" office:value-type="string">
            <text:p text:style-name="P8">854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90,19</text:p>
          </table:table-cell>
          <table:table-cell table:style-name="TBL_5f_0_5f_5.E1" office:value-type="string">
            <text:p text:style-name="P8">7.323,99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14.076,05</text:p>
          </table:table-cell>
          <table:table-cell table:style-name="TBL_5f_0_5f_5.E1" office:value-type="string">
            <text:p text:style-name="P8">1.496,70</text:p>
          </table:table-cell>
          <table:table-cell table:style-name="TBL_5f_0_5f_5.E1" office:value-type="string">
            <text:p text:style-name="P8">1.606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03,55</text:p>
          </table:table-cell>
          <table:table-cell table:style-name="TBL_5f_0_5f_5.E1" office:value-type="string">
            <text:p text:style-name="P8">10.972,50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8.883,21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502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54,53</text:p>
          </table:table-cell>
          <table:table-cell table:style-name="TBL_5f_0_5f_5.E1" office:value-type="string">
            <text:p text:style-name="P8">7.628,68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4ª PROMOTORIA DE JUSTICA DOS DIREITOS DO CIDADAO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662,49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8.236,16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7.892,91</text:p>
          </table:table-cell>
          <table:table-cell table:style-name="TBL_5f_0_5f_5.E1" office:value-type="string">
            <text:p text:style-name="P8">743,44</text:p>
          </table:table-cell>
          <table:table-cell table:style-name="TBL_5f_0_5f_5.E1" office:value-type="string">
            <text:p text:style-name="P8">3.269,6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013,07</text:p>
          </table:table-cell>
          <table:table-cell table:style-name="TBL_5f_0_5f_5.E1" office:value-type="string">
            <text:p text:style-name="P8">13.879,84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715,54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3.692,3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011,82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2.719,53</text:p>
          </table:table-cell>
          <table:table-cell table:style-name="TBL_5f_0_5f_5.E1" office:value-type="string">
            <text:p text:style-name="P8">574,90</text:p>
          </table:table-cell>
          <table:table-cell table:style-name="TBL_5f_0_5f_5.E1" office:value-type="string">
            <text:p text:style-name="P8">1.841,1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16,07</text:p>
          </table:table-cell>
          <table:table-cell table:style-name="TBL_5f_0_5f_5.E1" office:value-type="string">
            <text:p text:style-name="P8">10.303,46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17.819,64</text:p>
          </table:table-cell>
          <table:table-cell table:style-name="TBL_5f_0_5f_5.E1" office:value-type="string">
            <text:p text:style-name="P8">53.024,76</text:p>
          </table:table-cell>
          <table:table-cell table:style-name="TBL_5f_0_5f_5.E1" office:value-type="string">
            <text:p text:style-name="P8">4.480,65</text:p>
          </table:table-cell>
          <table:table-cell table:style-name="TBL_5f_0_5f_5.E1" office:value-type="string">
            <text:p text:style-name="P8">7.475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956,24</text:p>
          </table:table-cell>
          <table:table-cell table:style-name="TBL_5f_0_5f_5.E1" office:value-type="string">
            <text:p text:style-name="P8">41.068,52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37,79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845,92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1.656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08,47</text:p>
          </table:table-cell>
          <table:table-cell table:style-name="TBL_5f_0_5f_5.E1" office:value-type="string">
            <text:p text:style-name="P8">9.437,45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365,97</text:p>
          </table:table-cell>
          <table:table-cell table:style-name="TBL_5f_0_5f_5.E1" office:value-type="string">
            <text:p text:style-name="P8">1.609,79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9.822,28</text:p>
          </table:table-cell>
          <table:table-cell table:style-name="TBL_5f_0_5f_5.E1" office:value-type="string">
            <text:p text:style-name="P8">976,61</text:p>
          </table:table-cell>
          <table:table-cell table:style-name="TBL_5f_0_5f_5.E1" office:value-type="string">
            <text:p text:style-name="P8">3.611,3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587,98</text:p>
          </table:table-cell>
          <table:table-cell table:style-name="TBL_5f_0_5f_5.E1" office:value-type="string">
            <text:p text:style-name="P8">15.234,30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993,3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3.718,86</text:p>
          </table:table-cell>
          <table:table-cell table:style-name="TBL_5f_0_5f_5.E1" office:value-type="string">
            <text:p text:style-name="P8">1.616,43</text:p>
          </table:table-cell>
          <table:table-cell table:style-name="TBL_5f_0_5f_5.E1" office:value-type="string">
            <text:p text:style-name="P8">1.756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73,41</text:p>
          </table:table-cell>
          <table:table-cell table:style-name="TBL_5f_0_5f_5.E1" office:value-type="string">
            <text:p text:style-name="P8">10.345,45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776,47</text:p>
          </table:table-cell>
          <table:table-cell table:style-name="TBL_5f_0_5f_5.E1" office:value-type="string">
            <text:p text:style-name="P8">21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5.893,27</text:p>
          </table:table-cell>
          <table:table-cell table:style-name="TBL_5f_0_5f_5.E1" office:value-type="string">
            <text:p text:style-name="P8">419,37</text:p>
          </table:table-cell>
          <table:table-cell table:style-name="TBL_5f_0_5f_5.E1" office:value-type="string">
            <text:p text:style-name="P8">50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69,78</text:p>
          </table:table-cell>
          <table:table-cell table:style-name="TBL_5f_0_5f_5.E1" office:value-type="string">
            <text:p text:style-name="P8">5.423,49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1.987,5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1.958,32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8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5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5,91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0.789,66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8.395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111,63</text:p>
          </table:table-cell>
          <table:table-cell table:style-name="TBL_5f_0_5f_5.E1" office:value-type="string">
            <text:p text:style-name="P8">27.678,03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97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4,7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4,73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.802,05</text:p>
          </table:table-cell>
          <table:table-cell table:style-name="TBL_5f_0_5f_5.E1" office:value-type="string">
            <text:p text:style-name="P8">329,79</text:p>
          </table:table-cell>
          <table:table-cell table:style-name="TBL_5f_0_5f_5.E1" office:value-type="string">
            <text:p text:style-name="P8">108,4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38,22</text:p>
          </table:table-cell>
          <table:table-cell table:style-name="TBL_5f_0_5f_5.E1" office:value-type="string">
            <text:p text:style-name="P8">5.363,83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174,78</text:p>
          </table:table-cell>
          <table:table-cell table:style-name="TBL_5f_0_5f_5.E1" office:value-type="string">
            <text:p text:style-name="P8">626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6.709,99</text:p>
          </table:table-cell>
          <table:table-cell table:style-name="TBL_5f_0_5f_5.E1" office:value-type="string">
            <text:p text:style-name="P8">672,14</text:p>
          </table:table-cell>
          <table:table-cell table:style-name="TBL_5f_0_5f_5.E1" office:value-type="string">
            <text:p text:style-name="P8">292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5,00</text:p>
          </table:table-cell>
          <table:table-cell table:style-name="TBL_5f_0_5f_5.E1" office:value-type="string">
            <text:p text:style-name="P8">5.744,99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7.816,91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1.823,37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5.034,46</text:p>
          </table:table-cell>
          <table:table-cell table:style-name="TBL_5f_0_5f_5.E1" office:value-type="string">
            <text:p text:style-name="P8">20.082,28</text:p>
          </table:table-cell>
          <table:table-cell table:style-name="TBL_5f_0_5f_5.E1" office:value-type="string">
            <text:p text:style-name="P8">31.741,09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97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6.557,48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2.008,35</text:p>
          </table:table-cell>
          <table:table-cell table:style-name="TBL_5f_0_5f_5.E1" office:value-type="string">
            <text:p text:style-name="P8">1.376,96</text:p>
          </table:table-cell>
          <table:table-cell table:style-name="TBL_5f_0_5f_5.E1" office:value-type="string">
            <text:p text:style-name="P8">1.352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729,40</text:p>
          </table:table-cell>
          <table:table-cell table:style-name="TBL_5f_0_5f_5.E1" office:value-type="string">
            <text:p text:style-name="P8">9.278,95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850,74</text:p>
          </table:table-cell>
          <table:table-cell table:style-name="TBL_5f_0_5f_5.E1" office:value-type="string">
            <text:p text:style-name="P8">17.823,07</text:p>
          </table:table-cell>
          <table:table-cell table:style-name="TBL_5f_0_5f_5.E1" office:value-type="string">
            <text:p text:style-name="P8">58.274,86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8.917,4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780,77</text:p>
          </table:table-cell>
          <table:table-cell table:style-name="TBL_5f_0_5f_5.E1" office:value-type="string">
            <text:p text:style-name="P8">44.494,09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600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0.729,51</text:p>
          </table:table-cell>
          <table:table-cell table:style-name="TBL_5f_0_5f_5.E1" office:value-type="string">
            <text:p text:style-name="P8">1.149,72</text:p>
          </table:table-cell>
          <table:table-cell table:style-name="TBL_5f_0_5f_5.E1" office:value-type="string">
            <text:p text:style-name="P8">1.072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22,57</text:p>
          </table:table-cell>
          <table:table-cell table:style-name="TBL_5f_0_5f_5.E1" office:value-type="string">
            <text:p text:style-name="P8">8.506,94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97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4,7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,34</text:p>
          </table:table-cell>
          <table:table-cell table:style-name="TBL_5f_0_5f_5.E1" office:value-type="string">
            <text:p text:style-name="P8">2.122,39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40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46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9.948,29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7.507,2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223,69</text:p>
          </table:table-cell>
          <table:table-cell table:style-name="TBL_5f_0_5f_5.E1" office:value-type="string">
            <text:p text:style-name="P8">27.724,60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306,82</text:p>
          </table:table-cell>
          <table:table-cell table:style-name="TBL_5f_0_5f_5.E1" office:value-type="string">
            <text:p text:style-name="P8">165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6.044,52</text:p>
          </table:table-cell>
          <table:table-cell table:style-name="TBL_5f_0_5f_5.E1" office:value-type="string">
            <text:p text:style-name="P8">486,10</text:p>
          </table:table-cell>
          <table:table-cell table:style-name="TBL_5f_0_5f_5.E1" office:value-type="string">
            <text:p text:style-name="P8">93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79,21</text:p>
          </table:table-cell>
          <table:table-cell table:style-name="TBL_5f_0_5f_5.E1" office:value-type="string">
            <text:p text:style-name="P8">5.465,31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063,73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100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85,51</text:p>
          </table:table-cell>
          <table:table-cell table:style-name="TBL_5f_0_5f_5.E1" office:value-type="string">
            <text:p text:style-name="P8">6.278,22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662,49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8.236,16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224,68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2.310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062,63</text:p>
          </table:table-cell>
          <table:table-cell table:style-name="TBL_5f_0_5f_5.E1" office:value-type="string">
            <text:p text:style-name="P8">11.162,05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- SIMAO DIAS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20,3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10.979,29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1.119,7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68,27</text:p>
          </table:table-cell>
          <table:table-cell table:style-name="TBL_5f_0_5f_5.E1" office:value-type="string">
            <text:p text:style-name="P8">9.011,02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72,0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3.387,58</text:p>
          </table:table-cell>
          <table:table-cell table:style-name="TBL_5f_0_5f_5.E1" office:value-type="string">
            <text:p text:style-name="P8">67,3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7,33</text:p>
          </table:table-cell>
          <table:table-cell table:style-name="TBL_5f_0_5f_5.E1" office:value-type="string">
            <text:p text:style-name="P8">3.320,25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ÇA DA CURADORIA DA FAZENDA PUBLICA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7.274,88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267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52,29</text:p>
          </table:table-cell>
          <table:table-cell table:style-name="TBL_5f_0_5f_5.E1" office:value-type="string">
            <text:p text:style-name="P8">6.322,59</text:p>
          </table:table-cell>
        </table:table-row>
        <table:table-row table:style-name="TBL_5f_0_5f_5.1">
          <table:table-cell table:style-name="TBL_5f_0_5f_5.A1" office:value-type="string">
            <text:p text:style-name="P7">114</text:p>
          </table:table-cell>
          <table:table-cell table:style-name="TBL_5f_0_5f_5.B1" office:value-type="string">
            <text:p text:style-name="P7">ELIZALDO DIAS DOS SANTOS</text:p>
          </table:table-cell>
          <table:table-cell table:style-name="TBL_5f_0_5f_5.B1" office:value-type="string">
            <text:p text:style-name="P7">MOTORIST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99</text:p>
          </table:table-cell>
          <table:table-cell table:style-name="TBL_5f_0_5f_5.B1" office:value-type="string">
            <text:p text:style-name="P7">ELOANDERSON DANTAS BATIST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DE ACIDENTES E DE DELITOS DE TRÂNSITO DE ARACAJ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97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67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22,67</text:p>
          </table:table-cell>
          <table:table-cell table:style-name="TBL_5f_0_5f_5.E1" office:value-type="string">
            <text:p text:style-name="P8">6.447,48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938,30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600,4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85,12</text:p>
          </table:table-cell>
          <table:table-cell table:style-name="TBL_5f_0_5f_6.E1" office:value-type="string">
            <text:p text:style-name="P8">6.653,18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326,97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79,9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9,78</text:p>
          </table:table-cell>
          <table:table-cell table:style-name="TBL_5f_0_5f_6.E1" office:value-type="string">
            <text:p text:style-name="P8">4.917,19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552,5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1.744,42</text:p>
          </table:table-cell>
          <table:table-cell table:style-name="TBL_5f_0_5f_6.E1" office:value-type="string">
            <text:p text:style-name="P8">1.376,96</text:p>
          </table:table-cell>
          <table:table-cell table:style-name="TBL_5f_0_5f_6.E1" office:value-type="string">
            <text:p text:style-name="P8">1.404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1,54</text:p>
          </table:table-cell>
          <table:table-cell table:style-name="TBL_5f_0_5f_6.E1" office:value-type="string">
            <text:p text:style-name="P8">8.962,88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2.585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9.888,48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1.117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72,53</text:p>
          </table:table-cell>
          <table:table-cell table:style-name="TBL_5f_0_5f_6.E1" office:value-type="string">
            <text:p text:style-name="P8">8.015,95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14.493,80</text:p>
          </table:table-cell>
          <table:table-cell table:style-name="TBL_5f_0_5f_6.E1" office:value-type="string">
            <text:p text:style-name="P8">1.586,50</text:p>
          </table:table-cell>
          <table:table-cell table:style-name="TBL_5f_0_5f_6.E1" office:value-type="string">
            <text:p text:style-name="P8">1.654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40,78</text:p>
          </table:table-cell>
          <table:table-cell table:style-name="TBL_5f_0_5f_6.E1" office:value-type="string">
            <text:p text:style-name="P8">11.253,02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5.319,33</text:p>
          </table:table-cell>
          <table:table-cell table:style-name="TBL_5f_0_5f_6.E1" office:value-type="string">
            <text:p text:style-name="P8">2.859,13</text:p>
          </table:table-cell>
          <table:table-cell table:style-name="TBL_5f_0_5f_6.E1" office:value-type="string">
            <text:p text:style-name="P8">48.605,39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9.884,17</text:p>
          </table:table-cell>
          <table:table-cell table:style-name="TBL_5f_0_5f_6.E1" office:value-type="string">
            <text:p text:style-name="P8">1.488,23</text:p>
          </table:table-cell>
          <table:table-cell table:style-name="TBL_5f_0_5f_6.E1" office:value-type="string">
            <text:p text:style-name="P8">16.337,11</text:p>
          </table:table-cell>
          <table:table-cell table:style-name="TBL_5f_0_5f_6.E1" office:value-type="string">
            <text:p text:style-name="P8">32.268,28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105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8.593,84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2.374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26,21</text:p>
          </table:table-cell>
          <table:table-cell table:style-name="TBL_5f_0_5f_6.E1" office:value-type="string">
            <text:p text:style-name="P8">15.467,63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ÇA AUXILIAR DE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737,82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2.599,85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8.535,00</text:p>
          </table:table-cell>
          <table:table-cell table:style-name="TBL_5f_0_5f_6.E1" office:value-type="string">
            <text:p text:style-name="P8">1.133,61</text:p>
          </table:table-cell>
          <table:table-cell table:style-name="TBL_5f_0_5f_6.E1" office:value-type="string">
            <text:p text:style-name="P8">14.385,09</text:p>
          </table:table-cell>
          <table:table-cell table:style-name="TBL_5f_0_5f_6.E1" office:value-type="string">
            <text:p text:style-name="P8">28.214,76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5,8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30,6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40.882,64</text:p>
          </table:table-cell>
          <table:table-cell table:style-name="TBL_5f_0_5f_6.E1" office:value-type="string">
            <text:p text:style-name="P8">4.936,69</text:p>
          </table:table-cell>
          <table:table-cell table:style-name="TBL_5f_0_5f_6.E1" office:value-type="string">
            <text:p text:style-name="P8">7.783,9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20,59</text:p>
          </table:table-cell>
          <table:table-cell table:style-name="TBL_5f_0_5f_6.E1" office:value-type="string">
            <text:p text:style-name="P8">28.162,05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998,05</text:p>
          </table:table-cell>
          <table:table-cell table:style-name="TBL_5f_0_5f_6.E1" office:value-type="string">
            <text:p text:style-name="P8">712,47</text:p>
          </table:table-cell>
          <table:table-cell table:style-name="TBL_5f_0_5f_6.E1" office:value-type="string">
            <text:p text:style-name="P8">348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61,07</text:p>
          </table:table-cell>
          <table:table-cell table:style-name="TBL_5f_0_5f_6.E1" office:value-type="string">
            <text:p text:style-name="P8">5.936,98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16.645,22</text:p>
          </table:table-cell>
          <table:table-cell table:style-name="TBL_5f_0_5f_6.E1" office:value-type="string">
            <text:p text:style-name="P8">1.996,56</text:p>
          </table:table-cell>
          <table:table-cell table:style-name="TBL_5f_0_5f_6.E1" office:value-type="string">
            <text:p text:style-name="P8">2.451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47,83</text:p>
          </table:table-cell>
          <table:table-cell table:style-name="TBL_5f_0_5f_6.E1" office:value-type="string">
            <text:p text:style-name="P8">12.197,39</text:p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92,61</text:p>
          </table:table-cell>
          <table:table-cell table:style-name="TBL_5f_0_5f_6.E1" office:value-type="string">
            <text:p text:style-name="P8">174,3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175,98</text:p>
          </table:table-cell>
          <table:table-cell table:style-name="TBL_5f_0_5f_6.E1" office:value-type="string">
            <text:p text:style-name="P8">184,90</text:p>
          </table:table-cell>
          <table:table-cell table:style-name="TBL_5f_0_5f_6.E1" office:value-type="string">
            <text:p text:style-name="P8">1,2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86,16</text:p>
          </table:table-cell>
          <table:table-cell table:style-name="TBL_5f_0_5f_6.E1" office:value-type="string">
            <text:p text:style-name="P8">3.989,82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15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5.422,06</text:p>
          </table:table-cell>
          <table:table-cell table:style-name="TBL_5f_0_5f_6.E1" office:value-type="string">
            <text:p text:style-name="P8">458,59</text:p>
          </table:table-cell>
          <table:table-cell table:style-name="TBL_5f_0_5f_6.E1" office:value-type="string">
            <text:p text:style-name="P8">68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27,07</text:p>
          </table:table-cell>
          <table:table-cell table:style-name="TBL_5f_0_5f_6.E1" office:value-type="string">
            <text:p text:style-name="P8">4.894,99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.938,47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6.395,65</text:p>
          </table:table-cell>
          <table:table-cell table:style-name="TBL_5f_0_5f_6.E1" office:value-type="string">
            <text:p text:style-name="P8">594,89</text:p>
          </table:table-cell>
          <table:table-cell table:style-name="TBL_5f_0_5f_6.E1" office:value-type="string">
            <text:p text:style-name="P8">193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88,24</text:p>
          </table:table-cell>
          <table:table-cell table:style-name="TBL_5f_0_5f_6.E1" office:value-type="string">
            <text:p text:style-name="P8">5.607,41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.987,5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1.917,64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611,74</text:p>
          </table:table-cell>
          <table:table-cell table:style-name="TBL_5f_0_5f_6.E1" office:value-type="string">
            <text:p text:style-name="P8">1.141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2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1.398,77</text:p>
          </table:table-cell>
          <table:table-cell table:style-name="TBL_5f_0_5f_6.E1" office:value-type="string">
            <text:p text:style-name="P8">1.225,49</text:p>
          </table:table-cell>
          <table:table-cell table:style-name="TBL_5f_0_5f_6.E1" office:value-type="string">
            <text:p text:style-name="P8">1.288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14,33</text:p>
          </table:table-cell>
          <table:table-cell table:style-name="TBL_5f_0_5f_6.E1" office:value-type="string">
            <text:p text:style-name="P8">8.884,44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ENTRO DE APOIO OPERACIONAL DE SEGURANCA PUBLICA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331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4.326,49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2.334,55</text:p>
          </table:table-cell>
          <table:table-cell table:style-name="TBL_5f_0_5f_6.E1" office:value-type="string">
            <text:p text:style-name="P8">1.459,58</text:p>
          </table:table-cell>
          <table:table-cell table:style-name="TBL_5f_0_5f_6.E1" office:value-type="string">
            <text:p text:style-name="P8">1.596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55,86</text:p>
          </table:table-cell>
          <table:table-cell table:style-name="TBL_5f_0_5f_6.E1" office:value-type="string">
            <text:p text:style-name="P8">9.278,69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6.073,1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98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14,59</text:p>
          </table:table-cell>
          <table:table-cell table:style-name="TBL_5f_0_5f_6.E1" office:value-type="string">
            <text:p text:style-name="P8">24.258,59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89,20</text:p>
          </table:table-cell>
          <table:table-cell table:style-name="TBL_5f_0_5f_6.E1" office:value-type="string">
            <text:p text:style-name="P8">8.120,79</text:p>
          </table:table-cell>
          <table:table-cell table:style-name="TBL_5f_0_5f_6.E1" office:value-type="string">
            <text:p text:style-name="P8">774,42</text:p>
          </table:table-cell>
          <table:table-cell table:style-name="TBL_5f_0_5f_6.E1" office:value-type="string">
            <text:p text:style-name="P8">438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3,28</text:p>
          </table:table-cell>
          <table:table-cell table:style-name="TBL_5f_0_5f_6.E1" office:value-type="string">
            <text:p text:style-name="P8">6.907,51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1.255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822,90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699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54,78</text:p>
          </table:table-cell>
          <table:table-cell table:style-name="TBL_5f_0_5f_6.E1" office:value-type="string">
            <text:p text:style-name="P8">7.368,12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5.590,9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5.261,11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619,31</text:p>
          </table:table-cell>
          <table:table-cell table:style-name="TBL_5f_0_5f_6.E1" office:value-type="string">
            <text:p text:style-name="P8">130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85,0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844,32</text:p>
          </table:table-cell>
          <table:table-cell table:style-name="TBL_5f_0_5f_6.E1" office:value-type="string">
            <text:p text:style-name="P8">385,04</text:p>
          </table:table-cell>
          <table:table-cell table:style-name="TBL_5f_0_5f_6.E1" office:value-type="string">
            <text:p text:style-name="P8">34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19,63</text:p>
          </table:table-cell>
          <table:table-cell table:style-name="TBL_5f_0_5f_6.E1" office:value-type="string">
            <text:p text:style-name="P8">4.424,69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186,22</text:p>
          </table:table-cell>
          <table:table-cell table:style-name="TBL_5f_0_5f_6.E1" office:value-type="string">
            <text:p text:style-name="P8">2.03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132,45</text:p>
          </table:table-cell>
          <table:table-cell table:style-name="TBL_5f_0_5f_6.E1" office:value-type="string">
            <text:p text:style-name="P8">1.711,28</text:p>
          </table:table-cell>
          <table:table-cell table:style-name="TBL_5f_0_5f_6.E1" office:value-type="string">
            <text:p text:style-name="P8">2.021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32,77</text:p>
          </table:table-cell>
          <table:table-cell table:style-name="TBL_5f_0_5f_6.E1" office:value-type="string">
            <text:p text:style-name="P8">10.399,68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67,14</text:p>
          </table:table-cell>
          <table:table-cell table:style-name="TBL_5f_0_5f_6.E1" office:value-type="string">
            <text:p text:style-name="P8">5.325,48</text:p>
          </table:table-cell>
          <table:table-cell table:style-name="TBL_5f_0_5f_6.E1" office:value-type="string">
            <text:p text:style-name="P8">6.575,0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5.740,59</text:p>
          </table:table-cell>
          <table:table-cell table:style-name="TBL_5f_0_5f_6.E1" office:value-type="string">
            <text:p text:style-name="P8">807,20</text:p>
          </table:table-cell>
          <table:table-cell table:style-name="TBL_5f_0_5f_6.E1" office:value-type="string">
            <text:p text:style-name="P8">2.310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17,74</text:p>
          </table:table-cell>
          <table:table-cell table:style-name="TBL_5f_0_5f_6.E1" office:value-type="string">
            <text:p text:style-name="P8">12.622,85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DE ENTR. INICIAL</text:p>
          </table:table-cell>
          <table:table-cell table:style-name="TBL_5f_0_5f_6.B1" office:value-type="string">
            <text:p text:style-name="P7">PROMOTORIA DE JUSTICA - GARARU </text:p>
          </table:table-cell>
          <table:table-cell table:style-name="TBL_5f_0_5f_6.E1" office:value-type="string">
            <text:p text:style-name="P8">32.004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668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4.845,79</text:p>
          </table:table-cell>
          <table:table-cell table:style-name="TBL_5f_0_5f_6.E1" office:value-type="string">
            <text:p text:style-name="P8">4.480,65</text:p>
          </table:table-cell>
          <table:table-cell table:style-name="TBL_5f_0_5f_6.E1" office:value-type="string">
            <text:p text:style-name="P8">9.581,3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.062,01</text:p>
          </table:table-cell>
          <table:table-cell table:style-name="TBL_5f_0_5f_6.E1" office:value-type="string">
            <text:p text:style-name="P8">30.783,78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672,06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606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58,81</text:p>
          </table:table-cell>
          <table:table-cell table:style-name="TBL_5f_0_5f_6.E1" office:value-type="string">
            <text:p text:style-name="P8">7.313,25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52,6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0,26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51.794,76</text:p>
          </table:table-cell>
          <table:table-cell table:style-name="TBL_5f_0_5f_6.E1" office:value-type="string">
            <text:p text:style-name="P8">4.863,29</text:p>
          </table:table-cell>
          <table:table-cell table:style-name="TBL_5f_0_5f_6.E1" office:value-type="string">
            <text:p text:style-name="P8">7.87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43,21</text:p>
          </table:table-cell>
          <table:table-cell table:style-name="TBL_5f_0_5f_6.E1" office:value-type="string">
            <text:p text:style-name="P8">39.051,55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3.715,54</text:p>
          </table:table-cell>
          <table:table-cell table:style-name="TBL_5f_0_5f_6.E1" office:value-type="string">
            <text:p text:style-name="P8">293,16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7.472,47</text:p>
          </table:table-cell>
          <table:table-cell table:style-name="TBL_5f_0_5f_6.E1" office:value-type="string">
            <text:p text:style-name="P8">561,22</text:p>
          </table:table-cell>
          <table:table-cell table:style-name="TBL_5f_0_5f_6.E1" office:value-type="string">
            <text:p text:style-name="P8">395,7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56,94</text:p>
          </table:table-cell>
          <table:table-cell table:style-name="TBL_5f_0_5f_6.E1" office:value-type="string">
            <text:p text:style-name="P8">6.515,53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180,89</text:p>
          </table:table-cell>
          <table:table-cell table:style-name="TBL_5f_0_5f_6.E1" office:value-type="string">
            <text:p text:style-name="P8">755,43</text:p>
          </table:table-cell>
          <table:table-cell table:style-name="TBL_5f_0_5f_6.E1" office:value-type="string">
            <text:p text:style-name="P8">10.673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203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6.722,22</text:p>
          </table:table-cell>
          <table:table-cell table:style-name="TBL_5f_0_5f_6.E1" office:value-type="string">
            <text:p text:style-name="P8">1.111,08</text:p>
          </table:table-cell>
          <table:table-cell table:style-name="TBL_5f_0_5f_6.E1" office:value-type="string">
            <text:p text:style-name="P8">5.648,7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759,81</text:p>
          </table:table-cell>
          <table:table-cell table:style-name="TBL_5f_0_5f_6.E1" office:value-type="string">
            <text:p text:style-name="P8">19.962,41</text:p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799,80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310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94,95</text:p>
          </table:table-cell>
          <table:table-cell table:style-name="TBL_5f_0_5f_6.E1" office:value-type="string">
            <text:p text:style-name="P8">5.804,85</text:p>
          </table:table-cell>
        </table:table-row>
        <table:table-row table:style-name="TBL_5f_0_5f_6.1">
          <table:table-cell table:style-name="TBL_5f_0_5f_6.A1" office:value-type="string">
            <text:p text:style-name="P7">1625</text:p>
          </table:table-cell>
          <table:table-cell table:style-name="TBL_5f_0_5f_6.B1" office:value-type="string">
            <text:p text:style-name="P7">FELIPE RIBEIRO ALMICO FRAG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779,7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4.151,47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2.206,3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58,36</text:p>
          </table:table-cell>
          <table:table-cell table:style-name="TBL_5f_0_5f_6.E1" office:value-type="string">
            <text:p text:style-name="P8">11.193,11</text:p>
          </table:table-cell>
        </table:table-row>
        <table:table-row table:style-name="TBL_5f_0_5f_6.1">
          <table:table-cell table:style-name="TBL_5f_0_5f_6.A1" office:value-type="string">
            <text:p text:style-name="P7">343</text:p>
          </table:table-cell>
          <table:table-cell table:style-name="TBL_5f_0_5f_6.B1" office:value-type="string">
            <text:p text:style-name="P7">FELIX CARBALLAL SILV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3ª PROMOTORIA DE JUSTICA CRIMINAL -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68,91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9.230,94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972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688,91</text:p>
          </table:table-cell>
          <table:table-cell table:style-name="TBL_5f_0_5f_6.E1" office:value-type="string">
            <text:p text:style-name="P8">26.542,03</text:p>
          </table:table-cell>
        </table:table-row>
        <table:table-row table:style-name="TBL_5f_0_5f_6.1">
          <table:table-cell table:style-name="TBL_5f_0_5f_6.A1" office:value-type="string">
            <text:p text:style-name="P7">1878</text:p>
          </table:table-cell>
          <table:table-cell table:style-name="TBL_5f_0_5f_6.B1" office:value-type="string">
            <text:p text:style-name="P7">FELLIPE BARROS CAVALCANTE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PROMOTORIA DE JUSTICA DISTRITAL - SAO CRISTOVAO </text:p>
          </table:table-cell>
          <table:table-cell table:style-name="TBL_5f_0_5f_6.E1" office:value-type="string">
            <text:p text:style-name="P8">6.029,21</text:p>
          </table:table-cell>
          <table:table-cell table:style-name="TBL_5f_0_5f_6.E1" office:value-type="string">
            <text:p text:style-name="P8">634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8.809,92</text:p>
          </table:table-cell>
          <table:table-cell table:style-name="TBL_5f_0_5f_6.E1" office:value-type="string">
            <text:p text:style-name="P8">932,89</text:p>
          </table:table-cell>
          <table:table-cell table:style-name="TBL_5f_0_5f_6.E1" office:value-type="string">
            <text:p text:style-name="P8">602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35,17</text:p>
          </table:table-cell>
          <table:table-cell table:style-name="TBL_5f_0_5f_6.E1" office:value-type="string">
            <text:p text:style-name="P8">7.274,75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799,80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310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95</text:p>
          </table:table-cell>
          <table:table-cell table:style-name="TBL_5f_0_5f_7.E1" office:value-type="string">
            <text:p text:style-name="P8">5.804,85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043,08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186,5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65,35</text:p>
          </table:table-cell>
          <table:table-cell table:style-name="TBL_5f_0_5f_7.E1" office:value-type="string">
            <text:p text:style-name="P8">8.577,73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RUPO DE ATUACAO ESPECIAL DE COMBATE AO CRIME ORGANIZADO (GAECO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.27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4.254,03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3.692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5.436,73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2.472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49,06</text:p>
          </table:table-cell>
          <table:table-cell table:style-name="TBL_5f_0_5f_7.E1" office:value-type="string">
            <text:p text:style-name="P8">11.587,67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2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1.627,01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32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05,49</text:p>
          </table:table-cell>
          <table:table-cell table:style-name="TBL_5f_0_5f_7.E1" office:value-type="string">
            <text:p text:style-name="P8">9.021,52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566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9.656,45</text:p>
          </table:table-cell>
          <table:table-cell table:style-name="TBL_5f_0_5f_7.E1" office:value-type="string">
            <text:p text:style-name="P8">1.084,64</text:p>
          </table:table-cell>
          <table:table-cell table:style-name="TBL_5f_0_5f_7.E1" office:value-type="string">
            <text:p text:style-name="P8">962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47,56</text:p>
          </table:table-cell>
          <table:table-cell table:style-name="TBL_5f_0_5f_7.E1" office:value-type="string">
            <text:p text:style-name="P8">7.608,89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306,82</text:p>
          </table:table-cell>
          <table:table-cell table:style-name="TBL_5f_0_5f_7.E1" office:value-type="string">
            <text:p text:style-name="P8">66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877,17</text:p>
          </table:table-cell>
          <table:table-cell table:style-name="TBL_5f_0_5f_7.E1" office:value-type="string">
            <text:p text:style-name="P8">555,55</text:p>
          </table:table-cell>
          <table:table-cell table:style-name="TBL_5f_0_5f_7.E1" office:value-type="string">
            <text:p text:style-name="P8">157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12,64</text:p>
          </table:table-cell>
          <table:table-cell table:style-name="TBL_5f_0_5f_7.E1" office:value-type="string">
            <text:p text:style-name="P8">5.164,53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OCO VERDE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668,2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4.581,86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9.58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062,01</text:p>
          </table:table-cell>
          <table:table-cell table:style-name="TBL_5f_0_5f_7.E1" office:value-type="string">
            <text:p text:style-name="P8">30.519,85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1,54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8.845,76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693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3,20</text:p>
          </table:table-cell>
          <table:table-cell table:style-name="TBL_5f_0_5f_7.E1" office:value-type="string">
            <text:p text:style-name="P8">7.542,56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8,91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9.230,94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024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741,04</text:p>
          </table:table-cell>
          <table:table-cell table:style-name="TBL_5f_0_5f_7.E1" office:value-type="string">
            <text:p text:style-name="P8">26.489,90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1.317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9.105,41</text:p>
          </table:table-cell>
          <table:table-cell table:style-name="TBL_5f_0_5f_7.E1" office:value-type="string">
            <text:p text:style-name="P8">922,35</text:p>
          </table:table-cell>
          <table:table-cell table:style-name="TBL_5f_0_5f_7.E1" office:value-type="string">
            <text:p text:style-name="P8">688,7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1,10</text:p>
          </table:table-cell>
          <table:table-cell table:style-name="TBL_5f_0_5f_7.E1" office:value-type="string">
            <text:p text:style-name="P8">7.494,31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972,24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8.128,45</text:p>
          </table:table-cell>
          <table:table-cell table:style-name="TBL_5f_0_5f_7.E1" office:value-type="string">
            <text:p text:style-name="P8">800,53</text:p>
          </table:table-cell>
          <table:table-cell table:style-name="TBL_5f_0_5f_7.E1" office:value-type="string">
            <text:p text:style-name="P8">430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31,36</text:p>
          </table:table-cell>
          <table:table-cell table:style-name="TBL_5f_0_5f_7.E1" office:value-type="string">
            <text:p text:style-name="P8">6.897,09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12.350,02</text:p>
          </table:table-cell>
          <table:table-cell table:style-name="TBL_5f_0_5f_7.E1" office:value-type="string">
            <text:p text:style-name="P8">1.323,32</text:p>
          </table:table-cell>
          <table:table-cell table:style-name="TBL_5f_0_5f_7.E1" office:value-type="string">
            <text:p text:style-name="P8">1.366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89,42</text:p>
          </table:table-cell>
          <table:table-cell table:style-name="TBL_5f_0_5f_7.E1" office:value-type="string">
            <text:p text:style-name="P8">9.660,60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6.925,16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206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16,10</text:p>
          </table:table-cell>
          <table:table-cell table:style-name="TBL_5f_0_5f_7.E1" office:value-type="string">
            <text:p text:style-name="P8">6.109,06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FREI PAULO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33,6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6.311,17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7.286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67,13</text:p>
          </table:table-cell>
          <table:table-cell table:style-name="TBL_5f_0_5f_7.E1" office:value-type="string">
            <text:p text:style-name="P8">24.544,04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6.073,18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045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62,46</text:p>
          </table:table-cell>
          <table:table-cell table:style-name="TBL_5f_0_5f_7.E1" office:value-type="string">
            <text:p text:style-name="P8">24.310,72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4.879,22</text:p>
          </table:table-cell>
          <table:table-cell table:style-name="TBL_5f_0_5f_7.E1" office:value-type="string">
            <text:p text:style-name="P8">1.782,59</text:p>
          </table:table-cell>
          <table:table-cell table:style-name="TBL_5f_0_5f_7.E1" office:value-type="string">
            <text:p text:style-name="P8">1.602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85,07</text:p>
          </table:table-cell>
          <table:table-cell table:style-name="TBL_5f_0_5f_7.E1" office:value-type="string">
            <text:p text:style-name="P8">11.494,15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75,1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2.062,69</text:p>
          </table:table-cell>
          <table:table-cell table:style-name="TBL_5f_0_5f_7.E1" office:value-type="string">
            <text:p text:style-name="P8">29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9,18</text:p>
          </table:table-cell>
          <table:table-cell table:style-name="TBL_5f_0_5f_7.E1" office:value-type="string">
            <text:p text:style-name="P8">2.033,51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16,4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8.787,04</text:p>
          </table:table-cell>
          <table:table-cell table:style-name="TBL_5f_0_5f_7.E1" office:value-type="string">
            <text:p text:style-name="P8">594,89</text:p>
          </table:table-cell>
          <table:table-cell table:style-name="TBL_5f_0_5f_7.E1" office:value-type="string">
            <text:p text:style-name="P8">525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19,98</text:p>
          </table:table-cell>
          <table:table-cell table:style-name="TBL_5f_0_5f_7.E1" office:value-type="string">
            <text:p text:style-name="P8">7.667,06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8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5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5,91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PORTO DA FOLHA 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600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1.333,74</text:p>
          </table:table-cell>
          <table:table-cell table:style-name="TBL_5f_0_5f_7.E1" office:value-type="string">
            <text:p text:style-name="P8">1.149,72</text:p>
          </table:table-cell>
          <table:table-cell table:style-name="TBL_5f_0_5f_7.E1" office:value-type="string">
            <text:p text:style-name="P8">1.072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22,57</text:p>
          </table:table-cell>
          <table:table-cell table:style-name="TBL_5f_0_5f_7.E1" office:value-type="string">
            <text:p text:style-name="P8">9.111,17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744,42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1.45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33,68</text:p>
          </table:table-cell>
          <table:table-cell table:style-name="TBL_5f_0_5f_7.E1" office:value-type="string">
            <text:p text:style-name="P8">8.910,74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8.354,58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600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85,12</text:p>
          </table:table-cell>
          <table:table-cell table:style-name="TBL_5f_0_5f_7.E1" office:value-type="string">
            <text:p text:style-name="P8">7.069,46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.389,13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3.272,42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217,46</text:p>
          </table:table-cell>
          <table:table-cell table:style-name="TBL_5f_0_5f_7.E1" office:value-type="string">
            <text:p text:style-name="P8">454,46</text:p>
          </table:table-cell>
          <table:table-cell table:style-name="TBL_5f_0_5f_7.E1" office:value-type="string">
            <text:p text:style-name="P8">231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85,48</text:p>
          </table:table-cell>
          <table:table-cell table:style-name="TBL_5f_0_5f_7.E1" office:value-type="string">
            <text:p text:style-name="P8">5.531,98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3.877,2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4.666,86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9.461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177,86</text:p>
          </table:table-cell>
          <table:table-cell table:style-name="TBL_5f_0_5f_7.E1" office:value-type="string">
            <text:p text:style-name="P8">30.489,00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5.552,41</text:p>
          </table:table-cell>
          <table:table-cell table:style-name="TBL_5f_0_5f_7.E1" office:value-type="string">
            <text:p text:style-name="P8">1.873,13</text:p>
          </table:table-cell>
          <table:table-cell table:style-name="TBL_5f_0_5f_7.E1" office:value-type="string">
            <text:p text:style-name="P8">1.788,2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661,39</text:p>
          </table:table-cell>
          <table:table-cell table:style-name="TBL_5f_0_5f_7.E1" office:value-type="string">
            <text:p text:style-name="P8">11.891,02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0.795,9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1.159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92,84</text:p>
          </table:table-cell>
          <table:table-cell table:style-name="TBL_5f_0_5f_7.E1" office:value-type="string">
            <text:p text:style-name="P8">8.603,06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8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5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5,91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7.832,07</text:p>
          </table:table-cell>
          <table:table-cell table:style-name="TBL_5f_0_5f_7.E1" office:value-type="string">
            <text:p text:style-name="P8">56.237,66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395,1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111,63</text:p>
          </table:table-cell>
          <table:table-cell table:style-name="TBL_5f_0_5f_7.E1" office:value-type="string">
            <text:p text:style-name="P8">43.126,03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032,6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6.609,94</text:p>
          </table:table-cell>
          <table:table-cell table:style-name="TBL_5f_0_5f_7.E1" office:value-type="string">
            <text:p text:style-name="P8">4.256,62</text:p>
          </table:table-cell>
          <table:table-cell table:style-name="TBL_5f_0_5f_7.E1" office:value-type="string">
            <text:p text:style-name="P8">7.221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478,32</text:p>
          </table:table-cell>
          <table:table-cell table:style-name="TBL_5f_0_5f_7.E1" office:value-type="string">
            <text:p text:style-name="P8">25.131,62</text:p>
          </table:table-cell>
        </table:table-row>
        <table:table-row table:style-name="TBL_5f_0_5f_7.1">
          <table:table-cell table:style-name="TBL_5f_0_5f_7.A1" office:value-type="string">
            <text:p text:style-name="P7">859</text:p>
          </table:table-cell>
          <table:table-cell table:style-name="TBL_5f_0_5f_7.B1" office:value-type="string">
            <text:p text:style-name="P7">GILVANIA ANDRADE</text:p>
          </table:table-cell>
          <table:table-cell table:style-name="TBL_5f_0_5f_7.B1" office:value-type="string">
            <text:p text:style-name="P7">ASSIST. ADMINISTRATIVO - requisitado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.315,57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3.248,24</text:p>
          </table:table-cell>
        </table:table-row>
        <table:table-row table:style-name="TBL_5f_0_5f_7.1">
          <table:table-cell table:style-name="TBL_5f_0_5f_7.A1" office:value-type="string">
            <text:p text:style-name="P7">465</text:p>
          </table:table-cell>
          <table:table-cell table:style-name="TBL_5f_0_5f_7.B1" office:value-type="string">
            <text:p text:style-name="P7">GILZA ALMEIDA ROSARIO</text:p>
          </table:table-cell>
          <table:table-cell table:style-name="TBL_5f_0_5f_7.B1" office:value-type="string">
            <text:p text:style-name="P7">AGENTE ADMINISTRATIVO - requisitado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1.929,93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6.472,43</text:p>
          </table:table-cell>
          <table:table-cell table:style-name="TBL_5f_0_5f_7.E1" office:value-type="string">
            <text:p text:style-name="P8">270,19</text:p>
          </table:table-cell>
          <table:table-cell table:style-name="TBL_5f_0_5f_7.E1" office:value-type="string">
            <text:p text:style-name="P8">189,4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59,68</text:p>
          </table:table-cell>
          <table:table-cell table:style-name="TBL_5f_0_5f_7.E1" office:value-type="string">
            <text:p text:style-name="P8">6.012,75</text:p>
          </table:table-cell>
        </table:table-row>
        <table:table-row table:style-name="TBL_5f_0_5f_7.1">
          <table:table-cell table:style-name="TBL_5f_0_5f_7.A1" office:value-type="string">
            <text:p text:style-name="P7">1233</text:p>
          </table:table-cell>
          <table:table-cell table:style-name="TBL_5f_0_5f_7.B1" office:value-type="string">
            <text:p text:style-name="P7">GISELLE IMBASSAHY MESSIAS SANTO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ISTRITAL - NOSSA SENHORA DO SOCORRO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0.404,46</text:p>
          </table:table-cell>
          <table:table-cell table:style-name="TBL_5f_0_5f_7.E1" office:value-type="string">
            <text:p text:style-name="P8">1.156,12</text:p>
          </table:table-cell>
          <table:table-cell table:style-name="TBL_5f_0_5f_7.E1" office:value-type="string">
            <text:p text:style-name="P8">1.083,6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39,78</text:p>
          </table:table-cell>
          <table:table-cell table:style-name="TBL_5f_0_5f_7.E1" office:value-type="string">
            <text:p text:style-name="P8">8.164,68</text:p>
          </table:table-cell>
        </table:table-row>
        <table:table-row table:style-name="TBL_5f_0_5f_7.1">
          <table:table-cell table:style-name="TBL_5f_0_5f_7.A1" office:value-type="string">
            <text:p text:style-name="P7">1832</text:p>
          </table:table-cell>
          <table:table-cell table:style-name="TBL_5f_0_5f_7.B1" office:value-type="string">
            <text:p text:style-name="P7">GISLAINE FELIX DE CARVALHO CASTRO</text:p>
          </table:table-cell>
          <table:table-cell table:style-name="TBL_5f_0_5f_7.B1" office:value-type="string">
            <text:p text:style-name="P7">Assessor da Div. de G. de Pess. e Ad, Av. e M. de Servidores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417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5.590,90</text:p>
          </table:table-cell>
          <table:table-cell table:style-name="TBL_5f_0_5f_7.E1" office:value-type="string">
            <text:p text:style-name="P8">329,79</text:p>
          </table:table-cell>
          <table:table-cell table:style-name="TBL_5f_0_5f_7.E1" office:value-type="string">
            <text:p text:style-name="P8">60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0,17</text:p>
          </table:table-cell>
          <table:table-cell table:style-name="TBL_5f_0_5f_7.E1" office:value-type="string">
            <text:p text:style-name="P8">5.200,73</text:p>
          </table:table-cell>
        </table:table-row>
        <table:table-row table:style-name="TBL_5f_0_5f_7.1">
          <table:table-cell table:style-name="TBL_5f_0_5f_7.A1" office:value-type="string">
            <text:p text:style-name="P7">1325</text:p>
          </table:table-cell>
          <table:table-cell table:style-name="TBL_5f_0_5f_7.B1" office:value-type="string">
            <text:p text:style-name="P7">GIULLIANO LEMOS ALVES DOS REI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CRIMINAL - ARACAJU 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1.527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3.887,07</text:p>
          </table:table-cell>
          <table:table-cell table:style-name="TBL_5f_0_5f_7.E1" office:value-type="string">
            <text:p text:style-name="P8">1.639,98</text:p>
          </table:table-cell>
          <table:table-cell table:style-name="TBL_5f_0_5f_7.E1" office:value-type="string">
            <text:p text:style-name="P8">1.901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541,02</text:p>
          </table:table-cell>
          <table:table-cell table:style-name="TBL_5f_0_5f_7.E1" office:value-type="string">
            <text:p text:style-name="P8">10.346,05</text:p>
          </table:table-cell>
        </table:table-row>
        <table:table-row table:style-name="TBL_5f_0_5f_7.1">
          <table:table-cell table:style-name="TBL_5f_0_5f_7.A1" office:value-type="string">
            <text:p text:style-name="P7">1205</text:p>
          </table:table-cell>
          <table:table-cell table:style-name="TBL_5f_0_5f_7.B1" office:value-type="string">
            <text:p text:style-name="P7">GIVANILSON SANTOS DE JESUS</text:p>
          </table:table-cell>
          <table:table-cell table:style-name="TBL_5f_0_5f_7.B1" office:value-type="string">
            <text:p text:style-name="P7">ANALISTA DO MP- CONTADOR</text:p>
          </table:table-cell>
          <table:table-cell table:style-name="TBL_5f_0_5f_7.B1" office:value-type="string">
            <text:p text:style-name="P7">DIVISAO DE ACOMPANHAMENTO ORCAMENTARIO E ANALISE ECONOMICA</text:p>
          </table:table-cell>
          <table:table-cell table:style-name="TBL_5f_0_5f_7.E1" office:value-type="string">
            <text:p text:style-name="P8">9.609,64</text:p>
          </table:table-cell>
          <table:table-cell table:style-name="TBL_5f_0_5f_7.E1" office:value-type="string">
            <text:p text:style-name="P8">4.162,61</text:p>
          </table:table-cell>
          <table:table-cell table:style-name="TBL_5f_0_5f_7.E1" office:value-type="string">
            <text:p text:style-name="P8">4.352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0.298,04</text:p>
          </table:table-cell>
          <table:table-cell table:style-name="TBL_5f_0_5f_7.E1" office:value-type="string">
            <text:p text:style-name="P8">1.928,12</text:p>
          </table:table-cell>
          <table:table-cell table:style-name="TBL_5f_0_5f_7.E1" office:value-type="string">
            <text:p text:style-name="P8">3.584,8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512,94</text:p>
          </table:table-cell>
          <table:table-cell table:style-name="TBL_5f_0_5f_7.E1" office:value-type="string">
            <text:p text:style-name="P8">14.785,10</text:p>
          </table:table-cell>
        </table:table-row>
        <table:table-row table:style-name="TBL_5f_0_5f_7.1">
          <table:table-cell table:style-name="TBL_5f_0_5f_7.A1" office:value-type="string">
            <text:p text:style-name="P7">1887</text:p>
          </table:table-cell>
          <table:table-cell table:style-name="TBL_5f_0_5f_7.B1" office:value-type="string">
            <text:p text:style-name="P7">GLADEMIR GONCALVES DE FRANCA FILH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2ª PROMOTORIA DE JUSTICA CRIMINAL - NOSSA SENHORA DO SOCORRO</text:p>
          </table:table-cell>
          <table:table-cell table:style-name="TBL_5f_0_5f_7.E1" office:value-type="string">
            <text:p text:style-name="P8">6.774,42</text:p>
          </table:table-cell>
          <table:table-cell table:style-name="TBL_5f_0_5f_7.E1" office:value-type="string">
            <text:p text:style-name="P8">712,6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9.633,53</text:p>
          </table:table-cell>
          <table:table-cell table:style-name="TBL_5f_0_5f_7.E1" office:value-type="string">
            <text:p text:style-name="P8">1.048,19</text:p>
          </table:table-cell>
          <table:table-cell table:style-name="TBL_5f_0_5f_7.E1" office:value-type="string">
            <text:p text:style-name="P8">901,3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49,53</text:p>
          </table:table-cell>
          <table:table-cell table:style-name="TBL_5f_0_5f_7.E1" office:value-type="string">
            <text:p text:style-name="P8">7.684,00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4.488,61</text:p>
          </table:table-cell>
          <table:table-cell table:style-name="TBL_5f_0_5f_8.E1" office:value-type="string">
            <text:p text:style-name="P8">751,97</text:p>
          </table:table-cell>
          <table:table-cell table:style-name="TBL_5f_0_5f_8.E1" office:value-type="string">
            <text:p text:style-name="P8">2.310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62,63</text:p>
          </table:table-cell>
          <table:table-cell table:style-name="TBL_5f_0_5f_8.E1" office:value-type="string">
            <text:p text:style-name="P8">11.425,98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9,13</text:p>
          </table:table-cell>
          <table:table-cell table:style-name="TBL_5f_0_5f_8.E1" office:value-type="string">
            <text:p text:style-name="P8">41.264,72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11,63</text:p>
          </table:table-cell>
          <table:table-cell table:style-name="TBL_5f_0_5f_8.E1" office:value-type="string">
            <text:p text:style-name="P8">28.153,0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.840,49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2.770,63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7.123,04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117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93,47</text:p>
          </table:table-cell>
          <table:table-cell table:style-name="TBL_5f_0_5f_8.E1" office:value-type="string">
            <text:p text:style-name="P8">13.429,57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050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3.412,06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87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1,25</text:p>
          </table:table-cell>
          <table:table-cell table:style-name="TBL_5f_0_5f_8.E1" office:value-type="string">
            <text:p text:style-name="P8">10.210,81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10.673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4.806,0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4.852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63,74</text:p>
          </table:table-cell>
          <table:table-cell table:style-name="TBL_5f_0_5f_8.E1" office:value-type="string">
            <text:p text:style-name="P8">18.242,31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TRIAGEM TECNICA DAS PROMOTORIAS DE JUSTICA DO TRIBUNAL DO JURI DE ARACAJU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627,07</text:p>
          </table:table-cell>
          <table:table-cell table:style-name="TBL_5f_0_5f_8.E1" office:value-type="string">
            <text:p text:style-name="P8">800,53</text:p>
          </table:table-cell>
          <table:table-cell table:style-name="TBL_5f_0_5f_8.E1" office:value-type="string">
            <text:p text:style-name="P8">48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83,50</text:p>
          </table:table-cell>
          <table:table-cell table:style-name="TBL_5f_0_5f_8.E1" office:value-type="string">
            <text:p text:style-name="P8">6.343,57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ARACAJU 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63,9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1.925,22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366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89,42</text:p>
          </table:table-cell>
          <table:table-cell table:style-name="TBL_5f_0_5f_8.E1" office:value-type="string">
            <text:p text:style-name="P8">9.235,80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026,86</text:p>
          </table:table-cell>
          <table:table-cell table:style-name="TBL_5f_0_5f_8.E1" office:value-type="string">
            <text:p text:style-name="P8">1.459,58</text:p>
          </table:table-cell>
          <table:table-cell table:style-name="TBL_5f_0_5f_8.E1" office:value-type="string">
            <text:p text:style-name="P8">2.507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66,98</text:p>
          </table:table-cell>
          <table:table-cell table:style-name="TBL_5f_0_5f_8.E1" office:value-type="string">
            <text:p text:style-name="P8">12.059,88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ESTANCIA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7.408,01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413,06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61,67</text:p>
          </table:table-cell>
          <table:table-cell table:style-name="TBL_5f_0_5f_8.E1" office:value-type="string">
            <text:p text:style-name="P8">14.875,82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1.451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91,49</text:p>
          </table:table-cell>
          <table:table-cell table:style-name="TBL_5f_0_5f_8.E1" office:value-type="string">
            <text:p text:style-name="P8">11.784,33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2.619,31</text:p>
          </table:table-cell>
          <table:table-cell table:style-name="TBL_5f_0_5f_8.E1" office:value-type="string">
            <text:p text:style-name="P8">392,9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4.921,20</text:p>
          </table:table-cell>
          <table:table-cell table:style-name="TBL_5f_0_5f_8.E1" office:value-type="string">
            <text:p text:style-name="P8">421,71</text:p>
          </table:table-cell>
          <table:table-cell table:style-name="TBL_5f_0_5f_8.E1" office:value-type="string">
            <text:p text:style-name="P8">37,2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58,98</text:p>
          </table:table-cell>
          <table:table-cell table:style-name="TBL_5f_0_5f_8.E1" office:value-type="string">
            <text:p text:style-name="P8">4.462,22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6ª PROMOTORIA DE JUSTICA CRIMINAL - ARACAJ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132,4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1.969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80,63</text:p>
          </table:table-cell>
          <table:table-cell table:style-name="TBL_5f_0_5f_8.E1" office:value-type="string">
            <text:p text:style-name="P8">10.451,82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14.335,67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2.011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51,02</text:p>
          </table:table-cell>
          <table:table-cell table:style-name="TBL_5f_0_5f_8.E1" office:value-type="string">
            <text:p text:style-name="P8">10.684,65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240</text:p>
          </table:table-cell>
          <table:table-cell table:style-name="TBL_5f_0_5f_8.B1" office:value-type="string">
            <text:p text:style-name="P7">HELIO LIMA FEITOSA</text:p>
          </table:table-cell>
          <table:table-cell table:style-name="TBL_5f_0_5f_8.B1" office:value-type="string">
            <text:p text:style-name="P7">2º TENENTE - requisitado</text:p>
          </table:table-cell>
          <table:table-cell table:style-name="TBL_5f_0_5f_8.B1" office:value-type="string">
            <text:p text:style-name="P7">GRUPO DE ATUACAO ESPECIAL DE COMBATE AO CRIME ORGANIZADO (GAECO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179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37,8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,86</text:p>
          </table:table-cell>
          <table:table-cell table:style-name="TBL_5f_0_5f_8.E1" office:value-type="string">
            <text:p text:style-name="P8">2.333,03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7.611,74</text:p>
          </table:table-cell>
          <table:table-cell table:style-name="TBL_5f_0_5f_8.E1" office:value-type="string">
            <text:p text:style-name="P8">800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0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1.733,92</text:p>
          </table:table-cell>
          <table:table-cell table:style-name="TBL_5f_0_5f_8.E1" office:value-type="string">
            <text:p text:style-name="P8">1.177,75</text:p>
          </table:table-cell>
          <table:table-cell table:style-name="TBL_5f_0_5f_8.E1" office:value-type="string">
            <text:p text:style-name="P8">1.175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52,94</text:p>
          </table:table-cell>
          <table:table-cell table:style-name="TBL_5f_0_5f_8.E1" office:value-type="string">
            <text:p text:style-name="P8">9.380,98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7.145,86</text:p>
          </table:table-cell>
          <table:table-cell table:style-name="TBL_5f_0_5f_8.E1" office:value-type="string">
            <text:p text:style-name="P8">50.834,97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4.992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709,17</text:p>
          </table:table-cell>
          <table:table-cell table:style-name="TBL_5f_0_5f_8.E1" office:value-type="string">
            <text:p text:style-name="P8">41.125,80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063,73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068,78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MPO DO BRITO </text:p>
          </table:table-cell>
          <table:table-cell table:style-name="TBL_5f_0_5f_8.E1" office:value-type="string">
            <text:p text:style-name="P8">2.776,47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11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724,08</text:p>
          </table:table-cell>
          <table:table-cell table:style-name="TBL_5f_0_5f_8.E1" office:value-type="string">
            <text:p text:style-name="P8">419,37</text:p>
          </table:table-cell>
          <table:table-cell table:style-name="TBL_5f_0_5f_8.E1" office:value-type="string">
            <text:p text:style-name="P8">5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69,78</text:p>
          </table:table-cell>
          <table:table-cell table:style-name="TBL_5f_0_5f_8.E1" office:value-type="string">
            <text:p text:style-name="P8">5.254,30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505,23</text:p>
          </table:table-cell>
          <table:table-cell table:style-name="TBL_5f_0_5f_8.E1" office:value-type="string">
            <text:p text:style-name="P8">368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79,9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0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6.871,08</text:p>
          </table:table-cell>
          <table:table-cell table:style-name="TBL_5f_0_5f_8.E1" office:value-type="string">
            <text:p text:style-name="P8">542,36</text:p>
          </table:table-cell>
          <table:table-cell table:style-name="TBL_5f_0_5f_8.E1" office:value-type="string">
            <text:p text:style-name="P8">174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17,30</text:p>
          </table:table-cell>
          <table:table-cell table:style-name="TBL_5f_0_5f_8.E1" office:value-type="string">
            <text:p text:style-name="P8">6.153,78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223</text:p>
          </table:table-cell>
          <table:table-cell table:style-name="TBL_5f_0_5f_8.B1" office:value-type="string">
            <text:p text:style-name="P7">ICARO PRADO NOVAES</text:p>
          </table:table-cell>
          <table:table-cell table:style-name="TBL_5f_0_5f_8.B1" office:value-type="string">
            <text:p text:style-name="P7">Assessor de Imprensa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07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12,76</text:p>
          </table:table-cell>
          <table:table-cell table:style-name="TBL_5f_0_5f_8.E1" office:value-type="string">
            <text:p text:style-name="P8">1.320,25</text:p>
          </table:table-cell>
          <table:table-cell table:style-name="TBL_5f_0_5f_8.E1" office:value-type="string">
            <text:p text:style-name="P8">75,5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5,56</text:p>
          </table:table-cell>
          <table:table-cell table:style-name="TBL_5f_0_5f_8.E1" office:value-type="string">
            <text:p text:style-name="P8">1.244,69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1.987,5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1.920,17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5.270,57</text:p>
          </table:table-cell>
          <table:table-cell table:style-name="TBL_5f_0_5f_8.E1" office:value-type="string">
            <text:p text:style-name="P8">790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60,39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8.830,54</text:p>
          </table:table-cell>
          <table:table-cell table:style-name="TBL_5f_0_5f_8.E1" office:value-type="string">
            <text:p text:style-name="P8">848,56</text:p>
          </table:table-cell>
          <table:table-cell table:style-name="TBL_5f_0_5f_8.E1" office:value-type="string">
            <text:p text:style-name="P8">800,7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49,27</text:p>
          </table:table-cell>
          <table:table-cell table:style-name="TBL_5f_0_5f_8.E1" office:value-type="string">
            <text:p text:style-name="P8">7.181,27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1.710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172,05</text:p>
          </table:table-cell>
          <table:table-cell table:style-name="TBL_5f_0_5f_8.E1" office:value-type="string">
            <text:p text:style-name="P8">1.436,83</text:p>
          </table:table-cell>
          <table:table-cell table:style-name="TBL_5f_0_5f_8.E1" office:value-type="string">
            <text:p text:style-name="P8">1.557,8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94,68</text:p>
          </table:table-cell>
          <table:table-cell table:style-name="TBL_5f_0_5f_8.E1" office:value-type="string">
            <text:p text:style-name="P8">9.177,37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523,08</text:p>
          </table:table-cell>
          <table:table-cell table:style-name="TBL_5f_0_5f_8.E1" office:value-type="string">
            <text:p text:style-name="P8">1.13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9.531,56</text:p>
          </table:table-cell>
          <table:table-cell table:style-name="TBL_5f_0_5f_8.E1" office:value-type="string">
            <text:p text:style-name="P8">769,34</text:p>
          </table:table-cell>
          <table:table-cell table:style-name="TBL_5f_0_5f_8.E1" office:value-type="string">
            <text:p text:style-name="P8">743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512,71</text:p>
          </table:table-cell>
          <table:table-cell table:style-name="TBL_5f_0_5f_8.E1" office:value-type="string">
            <text:p text:style-name="P8">8.018,85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053,58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2.381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04,81</text:p>
          </table:table-cell>
          <table:table-cell table:style-name="TBL_5f_0_5f_8.E1" office:value-type="string">
            <text:p text:style-name="P8">11.348,77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INDIAROBA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81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2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10.860,55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989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37,53</text:p>
          </table:table-cell>
          <table:table-cell table:style-name="TBL_5f_0_5f_8.E1" office:value-type="string">
            <text:p text:style-name="P8">8.823,02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859,11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80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384,59</text:p>
          </table:table-cell>
          <table:table-cell table:style-name="TBL_5f_0_5f_8.E1" office:value-type="string">
            <text:p text:style-name="P8">12.474,52</text:p>
          </table:table-cell>
        </table:table-row>
        <table:table-row table:style-name="TBL_5f_0_5f_8.1">
          <table:table-cell table:style-name="TBL_5f_0_5f_8.A1" office:value-type="string">
            <text:p text:style-name="P7">2013</text:p>
          </table:table-cell>
          <table:table-cell table:style-name="TBL_5f_0_5f_8.B1" office:value-type="string">
            <text:p text:style-name="P7">ITAMAR MARQUES AMARAL JUNIOR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1.026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250,99</text:p>
          </table:table-cell>
          <table:table-cell table:style-name="TBL_5f_0_5f_8.E1" office:value-type="string">
            <text:p text:style-name="P8">828,94</text:p>
          </table:table-cell>
          <table:table-cell table:style-name="TBL_5f_0_5f_8.E1" office:value-type="string">
            <text:p text:style-name="P8">2.206,3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35,33</text:p>
          </table:table-cell>
          <table:table-cell table:style-name="TBL_5f_0_5f_8.E1" office:value-type="string">
            <text:p text:style-name="P8">12.215,66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3ª PROMOTORIA DE JUSTICA CRIMINAL - NOSSA SENHORA DO SOCORRO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5.862,03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7.044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61,36</text:p>
          </table:table-cell>
          <table:table-cell table:style-name="TBL_5f_0_5f_8.E1" office:value-type="string">
            <text:p text:style-name="P8">24.100,67</text:p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4.563,20</text:p>
          </table:table-cell>
          <table:table-cell table:style-name="TBL_5f_0_5f_8.E1" office:value-type="string">
            <text:p text:style-name="P8">8.248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3.273,28</text:p>
          </table:table-cell>
          <table:table-cell table:style-name="TBL_5f_0_5f_8.E1" office:value-type="string">
            <text:p text:style-name="P8">1.836,21</text:p>
          </table:table-cell>
          <table:table-cell table:style-name="TBL_5f_0_5f_8.E1" office:value-type="string">
            <text:p text:style-name="P8">4.448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284,93</text:p>
          </table:table-cell>
          <table:table-cell table:style-name="TBL_5f_0_5f_8.E1" office:value-type="string">
            <text:p text:style-name="P8">16.988,35</text:p>
          </table:table-cell>
        </table:table-row>
        <table:table-row table:style-name="TBL_5f_0_5f_8.1">
          <table:table-cell table:style-name="TBL_5f_0_5f_8.A1" office:value-type="string">
            <text:p text:style-name="P7">1442</text:p>
          </table:table-cell>
          <table:table-cell table:style-name="TBL_5f_0_5f_8.B1" office:value-type="string">
            <text:p text:style-name="P7">IVAN VIEIRA DE ARAUJO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ESTANCIA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994,4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82,4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8.866,36</text:p>
          </table:table-cell>
          <table:table-cell table:style-name="TBL_5f_0_5f_8.E1" office:value-type="string">
            <text:p text:style-name="P8">835,34</text:p>
          </table:table-cell>
          <table:table-cell table:style-name="TBL_5f_0_5f_8.E1" office:value-type="string">
            <text:p text:style-name="P8">541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77,10</text:p>
          </table:table-cell>
          <table:table-cell table:style-name="TBL_5f_0_5f_8.E1" office:value-type="string">
            <text:p text:style-name="P8">7.489,26</text:p>
          </table:table-cell>
        </table:table-row>
        <table:table-row table:style-name="TBL_5f_0_5f_8.1">
          <table:table-cell table:style-name="TBL_5f_0_5f_8.A1" office:value-type="string">
            <text:p text:style-name="P7">1737</text:p>
          </table:table-cell>
          <table:table-cell table:style-name="TBL_5f_0_5f_8.B1" office:value-type="string">
            <text:p text:style-name="P7">IVANDILSON DE MOURA FE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PELA</text:p>
          </table:table-cell>
          <table:table-cell table:style-name="TBL_5f_0_5f_8.E1" office:value-type="string">
            <text:p text:style-name="P8">3.119,64</text:p>
          </table:table-cell>
          <table:table-cell table:style-name="TBL_5f_0_5f_8.E1" office:value-type="string">
            <text:p text:style-name="P8">77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6.471,91</text:p>
          </table:table-cell>
          <table:table-cell table:style-name="TBL_5f_0_5f_8.E1" office:value-type="string">
            <text:p text:style-name="P8">545,94</text:p>
          </table:table-cell>
          <table:table-cell table:style-name="TBL_5f_0_5f_8.E1" office:value-type="string">
            <text:p text:style-name="P8">91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37,30</text:p>
          </table:table-cell>
          <table:table-cell table:style-name="TBL_5f_0_5f_8.E1" office:value-type="string">
            <text:p text:style-name="P8">5.834,61</text:p>
          </table:table-cell>
        </table:table-row>
        <table:table-row table:style-name="TBL_5f_0_5f_8.1">
          <table:table-cell table:style-name="TBL_5f_0_5f_8.A1" office:value-type="string">
            <text:p text:style-name="P7">1657</text:p>
          </table:table-cell>
          <table:table-cell table:style-name="TBL_5f_0_5f_8.B1" office:value-type="string">
            <text:p text:style-name="P7">IVES ROCH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PATRIMONIO/DM/DA/SG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223</text:p>
          </table:table-cell>
          <table:table-cell table:style-name="TBL_5f_0_5f_8.B1" office:value-type="string">
            <text:p text:style-name="P7">IZABELA ROSA VIEIR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ARTORIO DO 2º GRA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5.632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9.255,73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3.45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089,98</text:p>
          </table:table-cell>
          <table:table-cell table:style-name="TBL_5f_0_5f_8.E1" office:value-type="string">
            <text:p text:style-name="P8">14.165,75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71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396,08</text:p>
          </table:table-cell>
          <table:table-cell table:style-name="TBL_5f_0_5f_9.E1" office:value-type="string">
            <text:p text:style-name="P8">1.048,19</text:p>
          </table:table-cell>
          <table:table-cell table:style-name="TBL_5f_0_5f_9.E1" office:value-type="string">
            <text:p text:style-name="P8">901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49,53</text:p>
          </table:table-cell>
          <table:table-cell table:style-name="TBL_5f_0_5f_9.E1" office:value-type="string">
            <text:p text:style-name="P8">7.446,55</text:p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690,79</text:p>
          </table:table-cell>
          <table:table-cell table:style-name="TBL_5f_0_5f_9.E1" office:value-type="string">
            <text:p text:style-name="P8">938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69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8.171,08</text:p>
          </table:table-cell>
          <table:table-cell table:style-name="TBL_5f_0_5f_9.E1" office:value-type="string">
            <text:p text:style-name="P8">788,05</text:p>
          </table:table-cell>
          <table:table-cell table:style-name="TBL_5f_0_5f_9.E1" office:value-type="string">
            <text:p text:style-name="P8">410,4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98,46</text:p>
          </table:table-cell>
          <table:table-cell table:style-name="TBL_5f_0_5f_9.E1" office:value-type="string">
            <text:p text:style-name="P8">6.972,62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6ª PROMOTORIA DE JUSTICA CRIMINAL - ARACAJU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627,0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482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83,50</text:p>
          </table:table-cell>
          <table:table-cell table:style-name="TBL_5f_0_5f_9.E1" office:value-type="string">
            <text:p text:style-name="P8">6.343,57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91,6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10.521,1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1.154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54,66</text:p>
          </table:table-cell>
          <table:table-cell table:style-name="TBL_5f_0_5f_9.E1" office:value-type="string">
            <text:p text:style-name="P8">8.566,51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5.590,90</text:p>
          </table:table-cell>
          <table:table-cell table:style-name="TBL_5f_0_5f_9.E1" office:value-type="string">
            <text:p text:style-name="P8">329,79</text:p>
          </table:table-cell>
          <table:table-cell table:style-name="TBL_5f_0_5f_9.E1" office:value-type="string">
            <text:p text:style-name="P8">79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9,78</text:p>
          </table:table-cell>
          <table:table-cell table:style-name="TBL_5f_0_5f_9.E1" office:value-type="string">
            <text:p text:style-name="P8">5.181,12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35.862,03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6.992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709,22</text:p>
          </table:table-cell>
          <table:table-cell table:style-name="TBL_5f_0_5f_9.E1" office:value-type="string">
            <text:p text:style-name="P8">24.152,81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274,77</text:p>
          </table:table-cell>
          <table:table-cell table:style-name="TBL_5f_0_5f_9.E1" office:value-type="string">
            <text:p text:style-name="P8">471,21</text:p>
          </table:table-cell>
          <table:table-cell table:style-name="TBL_5f_0_5f_9.E1" office:value-type="string">
            <text:p text:style-name="P8">60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1,28</text:p>
          </table:table-cell>
          <table:table-cell table:style-name="TBL_5f_0_5f_9.E1" office:value-type="string">
            <text:p text:style-name="P8">4.743,49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7.463,17</text:p>
          </table:table-cell>
          <table:table-cell table:style-name="TBL_5f_0_5f_9.E1" office:value-type="string">
            <text:p text:style-name="P8">684,71</text:p>
          </table:table-cell>
          <table:table-cell table:style-name="TBL_5f_0_5f_9.E1" office:value-type="string">
            <text:p text:style-name="P8">26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52,29</text:p>
          </table:table-cell>
          <table:table-cell table:style-name="TBL_5f_0_5f_9.E1" office:value-type="string">
            <text:p text:style-name="P8">6.510,88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447,42</text:p>
          </table:table-cell>
          <table:table-cell table:style-name="TBL_5f_0_5f_9.E1" office:value-type="string">
            <text:p text:style-name="P8">15.802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22.423,22</text:p>
          </table:table-cell>
          <table:table-cell table:style-name="TBL_5f_0_5f_9.E1" office:value-type="string">
            <text:p text:style-name="P8">2.625,91</text:p>
          </table:table-cell>
          <table:table-cell table:style-name="TBL_5f_0_5f_9.E1" office:value-type="string">
            <text:p text:style-name="P8">3.977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603,26</text:p>
          </table:table-cell>
          <table:table-cell table:style-name="TBL_5f_0_5f_9.E1" office:value-type="string">
            <text:p text:style-name="P8">15.819,96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POIO OPERACIONAL - SEC. GERAL</text:p>
          </table:table-cell>
          <table:table-cell table:style-name="TBL_5f_0_5f_9.E1" office:value-type="string">
            <text:p text:style-name="P8">3.938,47</text:p>
          </table:table-cell>
          <table:table-cell table:style-name="TBL_5f_0_5f_9.E1" office:value-type="string">
            <text:p text:style-name="P8">414,3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400,29</text:p>
          </table:table-cell>
          <table:table-cell table:style-name="TBL_5f_0_5f_9.E1" office:value-type="string">
            <text:p text:style-name="P8">609,39</text:p>
          </table:table-cell>
          <table:table-cell table:style-name="TBL_5f_0_5f_9.E1" office:value-type="string">
            <text:p text:style-name="P8">473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82,56</text:p>
          </table:table-cell>
          <table:table-cell table:style-name="TBL_5f_0_5f_9.E1" office:value-type="string">
            <text:p text:style-name="P8">6.317,73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476,72</text:p>
          </table:table-cell>
          <table:table-cell table:style-name="TBL_5f_0_5f_9.E1" office:value-type="string">
            <text:p text:style-name="P8">499,48</text:p>
          </table:table-cell>
          <table:table-cell table:style-name="TBL_5f_0_5f_9.E1" office:value-type="string">
            <text:p text:style-name="P8">10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4,92</text:p>
          </table:table-cell>
          <table:table-cell table:style-name="TBL_5f_0_5f_9.E1" office:value-type="string">
            <text:p text:style-name="P8">4.871,80</text:p>
          </table:table-cell>
        </table:table-row>
        <table:table-row table:style-name="TBL_5f_0_5f_9.1">
          <table:table-cell table:style-name="TBL_5f_0_5f_9.A1" office:value-type="string">
            <text:p text:style-name="P7">2230</text:p>
          </table:table-cell>
          <table:table-cell table:style-name="TBL_5f_0_5f_9.B1" office:value-type="string">
            <text:p text:style-name="P7">JESSYCA KAROLINE SOUZA ALVES</text:p>
          </table:table-cell>
          <table:table-cell table:style-name="TBL_5f_0_5f_9.B1" office:value-type="string">
            <text:p text:style-name="P7">SOLDADO - requis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27</text:p>
          </table:table-cell>
          <table:table-cell table:style-name="TBL_5f_0_5f_9.B1" office:value-type="string">
            <text:p text:style-name="P7">JOAMERSON CLEINE XAVIER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TOBIAS BARRETO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71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10.648,76</text:p>
          </table:table-cell>
          <table:table-cell table:style-name="TBL_5f_0_5f_9.E1" office:value-type="string">
            <text:p text:style-name="P8">1.048,19</text:p>
          </table:table-cell>
          <table:table-cell table:style-name="TBL_5f_0_5f_9.E1" office:value-type="string">
            <text:p text:style-name="P8">901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49,53</text:p>
          </table:table-cell>
          <table:table-cell table:style-name="TBL_5f_0_5f_9.E1" office:value-type="string">
            <text:p text:style-name="P8">8.699,23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11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844,35</text:p>
          </table:table-cell>
          <table:table-cell table:style-name="TBL_5f_0_5f_9.E1" office:value-type="string">
            <text:p text:style-name="P8">1.711,28</text:p>
          </table:table-cell>
          <table:table-cell table:style-name="TBL_5f_0_5f_9.E1" office:value-type="string">
            <text:p text:style-name="P8">1.969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80,63</text:p>
          </table:table-cell>
          <table:table-cell table:style-name="TBL_5f_0_5f_9.E1" office:value-type="string">
            <text:p text:style-name="P8">11.163,72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718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10.796,72</text:p>
          </table:table-cell>
          <table:table-cell table:style-name="TBL_5f_0_5f_9.E1" office:value-type="string">
            <text:p text:style-name="P8">1.105,86</text:p>
          </table:table-cell>
          <table:table-cell table:style-name="TBL_5f_0_5f_9.E1" office:value-type="string">
            <text:p text:style-name="P8">998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04,61</text:p>
          </table:table-cell>
          <table:table-cell table:style-name="TBL_5f_0_5f_9.E1" office:value-type="string">
            <text:p text:style-name="P8">8.692,11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8.914,52</text:p>
          </table:table-cell>
          <table:table-cell table:style-name="TBL_5f_0_5f_9.E1" office:value-type="string">
            <text:p text:style-name="P8">805,40</text:p>
          </table:table-cell>
          <table:table-cell table:style-name="TBL_5f_0_5f_9.E1" office:value-type="string">
            <text:p text:style-name="P8">491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96,59</text:p>
          </table:table-cell>
          <table:table-cell table:style-name="TBL_5f_0_5f_9.E1" office:value-type="string">
            <text:p text:style-name="P8">7.617,93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96,2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6.609,23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149,9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5,43</text:p>
          </table:table-cell>
          <table:table-cell table:style-name="TBL_5f_0_5f_9.E1" office:value-type="string">
            <text:p text:style-name="P8">6.263,80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8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5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5,91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2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9.954,19</text:p>
          </table:table-cell>
          <table:table-cell table:style-name="TBL_5f_0_5f_9.E1" office:value-type="string">
            <text:p text:style-name="P8">1.023,25</text:p>
          </table:table-cell>
          <table:table-cell table:style-name="TBL_5f_0_5f_9.E1" office:value-type="string">
            <text:p text:style-name="P8">486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10,00</text:p>
          </table:table-cell>
          <table:table-cell table:style-name="TBL_5f_0_5f_9.E1" office:value-type="string">
            <text:p text:style-name="P8">8.444,19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611,74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0.984,85</text:p>
          </table:table-cell>
          <table:table-cell table:style-name="TBL_5f_0_5f_9.E1" office:value-type="string">
            <text:p text:style-name="P8">1.177,75</text:p>
          </table:table-cell>
          <table:table-cell table:style-name="TBL_5f_0_5f_9.E1" office:value-type="string">
            <text:p text:style-name="P8">1.120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97,94</text:p>
          </table:table-cell>
          <table:table-cell table:style-name="TBL_5f_0_5f_9.E1" office:value-type="string">
            <text:p text:style-name="P8">8.686,91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943,06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6.282,26</text:p>
          </table:table-cell>
          <table:table-cell table:style-name="TBL_5f_0_5f_9.E1" office:value-type="string">
            <text:p text:style-name="P8">473,83</text:p>
          </table:table-cell>
          <table:table-cell table:style-name="TBL_5f_0_5f_9.E1" office:value-type="string">
            <text:p text:style-name="P8">81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55,63</text:p>
          </table:table-cell>
          <table:table-cell table:style-name="TBL_5f_0_5f_9.E1" office:value-type="string">
            <text:p text:style-name="P8">5.726,63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566,5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656,45</text:p>
          </table:table-cell>
          <table:table-cell table:style-name="TBL_5f_0_5f_9.E1" office:value-type="string">
            <text:p text:style-name="P8">1.084,64</text:p>
          </table:table-cell>
          <table:table-cell table:style-name="TBL_5f_0_5f_9.E1" office:value-type="string">
            <text:p text:style-name="P8">962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47,56</text:p>
          </table:table-cell>
          <table:table-cell table:style-name="TBL_5f_0_5f_9.E1" office:value-type="string">
            <text:p text:style-name="P8">7.608,89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830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050,23</text:p>
          </table:table-cell>
          <table:table-cell table:style-name="TBL_5f_0_5f_9.E1" office:value-type="string">
            <text:p text:style-name="P8">743,44</text:p>
          </table:table-cell>
          <table:table-cell table:style-name="TBL_5f_0_5f_9.E1" office:value-type="string">
            <text:p text:style-name="P8">837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1,34</text:p>
          </table:table-cell>
          <table:table-cell table:style-name="TBL_5f_0_5f_9.E1" office:value-type="string">
            <text:p text:style-name="P8">7.468,8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9.442,09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7.920,2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636,77</text:p>
          </table:table-cell>
          <table:table-cell table:style-name="TBL_5f_0_5f_9.E1" office:value-type="string">
            <text:p text:style-name="P8">26.805,32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ENTRO DE APOIO OPERACIONAL DE SEGURANCA PUBLICA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194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4.468,6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4.434,05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293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7.170,37</text:p>
          </table:table-cell>
          <table:table-cell table:style-name="TBL_5f_0_5f_9.E1" office:value-type="string">
            <text:p text:style-name="P8">561,22</text:p>
          </table:table-cell>
          <table:table-cell table:style-name="TBL_5f_0_5f_9.E1" office:value-type="string">
            <text:p text:style-name="P8">133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5,10</text:p>
          </table:table-cell>
          <table:table-cell table:style-name="TBL_5f_0_5f_9.E1" office:value-type="string">
            <text:p text:style-name="P8">6.475,27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668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6.397,21</text:p>
          </table:table-cell>
          <table:table-cell table:style-name="TBL_5f_0_5f_9.E1" office:value-type="string">
            <text:p text:style-name="P8">59.070,08</text:p>
          </table:table-cell>
          <table:table-cell table:style-name="TBL_5f_0_5f_9.E1" office:value-type="string">
            <text:p text:style-name="P8">4.480,65</text:p>
          </table:table-cell>
          <table:table-cell table:style-name="TBL_5f_0_5f_9.E1" office:value-type="string">
            <text:p text:style-name="P8">4.839,5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.320,16</text:p>
          </table:table-cell>
          <table:table-cell table:style-name="TBL_5f_0_5f_9.E1" office:value-type="string">
            <text:p text:style-name="P8">49.749,92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8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5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5,91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2.497,57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6.504,03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9.805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4.917,34</text:p>
          </table:table-cell>
          <table:table-cell table:style-name="TBL_5f_0_5f_9.E1" office:value-type="string">
            <text:p text:style-name="P8">31.586,69</text:p>
          </table:table-cell>
        </table:table-row>
        <table:table-row table:style-name="TBL_5f_0_5f_9.1">
          <table:table-cell table:style-name="TBL_5f_0_5f_9.A1" office:value-type="string">
            <text:p text:style-name="P7">2221</text:p>
          </table:table-cell>
          <table:table-cell table:style-name="TBL_5f_0_5f_9.B1" office:value-type="string">
            <text:p text:style-name="P7">JORGIVALDO SILVA FEITOS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10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.626,07</text:p>
          </table:table-cell>
          <table:table-cell table:style-name="TBL_5f_0_5f_9.E1" office:value-type="string">
            <text:p text:style-name="P8">95,2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5,28</text:p>
          </table:table-cell>
          <table:table-cell table:style-name="TBL_5f_0_5f_9.E1" office:value-type="string">
            <text:p text:style-name="P8">3.530,79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RETORIA DE PLANEJAMENTO ORCAMENTO E PERICIA CONTABIL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496,02</text:p>
          </table:table-cell>
          <table:table-cell table:style-name="TBL_5f_0_5f_9.E1" office:value-type="string">
            <text:p text:style-name="P8">8.612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5.273,98</text:p>
          </table:table-cell>
          <table:table-cell table:style-name="TBL_5f_0_5f_9.E1" office:value-type="string">
            <text:p text:style-name="P8">532,40</text:p>
          </table:table-cell>
          <table:table-cell table:style-name="TBL_5f_0_5f_9.E1" office:value-type="string">
            <text:p text:style-name="P8">2.346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78,58</text:p>
          </table:table-cell>
          <table:table-cell table:style-name="TBL_5f_0_5f_9.E1" office:value-type="string">
            <text:p text:style-name="P8">12.395,40</text:p>
          </table:table-cell>
        </table:table-row>
        <table:table-row table:style-name="TBL_5f_0_5f_9.1">
          <table:table-cell table:style-name="TBL_5f_0_5f_9.A1" office:value-type="string">
            <text:p text:style-name="P7">2171</text:p>
          </table:table-cell>
          <table:table-cell table:style-name="TBL_5f_0_5f_9.B1" office:value-type="string">
            <text:p text:style-name="P7">JOSE ANCELMO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96</text:p>
          </table:table-cell>
          <table:table-cell table:style-name="TBL_5f_0_5f_9.B1" office:value-type="string">
            <text:p text:style-name="P7">JOSE ANCELMO OLIVEIRA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COORDENADORIA DE DOCUMENTACAO E DE MEMORIA DO MP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4.933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7,06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13.115,20</text:p>
          </table:table-cell>
          <table:table-cell table:style-name="TBL_5f_0_5f_9.E1" office:value-type="string">
            <text:p text:style-name="P8">1.428,57</text:p>
          </table:table-cell>
          <table:table-cell table:style-name="TBL_5f_0_5f_9.E1" office:value-type="string">
            <text:p text:style-name="P8">1.688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17,41</text:p>
          </table:table-cell>
          <table:table-cell table:style-name="TBL_5f_0_5f_9.E1" office:value-type="string">
            <text:p text:style-name="P8">9.997,79</text:p>
          </table:table-cell>
        </table:table-row>
        <table:table-row table:style-name="TBL_5f_0_5f_9.1">
          <table:table-cell table:style-name="TBL_5f_0_5f_9.A1" office:value-type="string">
            <text:p text:style-name="P7">98</text:p>
          </table:table-cell>
          <table:table-cell table:style-name="TBL_5f_0_5f_9.B1" office:value-type="string">
            <text:p text:style-name="P7">JOSE ANDRADE JUNIOR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TRIAGEM TECNICA - COORDENADORIA-GERAL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13.752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21.407,38</text:p>
          </table:table-cell>
          <table:table-cell table:style-name="TBL_5f_0_5f_9.E1" office:value-type="string">
            <text:p text:style-name="P8">2.663,26</text:p>
          </table:table-cell>
          <table:table-cell table:style-name="TBL_5f_0_5f_9.E1" office:value-type="string">
            <text:p text:style-name="P8">3.525,3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188,64</text:p>
          </table:table-cell>
          <table:table-cell table:style-name="TBL_5f_0_5f_9.E1" office:value-type="string">
            <text:p text:style-name="P8">15.218,74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774,42</text:p>
          </table:table-cell>
          <table:table-cell table:style-name="TBL_5f_0_5f_10.E1" office:value-type="string">
            <text:p text:style-name="P8">712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9.396,08</text:p>
          </table:table-cell>
          <table:table-cell table:style-name="TBL_5f_0_5f_10.E1" office:value-type="string">
            <text:p text:style-name="P8">1.048,19</text:p>
          </table:table-cell>
          <table:table-cell table:style-name="TBL_5f_0_5f_10.E1" office:value-type="string">
            <text:p text:style-name="P8">90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49,53</text:p>
          </table:table-cell>
          <table:table-cell table:style-name="TBL_5f_0_5f_10.E1" office:value-type="string">
            <text:p text:style-name="P8">7.446,55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27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27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27,20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0.321,48</text:p>
          </table:table-cell>
          <table:table-cell table:style-name="TBL_5f_0_5f_10.E1" office:value-type="string">
            <text:p text:style-name="P8">1.177,75</text:p>
          </table:table-cell>
          <table:table-cell table:style-name="TBL_5f_0_5f_10.E1" office:value-type="string">
            <text:p text:style-name="P8">1.120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97,94</text:p>
          </table:table-cell>
          <table:table-cell table:style-name="TBL_5f_0_5f_10.E1" office:value-type="string">
            <text:p text:style-name="P8">8.023,54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92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4.001,60</text:p>
          </table:table-cell>
          <table:table-cell table:style-name="TBL_5f_0_5f_10.E1" office:value-type="string">
            <text:p text:style-name="P8">171,83</text:p>
          </table:table-cell>
          <table:table-cell table:style-name="TBL_5f_0_5f_10.E1" office:value-type="string">
            <text:p text:style-name="P8">1,2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73,09</text:p>
          </table:table-cell>
          <table:table-cell table:style-name="TBL_5f_0_5f_10.E1" office:value-type="string">
            <text:p text:style-name="P8">3.828,51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3.097,77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2.985,22</text:p>
          </table:table-cell>
          <table:table-cell table:style-name="TBL_5f_0_5f_10.E1" office:value-type="string">
            <text:p text:style-name="P8">37.786,53</text:p>
          </table:table-cell>
          <table:table-cell table:style-name="TBL_5f_0_5f_10.E1" office:value-type="string">
            <text:p text:style-name="P8">98.940,02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3.261,34</text:p>
          </table:table-cell>
          <table:table-cell table:style-name="TBL_5f_0_5f_10.E1" office:value-type="string">
            <text:p text:style-name="P8">18.698,70</text:p>
          </table:table-cell>
          <table:table-cell table:style-name="TBL_5f_0_5f_10.E1" office:value-type="string">
            <text:p text:style-name="P8">80.241,32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96,98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069,29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21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3,78</text:p>
          </table:table-cell>
          <table:table-cell table:style-name="TBL_5f_0_5f_10.E1" office:value-type="string">
            <text:p text:style-name="P8">6.605,51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CENTRAL DE NOTIFICACOES E INTIMACOES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2.58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9.804,39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1.097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40,87</text:p>
          </table:table-cell>
          <table:table-cell table:style-name="TBL_5f_0_5f_10.E1" office:value-type="string">
            <text:p text:style-name="P8">7.963,52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029,21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9.235,84</text:p>
          </table:table-cell>
          <table:table-cell table:style-name="TBL_5f_0_5f_10.E1" office:value-type="string">
            <text:p text:style-name="P8">932,89</text:p>
          </table:table-cell>
          <table:table-cell table:style-name="TBL_5f_0_5f_10.E1" office:value-type="string">
            <text:p text:style-name="P8">654,4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7,31</text:p>
          </table:table-cell>
          <table:table-cell table:style-name="TBL_5f_0_5f_10.E1" office:value-type="string">
            <text:p text:style-name="P8">7.648,53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.104,42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3.037,09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527,27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47,61</text:p>
          </table:table-cell>
          <table:table-cell table:style-name="TBL_5f_0_5f_10.E1" office:value-type="string">
            <text:p text:style-name="P8">228,21</text:p>
          </table:table-cell>
          <table:table-cell table:style-name="TBL_5f_0_5f_10.E1" office:value-type="string">
            <text:p text:style-name="P8">179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7,45</text:p>
          </table:table-cell>
          <table:table-cell table:style-name="TBL_5f_0_5f_10.E1" office:value-type="string">
            <text:p text:style-name="P8">6.240,16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466,01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88,81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188,8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4,11</text:p>
          </table:table-cell>
          <table:table-cell table:style-name="TBL_5f_0_5f_10.E1" office:value-type="string">
            <text:p text:style-name="P8">6.294,70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8.431,75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306,1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49,54</text:p>
          </table:table-cell>
          <table:table-cell table:style-name="TBL_5f_0_5f_10.E1" office:value-type="string">
            <text:p text:style-name="P8">7.382,21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8.231,37</text:p>
          </table:table-cell>
          <table:table-cell table:style-name="TBL_5f_0_5f_10.E1" office:value-type="string">
            <text:p text:style-name="P8">2.218,62</text:p>
          </table:table-cell>
          <table:table-cell table:style-name="TBL_5f_0_5f_10.E1" office:value-type="string">
            <text:p text:style-name="P8">2.43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653,70</text:p>
          </table:table-cell>
          <table:table-cell table:style-name="TBL_5f_0_5f_10.E1" office:value-type="string">
            <text:p text:style-name="P8">13.577,67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0.186,22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1.629,52</text:p>
          </table:table-cell>
          <table:table-cell table:style-name="TBL_5f_0_5f_10.E1" office:value-type="string">
            <text:p text:style-name="P8">4.094,36</text:p>
          </table:table-cell>
          <table:table-cell table:style-name="TBL_5f_0_5f_10.E1" office:value-type="string">
            <text:p text:style-name="P8">5.99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089,41</text:p>
          </table:table-cell>
          <table:table-cell table:style-name="TBL_5f_0_5f_10.E1" office:value-type="string">
            <text:p text:style-name="P8">21.540,11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6.481,39</text:p>
          </table:table-cell>
          <table:table-cell table:style-name="TBL_5f_0_5f_10.E1" office:value-type="string">
            <text:p text:style-name="P8">454,46</text:p>
          </table:table-cell>
          <table:table-cell table:style-name="TBL_5f_0_5f_10.E1" office:value-type="string">
            <text:p text:style-name="P8">194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49,32</text:p>
          </table:table-cell>
          <table:table-cell table:style-name="TBL_5f_0_5f_10.E1" office:value-type="string">
            <text:p text:style-name="P8">5.832,07</text:p>
          </table:table-cell>
        </table:table-row>
        <table:table-row table:style-name="TBL_5f_0_5f_10.1">
          <table:table-cell table:style-name="TBL_5f_0_5f_10.A1" office:value-type="string">
            <text:p text:style-name="P7">2237</text:p>
          </table:table-cell>
          <table:table-cell table:style-name="TBL_5f_0_5f_10.B1" office:value-type="string">
            <text:p text:style-name="P7">JOSE DENILTON NASCIMENTO DE JESUS</text:p>
          </table:table-cell>
          <table:table-cell table:style-name="TBL_5f_0_5f_10.B1" office:value-type="string">
            <text:p text:style-name="P7">2º SARGENTO - requisitado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12,00</text:p>
          </table:table-cell>
          <table:table-cell table:style-name="TBL_5f_0_5f_10.E1" office:value-type="string">
            <text:p text:style-name="P8">4.270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4.251,35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5.590,90</text:p>
          </table:table-cell>
          <table:table-cell table:style-name="TBL_5f_0_5f_10.E1" office:value-type="string">
            <text:p text:style-name="P8">329,79</text:p>
          </table:table-cell>
          <table:table-cell table:style-name="TBL_5f_0_5f_10.E1" office:value-type="string">
            <text:p text:style-name="P8">79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9,78</text:p>
          </table:table-cell>
          <table:table-cell table:style-name="TBL_5f_0_5f_10.E1" office:value-type="string">
            <text:p text:style-name="P8">5.181,12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938,47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526,2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0.955,39</text:p>
          </table:table-cell>
          <table:table-cell table:style-name="TBL_5f_0_5f_10.E1" office:value-type="string">
            <text:p text:style-name="P8">609,39</text:p>
          </table:table-cell>
          <table:table-cell table:style-name="TBL_5f_0_5f_10.E1" office:value-type="string">
            <text:p text:style-name="P8">1.123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2,72</text:p>
          </table:table-cell>
          <table:table-cell table:style-name="TBL_5f_0_5f_10.E1" office:value-type="string">
            <text:p text:style-name="P8">9.222,67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7.420,13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283,95</text:p>
          </table:table-cell>
          <table:table-cell table:style-name="TBL_5f_0_5f_10.E1" office:value-type="string">
            <text:p text:style-name="P8">177,29</text:p>
          </table:table-cell>
          <table:table-cell table:style-name="TBL_5f_0_5f_10.E1" office:value-type="string">
            <text:p text:style-name="P8">103,8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81,18</text:p>
          </table:table-cell>
          <table:table-cell table:style-name="TBL_5f_0_5f_10.E1" office:value-type="string">
            <text:p text:style-name="P8">6.002,77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5.862,03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7.098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814,59</text:p>
          </table:table-cell>
          <table:table-cell table:style-name="TBL_5f_0_5f_10.E1" office:value-type="string">
            <text:p text:style-name="P8">24.047,44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9.065,70</text:p>
          </table:table-cell>
          <table:table-cell table:style-name="TBL_5f_0_5f_10.E1" office:value-type="string">
            <text:p text:style-name="P8">953,71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5.620,71</text:p>
          </table:table-cell>
          <table:table-cell table:style-name="TBL_5f_0_5f_10.E1" office:value-type="string">
            <text:p text:style-name="P8">1.919,64</text:p>
          </table:table-cell>
          <table:table-cell table:style-name="TBL_5f_0_5f_10.E1" office:value-type="string">
            <text:p text:style-name="P8">2.269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88,83</text:p>
          </table:table-cell>
          <table:table-cell table:style-name="TBL_5f_0_5f_10.E1" office:value-type="string">
            <text:p text:style-name="P8">11.431,88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8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5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5,91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1.141,76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4.354,80</text:p>
          </table:table-cell>
          <table:table-cell table:style-name="TBL_5f_0_5f_10.E1" office:value-type="string">
            <text:p text:style-name="P8">1.225,49</text:p>
          </table:table-cell>
          <table:table-cell table:style-name="TBL_5f_0_5f_10.E1" office:value-type="string">
            <text:p text:style-name="P8">2.216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41,72</text:p>
          </table:table-cell>
          <table:table-cell table:style-name="TBL_5f_0_5f_10.E1" office:value-type="string">
            <text:p text:style-name="P8">10.913,08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7.420,13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505,23</text:p>
          </table:table-cell>
          <table:table-cell table:style-name="TBL_5f_0_5f_10.E1" office:value-type="string">
            <text:p text:style-name="P8">276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6.679,53</text:p>
          </table:table-cell>
          <table:table-cell table:style-name="TBL_5f_0_5f_10.E1" office:value-type="string">
            <text:p text:style-name="P8">529,45</text:p>
          </table:table-cell>
          <table:table-cell table:style-name="TBL_5f_0_5f_10.E1" office:value-type="string">
            <text:p text:style-name="P8">104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34,06</text:p>
          </table:table-cell>
          <table:table-cell table:style-name="TBL_5f_0_5f_10.E1" office:value-type="string">
            <text:p text:style-name="P8">6.045,47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19</text:p>
          </table:table-cell>
          <table:table-cell table:style-name="TBL_5f_0_5f_10.B1" office:value-type="string">
            <text:p text:style-name="P7">JOSE NUNES SANTOS</text:p>
          </table:table-cell>
          <table:table-cell table:style-name="TBL_5f_0_5f_10.B1" office:value-type="string">
            <text:p text:style-name="P7">SOLDADO - requistado 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8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5,08</text:p>
          </table:table-cell>
        </table:table-row>
        <table:table-row table:style-name="TBL_5f_0_5f_10.1">
          <table:table-cell table:style-name="TBL_5f_0_5f_10.A1" office:value-type="string">
            <text:p text:style-name="P7">19</text:p>
          </table:table-cell>
          <table:table-cell table:style-name="TBL_5f_0_5f_10.B1" office:value-type="string">
            <text:p text:style-name="P7">JOSE RENATO LIMA SAMPAI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074</text:p>
          </table:table-cell>
          <table:table-cell table:style-name="TBL_5f_0_5f_10.B1" office:value-type="string">
            <text:p text:style-name="P7">JOSE RICARDO ALVES DE JESU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1810</text:p>
          </table:table-cell>
          <table:table-cell table:style-name="TBL_5f_0_5f_10.B1" office:value-type="string">
            <text:p text:style-name="P7">JOSE RONALDO DE JESU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FREI PAULO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17,20</text:p>
          </table:table-cell>
          <table:table-cell table:style-name="TBL_5f_0_5f_10.E1" office:value-type="string">
            <text:p text:style-name="P8">7.827,52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348,7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92,20</text:p>
          </table:table-cell>
          <table:table-cell table:style-name="TBL_5f_0_5f_10.E1" office:value-type="string">
            <text:p text:style-name="P8">6.735,32</text:p>
          </table:table-cell>
        </table:table-row>
        <table:table-row table:style-name="TBL_5f_0_5f_10.1">
          <table:table-cell table:style-name="TBL_5f_0_5f_10.A1" office:value-type="string">
            <text:p text:style-name="P7">188</text:p>
          </table:table-cell>
          <table:table-cell table:style-name="TBL_5f_0_5f_10.B1" office:value-type="string">
            <text:p text:style-name="P7">JOSE RONY SILVA ALMEID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DOS DIREITOS DO CIDADAO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59,90</text:p>
          </table:table-cell>
          <table:table-cell table:style-name="TBL_5f_0_5f_10.E1" office:value-type="string">
            <text:p text:style-name="P8">17.357,01</text:p>
          </table:table-cell>
          <table:table-cell table:style-name="TBL_5f_0_5f_10.E1" office:value-type="string">
            <text:p text:style-name="P8">52.506,02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47.789,54</text:p>
          </table:table-cell>
        </table:table-row>
        <table:table-row table:style-name="TBL_5f_0_5f_10.1">
          <table:table-cell table:style-name="TBL_5f_0_5f_10.A1" office:value-type="string">
            <text:p text:style-name="P7">1274</text:p>
          </table:table-cell>
          <table:table-cell table:style-name="TBL_5f_0_5f_10.B1" office:value-type="string">
            <text:p text:style-name="P7">JOSE SACRAMENTO DOS SANTO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SUBTENENTE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64,71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2.859,13</text:p>
          </table:table-cell>
          <table:table-cell table:style-name="TBL_5f_0_5f_11.E1" office:value-type="string">
            <text:p text:style-name="P8">48.605,39</text:p>
          </table:table-cell>
          <table:table-cell table:style-name="TBL_5f_0_5f_11.E1" office:value-type="string">
            <text:p text:style-name="P8">4.964,71</text:p>
          </table:table-cell>
          <table:table-cell table:style-name="TBL_5f_0_5f_11.E1" office:value-type="string">
            <text:p text:style-name="P8">9.936,30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16.389,24</text:p>
          </table:table-cell>
          <table:table-cell table:style-name="TBL_5f_0_5f_11.E1" office:value-type="string">
            <text:p text:style-name="P8">32.216,15</text:p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5.687,93</text:p>
          </table:table-cell>
          <table:table-cell table:style-name="TBL_5f_0_5f_11.E1" office:value-type="string">
            <text:p text:style-name="P8">448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83,5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8.845,50</text:p>
          </table:table-cell>
          <table:table-cell table:style-name="TBL_5f_0_5f_11.E1" office:value-type="string">
            <text:p text:style-name="P8">859,14</text:p>
          </table:table-cell>
          <table:table-cell table:style-name="TBL_5f_0_5f_11.E1" office:value-type="string">
            <text:p text:style-name="P8">691,9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51,11</text:p>
          </table:table-cell>
          <table:table-cell table:style-name="TBL_5f_0_5f_11.E1" office:value-type="string">
            <text:p text:style-name="P8">7.294,39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776,47</text:p>
          </table:table-cell>
          <table:table-cell table:style-name="TBL_5f_0_5f_11.E1" office:value-type="string">
            <text:p text:style-name="P8">138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5.487,65</text:p>
          </table:table-cell>
          <table:table-cell table:style-name="TBL_5f_0_5f_11.E1" office:value-type="string">
            <text:p text:style-name="P8">408,14</text:p>
          </table:table-cell>
          <table:table-cell table:style-name="TBL_5f_0_5f_11.E1" office:value-type="string">
            <text:p text:style-name="P8">45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53,38</text:p>
          </table:table-cell>
          <table:table-cell table:style-name="TBL_5f_0_5f_11.E1" office:value-type="string">
            <text:p text:style-name="P8">5.034,27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549,28</text:p>
          </table:table-cell>
          <table:table-cell table:style-name="TBL_5f_0_5f_11.E1" office:value-type="string">
            <text:p text:style-name="P8">1.174,85</text:p>
          </table:table-cell>
          <table:table-cell table:style-name="TBL_5f_0_5f_11.E1" office:value-type="string">
            <text:p text:style-name="P8">3.27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54,21</text:p>
          </table:table-cell>
          <table:table-cell table:style-name="TBL_5f_0_5f_11.E1" office:value-type="string">
            <text:p text:style-name="P8">14.095,07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225,72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805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3,67</text:p>
          </table:table-cell>
          <table:table-cell table:style-name="TBL_5f_0_5f_11.E1" office:value-type="string">
            <text:p text:style-name="P8">7.572,05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174,78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918,73</text:p>
          </table:table-cell>
          <table:table-cell table:style-name="TBL_5f_0_5f_11.E1" office:value-type="string">
            <text:p text:style-name="P8">701,36</text:p>
          </table:table-cell>
          <table:table-cell table:style-name="TBL_5f_0_5f_11.E1" office:value-type="string">
            <text:p text:style-name="P8">247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9,30</text:p>
          </table:table-cell>
          <table:table-cell table:style-name="TBL_5f_0_5f_11.E1" office:value-type="string">
            <text:p text:style-name="P8">5.969,43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3.363,22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211,54</text:p>
          </table:table-cell>
          <table:table-cell table:style-name="TBL_5f_0_5f_11.E1" office:value-type="string">
            <text:p text:style-name="P8">1.127,56</text:p>
          </table:table-cell>
          <table:table-cell table:style-name="TBL_5f_0_5f_11.E1" office:value-type="string">
            <text:p text:style-name="P8">3.251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79,19</text:p>
          </table:table-cell>
          <table:table-cell table:style-name="TBL_5f_0_5f_11.E1" office:value-type="string">
            <text:p text:style-name="P8">13.832,35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5.714,17</text:p>
          </table:table-cell>
          <table:table-cell table:style-name="TBL_5f_0_5f_11.E1" office:value-type="string">
            <text:p text:style-name="P8">499,48</text:p>
          </table:table-cell>
          <table:table-cell table:style-name="TBL_5f_0_5f_11.E1" office:value-type="string">
            <text:p text:style-name="P8">77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6,48</text:p>
          </table:table-cell>
          <table:table-cell table:style-name="TBL_5f_0_5f_11.E1" office:value-type="string">
            <text:p text:style-name="P8">5.137,69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1.840,9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465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43,23</text:p>
          </table:table-cell>
          <table:table-cell table:style-name="TBL_5f_0_5f_11.E1" office:value-type="string">
            <text:p text:style-name="P8">9.197,75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663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96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8.958,33</text:p>
          </table:table-cell>
          <table:table-cell table:style-name="TBL_5f_0_5f_11.E1" office:value-type="string">
            <text:p text:style-name="P8">712,47</text:p>
          </table:table-cell>
          <table:table-cell table:style-name="TBL_5f_0_5f_11.E1" office:value-type="string">
            <text:p text:style-name="P8">800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13,17</text:p>
          </table:table-cell>
          <table:table-cell table:style-name="TBL_5f_0_5f_11.E1" office:value-type="string">
            <text:p text:style-name="P8">7.445,16</text:p>
          </table:table-cell>
        </table:table-row>
        <table:table-row table:style-name="TBL_5f_0_5f_11.1">
          <table:table-cell table:style-name="TBL_5f_0_5f_11.A1" office:value-type="string">
            <text:p text:style-name="P7">2228</text:p>
          </table:table-cell>
          <table:table-cell table:style-name="TBL_5f_0_5f_11.B1" office:value-type="string">
            <text:p text:style-name="P7">JULIANA SOARES ALVES</text:p>
          </table:table-cell>
          <table:table-cell table:style-name="TBL_5f_0_5f_11.B1" office:value-type="string">
            <text:p text:style-name="P7">SOLDADO - requistad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321,4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12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7,94</text:p>
          </table:table-cell>
          <table:table-cell table:style-name="TBL_5f_0_5f_11.E1" office:value-type="string">
            <text:p text:style-name="P8">8.023,54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065,70</text:p>
          </table:table-cell>
          <table:table-cell table:style-name="TBL_5f_0_5f_11.E1" office:value-type="string">
            <text:p text:style-name="P8">1.813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051,76</text:p>
          </table:table-cell>
          <table:table-cell table:style-name="TBL_5f_0_5f_11.E1" office:value-type="string">
            <text:p text:style-name="P8">1.523,04</text:p>
          </table:table-cell>
          <table:table-cell table:style-name="TBL_5f_0_5f_11.E1" office:value-type="string">
            <text:p text:style-name="P8">1.651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74,39</text:p>
          </table:table-cell>
          <table:table-cell table:style-name="TBL_5f_0_5f_11.E1" office:value-type="string">
            <text:p text:style-name="P8">9.877,37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938,4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6.395,65</text:p>
          </table:table-cell>
          <table:table-cell table:style-name="TBL_5f_0_5f_11.E1" office:value-type="string">
            <text:p text:style-name="P8">594,89</text:p>
          </table:table-cell>
          <table:table-cell table:style-name="TBL_5f_0_5f_11.E1" office:value-type="string">
            <text:p text:style-name="P8">193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88,24</text:p>
          </table:table-cell>
          <table:table-cell table:style-name="TBL_5f_0_5f_11.E1" office:value-type="string">
            <text:p text:style-name="P8">5.607,41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1.981,87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9.148,19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2.050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0.284,87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1.075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24,50</text:p>
          </table:table-cell>
          <table:table-cell table:style-name="TBL_5f_0_5f_11.E1" office:value-type="string">
            <text:p text:style-name="P8">8.360,37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1.172,70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669,00</text:p>
          </table:table-cell>
          <table:table-cell table:style-name="TBL_5f_0_5f_11.E1" office:value-type="string">
            <text:p text:style-name="P8">820,89</text:p>
          </table:table-cell>
          <table:table-cell table:style-name="TBL_5f_0_5f_11.E1" office:value-type="string">
            <text:p text:style-name="P8">2.066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87,21</text:p>
          </table:table-cell>
          <table:table-cell table:style-name="TBL_5f_0_5f_11.E1" office:value-type="string">
            <text:p text:style-name="P8">10.781,79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ÇA DA CURADORIA DA INFÂNCIA E DA ADOLESCÊNCIA - ARACAJU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23,8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7.892,22</text:p>
          </table:table-cell>
          <table:table-cell table:style-name="TBL_5f_0_5f_11.E1" office:value-type="string">
            <text:p text:style-name="P8">725,80</text:p>
          </table:table-cell>
          <table:table-cell table:style-name="TBL_5f_0_5f_11.E1" office:value-type="string">
            <text:p text:style-name="P8">367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92,82</text:p>
          </table:table-cell>
          <table:table-cell table:style-name="TBL_5f_0_5f_11.E1" office:value-type="string">
            <text:p text:style-name="P8">6.799,40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8,91</text:p>
          </table:table-cell>
          <table:table-cell table:style-name="TBL_5f_0_5f_11.E1" office:value-type="string">
            <text:p text:style-name="P8">1.116,92</text:p>
          </table:table-cell>
          <table:table-cell table:style-name="TBL_5f_0_5f_11.E1" office:value-type="string">
            <text:p text:style-name="P8">38.174,94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920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636,77</text:p>
          </table:table-cell>
          <table:table-cell table:style-name="TBL_5f_0_5f_11.E1" office:value-type="string">
            <text:p text:style-name="P8">25.538,17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7,7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4.893,31</text:p>
          </table:table-cell>
          <table:table-cell table:style-name="TBL_5f_0_5f_11.E1" office:value-type="string">
            <text:p text:style-name="P8">243,84</text:p>
          </table:table-cell>
          <table:table-cell table:style-name="TBL_5f_0_5f_11.E1" office:value-type="string">
            <text:p text:style-name="P8">42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86,78</text:p>
          </table:table-cell>
          <table:table-cell table:style-name="TBL_5f_0_5f_11.E1" office:value-type="string">
            <text:p text:style-name="P8">4.606,53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744,42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8.910,74</text:p>
          </table:table-cell>
        </table:table-row>
        <table:table-row table:style-name="TBL_5f_0_5f_11.1">
          <table:table-cell table:style-name="TBL_5f_0_5f_11.A1" office:value-type="string">
            <text:p text:style-name="P7">2222</text:p>
          </table:table-cell>
          <table:table-cell table:style-name="TBL_5f_0_5f_11.B1" office:value-type="string">
            <text:p text:style-name="P7">KASSIA JAMILLER NASCIMENTO SILV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COMUNICACAO CERIMONIAL E EVENTOS/GPGJ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828,51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3.692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967,08</text:p>
          </table:table-cell>
          <table:table-cell table:style-name="TBL_5f_0_5f_11.E1" office:value-type="string">
            <text:p text:style-name="P8">471,21</text:p>
          </table:table-cell>
          <table:table-cell table:style-name="TBL_5f_0_5f_11.E1" office:value-type="string">
            <text:p text:style-name="P8">942,0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13,24</text:p>
          </table:table-cell>
          <table:table-cell table:style-name="TBL_5f_0_5f_11.E1" office:value-type="string">
            <text:p text:style-name="P8">7.553,84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18,2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781,92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302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14,16</text:p>
          </table:table-cell>
          <table:table-cell table:style-name="TBL_5f_0_5f_11.E1" office:value-type="string">
            <text:p text:style-name="P8">5.967,76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6.901,21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7.703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184,41</text:p>
          </table:table-cell>
          <table:table-cell table:style-name="TBL_5f_0_5f_11.E1" office:value-type="string">
            <text:p text:style-name="P8">24.716,80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185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810,31</text:p>
          </table:table-cell>
          <table:table-cell table:style-name="TBL_5f_0_5f_11.E1" office:value-type="string">
            <text:p text:style-name="P8">546,18</text:p>
          </table:table-cell>
          <table:table-cell table:style-name="TBL_5f_0_5f_11.E1" office:value-type="string">
            <text:p text:style-name="P8">148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94,65</text:p>
          </table:table-cell>
          <table:table-cell table:style-name="TBL_5f_0_5f_11.E1" office:value-type="string">
            <text:p text:style-name="P8">5.115,66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15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184,61</text:p>
          </table:table-cell>
          <table:table-cell table:style-name="TBL_5f_0_5f_11.E1" office:value-type="string">
            <text:p text:style-name="P8">458,59</text:p>
          </table:table-cell>
          <table:table-cell table:style-name="TBL_5f_0_5f_11.E1" office:value-type="string">
            <text:p text:style-name="P8">68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27,07</text:p>
          </table:table-cell>
          <table:table-cell table:style-name="TBL_5f_0_5f_11.E1" office:value-type="string">
            <text:p text:style-name="P8">4.657,54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938,16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676,44</text:p>
          </table:table-cell>
          <table:table-cell table:style-name="TBL_5f_0_5f_11.E1" office:value-type="string">
            <text:p text:style-name="P8">788,05</text:p>
          </table:table-cell>
          <table:table-cell table:style-name="TBL_5f_0_5f_11.E1" office:value-type="string">
            <text:p text:style-name="P8">774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63,03</text:p>
          </table:table-cell>
          <table:table-cell table:style-name="TBL_5f_0_5f_11.E1" office:value-type="string">
            <text:p text:style-name="P8">7.113,41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18,2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7.198,20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302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14,16</text:p>
          </table:table-cell>
          <table:table-cell table:style-name="TBL_5f_0_5f_11.E1" office:value-type="string">
            <text:p text:style-name="P8">6.384,04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7.180,89</text:p>
          </table:table-cell>
          <table:table-cell table:style-name="TBL_5f_0_5f_11.E1" office:value-type="string">
            <text:p text:style-name="P8">1.077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167,01</text:p>
          </table:table-cell>
          <table:table-cell table:style-name="TBL_5f_0_5f_11.E1" office:value-type="string">
            <text:p text:style-name="P8">1.156,12</text:p>
          </table:table-cell>
          <table:table-cell table:style-name="TBL_5f_0_5f_11.E1" office:value-type="string">
            <text:p text:style-name="P8">1.083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39,78</text:p>
          </table:table-cell>
          <table:table-cell table:style-name="TBL_5f_0_5f_11.E1" office:value-type="string">
            <text:p text:style-name="P8">7.927,23</text:p>
          </table:table-cell>
        </table:table-row>
        <table:table-row table:style-name="TBL_5f_0_5f_11.1">
          <table:table-cell table:style-name="TBL_5f_0_5f_11.A1" office:value-type="string">
            <text:p text:style-name="P7">2231</text:p>
          </table:table-cell>
          <table:table-cell table:style-name="TBL_5f_0_5f_11.B1" office:value-type="string">
            <text:p text:style-name="P7">KEVEN MATHEUS GOIS SANTAN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828,51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03,90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7.086,30</text:p>
          </table:table-cell>
          <table:table-cell table:style-name="TBL_5f_0_5f_11.E1" office:value-type="string">
            <text:p text:style-name="P8">458,75</text:p>
          </table:table-cell>
          <table:table-cell table:style-name="TBL_5f_0_5f_11.E1" office:value-type="string">
            <text:p text:style-name="P8">3.126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4,86</text:p>
          </table:table-cell>
          <table:table-cell table:style-name="TBL_5f_0_5f_11.E1" office:value-type="string">
            <text:p text:style-name="P8">13.501,44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A CURADORIA DA FAZENDA PUBLICA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96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366,21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459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08,39</text:p>
          </table:table-cell>
          <table:table-cell table:style-name="TBL_5f_0_5f_11.E1" office:value-type="string">
            <text:p text:style-name="P8">7.057,82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2ª PROMOTORIA DE JUSTICA - NEOPOLIS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3.913,64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6.595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076,12</text:p>
          </table:table-cell>
          <table:table-cell table:style-name="TBL_5f_0_5f_11.E1" office:value-type="string">
            <text:p text:style-name="P8">22.837,52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799,80</text:p>
          </table:table-cell>
          <table:table-cell table:style-name="TBL_5f_0_5f_11.E1" office:value-type="string">
            <text:p text:style-name="P8">684,71</text:p>
          </table:table-cell>
          <table:table-cell table:style-name="TBL_5f_0_5f_11.E1" office:value-type="string">
            <text:p text:style-name="P8">310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4,95</text:p>
          </table:table-cell>
          <table:table-cell table:style-name="TBL_5f_0_5f_11.E1" office:value-type="string">
            <text:p text:style-name="P8">5.804,85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159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161,56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988,47</text:p>
          </table:table-cell>
        </table:table-row>
        <table:table-row table:style-name="TBL_5f_0_5f_11.1">
          <table:table-cell table:style-name="TBL_5f_0_5f_11.A1" office:value-type="string">
            <text:p text:style-name="P7">2213</text:p>
          </table:table-cell>
          <table:table-cell table:style-name="TBL_5f_0_5f_11.B1" office:value-type="string">
            <text:p text:style-name="P7">LARISSA DIAS FEITOSA</text:p>
          </table:table-cell>
          <table:table-cell table:style-name="TBL_5f_0_5f_11.B1" office:value-type="string">
            <text:p text:style-name="P7">CAB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</table:table-row>
        <table:table-row table:style-name="TBL_5f_0_5f_11.1">
          <table:table-cell table:style-name="TBL_5f_0_5f_11.A1" office:value-type="string">
            <text:p text:style-name="P7">1609</text:p>
          </table:table-cell>
          <table:table-cell table:style-name="TBL_5f_0_5f_11.B1" office:value-type="string">
            <text:p text:style-name="P7">LARISSA DOS SANTOS SANTANA MAI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2ª PROMOTORIA DE JUSTICA CRIMINAL DE ESTANCIA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10.929,69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0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45,81</text:p>
          </table:table-cell>
          <table:table-cell table:style-name="TBL_5f_0_5f_11.E1" office:value-type="string">
            <text:p text:style-name="P8">8.683,88</text:p>
          </table:table-cell>
        </table:table-row>
        <table:table-row table:style-name="TBL_5f_0_5f_11.1">
          <table:table-cell table:style-name="TBL_5f_0_5f_11.A1" office:value-type="string">
            <text:p text:style-name="P7">1543</text:p>
          </table:table-cell>
          <table:table-cell table:style-name="TBL_5f_0_5f_11.B1" office:value-type="string">
            <text:p text:style-name="P7">LARISSA SOARES GUIMARAES PRADO DE OLIVEIRA</text:p>
          </table:table-cell>
          <table:table-cell table:style-name="TBL_5f_0_5f_11.B1" office:value-type="string">
            <text:p text:style-name="P7">ASSESSOR DE PROCURADOR DE JUSTIÇA</text:p>
          </table:table-cell>
          <table:table-cell table:style-name="TBL_5f_0_5f_11.B1" office:value-type="string">
            <text:p text:style-name="P7">1ª PROCURADORIA DE JUSTICA (1ª CAMARA CIVEL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315,6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13.371,69</text:p>
          </table:table-cell>
          <table:table-cell table:style-name="TBL_5f_0_5f_11.E1" office:value-type="string">
            <text:p text:style-name="P8">751,97</text:p>
          </table:table-cell>
          <table:table-cell table:style-name="TBL_5f_0_5f_11.E1" office:value-type="string">
            <text:p text:style-name="P8">2.258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010,50</text:p>
          </table:table-cell>
          <table:table-cell table:style-name="TBL_5f_0_5f_11.E1" office:value-type="string">
            <text:p text:style-name="P8">10.361,19</text:p>
          </table:table-cell>
        </table:table-row>
        <table:table-row table:style-name="TBL_5f_0_5f_11.1">
          <table:table-cell table:style-name="TBL_5f_0_5f_11.A1" office:value-type="string">
            <text:p text:style-name="P7">1379</text:p>
          </table:table-cell>
          <table:table-cell table:style-name="TBL_5f_0_5f_11.B1" office:value-type="string">
            <text:p text:style-name="P7">LAURA ELISA MENGEL SIMO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745,84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9.029,50</text:p>
          </table:table-cell>
          <table:table-cell table:style-name="TBL_5f_0_5f_11.E1" office:value-type="string">
            <text:p text:style-name="P8">800,53</text:p>
          </table:table-cell>
          <table:table-cell table:style-name="TBL_5f_0_5f_11.E1" office:value-type="string">
            <text:p text:style-name="P8">796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96,58</text:p>
          </table:table-cell>
          <table:table-cell table:style-name="TBL_5f_0_5f_11.E1" office:value-type="string">
            <text:p text:style-name="P8">7.432,92</text:p>
          </table:table-cell>
        </table:table-row>
        <table:table-row table:style-name="TBL_5f_0_5f_11.1">
          <table:table-cell table:style-name="TBL_5f_0_5f_11.A1" office:value-type="string">
            <text:p text:style-name="P7">1864</text:p>
          </table:table-cell>
          <table:table-cell table:style-name="TBL_5f_0_5f_11.B1" office:value-type="string">
            <text:p text:style-name="P7">LAURA IMPERATRIZ BATALHA MOREIRA NERY MOURA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196,84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6.510,25</text:p>
          </table:table-cell>
          <table:table-cell table:style-name="TBL_5f_0_5f_11.E1" office:value-type="string">
            <text:p text:style-name="P8">4.256,62</text:p>
          </table:table-cell>
          <table:table-cell table:style-name="TBL_5f_0_5f_11.E1" office:value-type="string">
            <text:p text:style-name="P8">7.371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627,76</text:p>
          </table:table-cell>
          <table:table-cell table:style-name="TBL_5f_0_5f_11.E1" office:value-type="string">
            <text:p text:style-name="P8">24.882,49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97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24,7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6,5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6,55</text:p>
          </table:table-cell>
          <table:table-cell table:style-name="TBL_5f_0_5f_12.E1" office:value-type="string">
            <text:p text:style-name="P8">2.108,18</text:p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619,31</text:p>
          </table:table-cell>
          <table:table-cell table:style-name="TBL_5f_0_5f_12.E1" office:value-type="string">
            <text:p text:style-name="P8">206,67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5.408,57</text:p>
          </table:table-cell>
          <table:table-cell table:style-name="TBL_5f_0_5f_12.E1" office:value-type="string">
            <text:p text:style-name="P8">395,64</text:p>
          </table:table-cell>
          <table:table-cell table:style-name="TBL_5f_0_5f_12.E1" office:value-type="string">
            <text:p text:style-name="P8">2.734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29,86</text:p>
          </table:table-cell>
          <table:table-cell table:style-name="TBL_5f_0_5f_12.E1" office:value-type="string">
            <text:p text:style-name="P8">12.278,71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609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2.638,08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1.574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57,97</text:p>
          </table:table-cell>
          <table:table-cell table:style-name="TBL_5f_0_5f_12.E1" office:value-type="string">
            <text:p text:style-name="P8">10.780,11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0.992,93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8.584,46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0.097,46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772,4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61,37</text:p>
          </table:table-cell>
          <table:table-cell table:style-name="TBL_5f_0_5f_12.E1" office:value-type="string">
            <text:p text:style-name="P8">8.436,09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S DIREITOS HUMANOS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0.492,11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1.302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87,41</text:p>
          </table:table-cell>
          <table:table-cell table:style-name="TBL_5f_0_5f_12.E1" office:value-type="string">
            <text:p text:style-name="P8">8.504,70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7,06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761,14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65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05,47</text:p>
          </table:table-cell>
          <table:table-cell table:style-name="TBL_5f_0_5f_12.E1" office:value-type="string">
            <text:p text:style-name="P8">7.255,67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95,2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8.768,38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6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399,36</text:p>
          </table:table-cell>
          <table:table-cell table:style-name="TBL_5f_0_5f_12.E1" office:value-type="string">
            <text:p text:style-name="P8">26.369,02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ASSESSORIA DO PROCURADOR-GERAL DE JUSTICA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026,86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2.507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66,98</text:p>
          </table:table-cell>
          <table:table-cell table:style-name="TBL_5f_0_5f_12.E1" office:value-type="string">
            <text:p text:style-name="P8">12.059,88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.538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4.532,18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7.114,11</text:p>
          </table:table-cell>
          <table:table-cell table:style-name="TBL_5f_0_5f_12.E1" office:value-type="string">
            <text:p text:style-name="P8">4.480,65</text:p>
          </table:table-cell>
          <table:table-cell table:style-name="TBL_5f_0_5f_12.E1" office:value-type="string">
            <text:p text:style-name="P8">7.527,7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008,38</text:p>
          </table:table-cell>
          <table:table-cell table:style-name="TBL_5f_0_5f_12.E1" office:value-type="string">
            <text:p text:style-name="P8">25.105,73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943,06</text:p>
          </table:table-cell>
          <table:table-cell table:style-name="TBL_5f_0_5f_12.E1" office:value-type="string">
            <text:p text:style-name="P8">147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5.607,41</text:p>
          </table:table-cell>
          <table:table-cell table:style-name="TBL_5f_0_5f_12.E1" office:value-type="string">
            <text:p text:style-name="P8">432,63</text:p>
          </table:table-cell>
          <table:table-cell table:style-name="TBL_5f_0_5f_12.E1" office:value-type="string">
            <text:p text:style-name="P8">56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89,15</text:p>
          </table:table-cell>
          <table:table-cell table:style-name="TBL_5f_0_5f_12.E1" office:value-type="string">
            <text:p text:style-name="P8">5.118,26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334,55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59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55,86</text:p>
          </table:table-cell>
          <table:table-cell table:style-name="TBL_5f_0_5f_12.E1" office:value-type="string">
            <text:p text:style-name="P8">9.278,69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744,42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1.404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1,54</text:p>
          </table:table-cell>
          <table:table-cell table:style-name="TBL_5f_0_5f_12.E1" office:value-type="string">
            <text:p text:style-name="P8">8.962,88</text:p>
          </table:table-cell>
        </table:table-row>
        <table:table-row table:style-name="TBL_5f_0_5f_12.1">
          <table:table-cell table:style-name="TBL_5f_0_5f_12.A1" office:value-type="string">
            <text:p text:style-name="P7">1909</text:p>
          </table:table-cell>
          <table:table-cell table:style-name="TBL_5f_0_5f_12.B1" office:value-type="string">
            <text:p text:style-name="P7">LIDGIA MARIA DANTAS DE ANDRADE LIMA</text:p>
          </table:table-cell>
          <table:table-cell table:style-name="TBL_5f_0_5f_12.B1" office:value-type="string">
            <text:p text:style-name="P7">REDATOR TÉCNICO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621,74</text:p>
          </table:table-cell>
          <table:table-cell table:style-name="TBL_5f_0_5f_12.E1" office:value-type="string">
            <text:p text:style-name="P8">743,44</text:p>
          </table:table-cell>
          <table:table-cell table:style-name="TBL_5f_0_5f_12.E1" office:value-type="string">
            <text:p text:style-name="P8">699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43,06</text:p>
          </table:table-cell>
          <table:table-cell table:style-name="TBL_5f_0_5f_12.E1" office:value-type="string">
            <text:p text:style-name="P8">7.178,68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627,3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3.423,43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11.014,96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892,74</text:p>
          </table:table-cell>
          <table:table-cell table:style-name="TBL_5f_0_5f_12.E1" office:value-type="string">
            <text:p text:style-name="P8">2.792,89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9.532,15</text:p>
          </table:table-cell>
          <table:table-cell table:style-name="TBL_5f_0_5f_12.E1" office:value-type="string">
            <text:p text:style-name="P8">753,32</text:p>
          </table:table-cell>
          <table:table-cell table:style-name="TBL_5f_0_5f_12.E1" office:value-type="string">
            <text:p text:style-name="P8">3.645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98,45</text:p>
          </table:table-cell>
          <table:table-cell table:style-name="TBL_5f_0_5f_12.E1" office:value-type="string">
            <text:p text:style-name="P8">15.133,70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7.611,74</text:p>
          </table:table-cell>
          <table:table-cell table:style-name="TBL_5f_0_5f_12.E1" office:value-type="string">
            <text:p text:style-name="P8">1.141,76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295,08</text:p>
          </table:table-cell>
          <table:table-cell table:style-name="TBL_5f_0_5f_12.E1" office:value-type="string">
            <text:p text:style-name="P8">1.225,49</text:p>
          </table:table-cell>
          <table:table-cell table:style-name="TBL_5f_0_5f_12.E1" office:value-type="string">
            <text:p text:style-name="P8">2.749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75,30</text:p>
          </table:table-cell>
          <table:table-cell table:style-name="TBL_5f_0_5f_12.E1" office:value-type="string">
            <text:p text:style-name="P8">12.319,78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30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694,0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683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68,21</text:p>
          </table:table-cell>
          <table:table-cell table:style-name="TBL_5f_0_5f_12.E1" office:value-type="string">
            <text:p text:style-name="P8">7.325,79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744,42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1.404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1,54</text:p>
          </table:table-cell>
          <table:table-cell table:style-name="TBL_5f_0_5f_12.E1" office:value-type="string">
            <text:p text:style-name="P8">8.962,88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7.377,01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3.005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82,64</text:p>
          </table:table-cell>
          <table:table-cell table:style-name="TBL_5f_0_5f_12.E1" office:value-type="string">
            <text:p text:style-name="P8">12.994,37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390,96</text:p>
          </table:table-cell>
          <table:table-cell table:style-name="TBL_5f_0_5f_12.E1" office:value-type="string">
            <text:p text:style-name="P8">504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804,20</text:p>
          </table:table-cell>
          <table:table-cell table:style-name="TBL_5f_0_5f_12.E1" office:value-type="string">
            <text:p text:style-name="P8">965,33</text:p>
          </table:table-cell>
          <table:table-cell table:style-name="TBL_5f_0_5f_12.E1" office:value-type="string">
            <text:p text:style-name="P8">761,3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26,69</text:p>
          </table:table-cell>
          <table:table-cell table:style-name="TBL_5f_0_5f_12.E1" office:value-type="string">
            <text:p text:style-name="P8">7.077,51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 MACHAD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609,64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4.429,31</text:p>
          </table:table-cell>
          <table:table-cell table:style-name="TBL_5f_0_5f_12.E1" office:value-type="string">
            <text:p text:style-name="P8">1.614,42</text:p>
          </table:table-cell>
          <table:table-cell table:style-name="TBL_5f_0_5f_12.E1" office:value-type="string">
            <text:p text:style-name="P8">1.857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72,28</text:p>
          </table:table-cell>
          <table:table-cell table:style-name="TBL_5f_0_5f_12.E1" office:value-type="string">
            <text:p text:style-name="P8">10.957,03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7.938,3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548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32,98</text:p>
          </table:table-cell>
          <table:table-cell table:style-name="TBL_5f_0_5f_12.E1" office:value-type="string">
            <text:p text:style-name="P8">6.705,32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306,82</text:p>
          </table:table-cell>
          <table:table-cell table:style-name="TBL_5f_0_5f_12.E1" office:value-type="string">
            <text:p text:style-name="P8">165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2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5.701,15</text:p>
          </table:table-cell>
          <table:table-cell table:style-name="TBL_5f_0_5f_12.E1" office:value-type="string">
            <text:p text:style-name="P8">486,10</text:p>
          </table:table-cell>
          <table:table-cell table:style-name="TBL_5f_0_5f_12.E1" office:value-type="string">
            <text:p text:style-name="P8">141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27,21</text:p>
          </table:table-cell>
          <table:table-cell table:style-name="TBL_5f_0_5f_12.E1" office:value-type="string">
            <text:p text:style-name="P8">5.073,94</text:p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029,21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9.077,27</text:p>
          </table:table-cell>
          <table:table-cell table:style-name="TBL_5f_0_5f_12.E1" office:value-type="string">
            <text:p text:style-name="P8">910,69</text:p>
          </table:table-cell>
          <table:table-cell table:style-name="TBL_5f_0_5f_12.E1" office:value-type="string">
            <text:p text:style-name="P8">61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27,60</text:p>
          </table:table-cell>
          <table:table-cell table:style-name="TBL_5f_0_5f_12.E1" office:value-type="string">
            <text:p text:style-name="P8">7.549,67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20,00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8.791,53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65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00,67</text:p>
          </table:table-cell>
          <table:table-cell table:style-name="TBL_5f_0_5f_12.E1" office:value-type="string">
            <text:p text:style-name="P8">7.290,86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0.186,22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296,74</text:p>
          </table:table-cell>
          <table:table-cell table:style-name="TBL_5f_0_5f_12.E1" office:value-type="string">
            <text:p text:style-name="P8">1.639,98</text:p>
          </table:table-cell>
          <table:table-cell table:style-name="TBL_5f_0_5f_12.E1" office:value-type="string">
            <text:p text:style-name="P8">4.83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76,26</text:p>
          </table:table-cell>
          <table:table-cell table:style-name="TBL_5f_0_5f_12.E1" office:value-type="string">
            <text:p text:style-name="P8">17.820,48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RUPO DE APOIO OPERACIONAL - SEC. GERAL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2.223,7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727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4.053,31</text:p>
          </table:table-cell>
          <table:table-cell table:style-name="TBL_5f_0_5f_12.E1" office:value-type="string">
            <text:p text:style-name="P8">637,95</text:p>
          </table:table-cell>
          <table:table-cell table:style-name="TBL_5f_0_5f_12.E1" office:value-type="string">
            <text:p text:style-name="P8">2.042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80,51</text:p>
          </table:table-cell>
          <table:table-cell table:style-name="TBL_5f_0_5f_12.E1" office:value-type="string">
            <text:p text:style-name="P8">11.372,80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NOSSA SENHORA DA GLORIA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5.598,1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6.851,0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567,53</text:p>
          </table:table-cell>
          <table:table-cell table:style-name="TBL_5f_0_5f_12.E1" office:value-type="string">
            <text:p text:style-name="P8">24.030,57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255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590,12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941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01,15</text:p>
          </table:table-cell>
          <table:table-cell table:style-name="TBL_5f_0_5f_12.E1" office:value-type="string">
            <text:p text:style-name="P8">10.188,97</text:p>
          </table:table-cell>
        </table:table-row>
        <table:table-row table:style-name="TBL_5f_0_5f_12.1">
          <table:table-cell table:style-name="TBL_5f_0_5f_12.A1" office:value-type="string">
            <text:p text:style-name="P7">2216</text:p>
          </table:table-cell>
          <table:table-cell table:style-name="TBL_5f_0_5f_12.B1" office:value-type="string">
            <text:p text:style-name="P7">LUCIANA SANTANA MONTEIR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CENTRO MEDICO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3.829,77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35.862,03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098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14,59</text:p>
          </table:table-cell>
          <table:table-cell table:style-name="TBL_5f_0_5f_12.E1" office:value-type="string">
            <text:p text:style-name="P8">24.047,44</text:p>
          </table:table-cell>
        </table:table-row>
        <table:table-row table:style-name="TBL_5f_0_5f_12.1">
          <table:table-cell table:style-name="TBL_5f_0_5f_12.A1" office:value-type="string">
            <text:p text:style-name="P7">2236</text:p>
          </table:table-cell>
          <table:table-cell table:style-name="TBL_5f_0_5f_12.B1" office:value-type="string">
            <text:p text:style-name="P7">LUCIVAL VIEIRA DE MELO</text:p>
          </table:table-cell>
          <table:table-cell table:style-name="TBL_5f_0_5f_12.B1" office:value-type="string">
            <text:p text:style-name="P7">2º SARGENTO - requisitado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  <table:table-row table:style-name="TBL_5f_0_5f_12.1">
          <table:table-cell table:style-name="TBL_5f_0_5f_12.A1" office:value-type="string">
            <text:p text:style-name="P7">156</text:p>
          </table:table-cell>
          <table:table-cell table:style-name="TBL_5f_0_5f_12.B1" office:value-type="string">
            <text:p text:style-name="P7">LUIS CLAUDIO ALMEIDA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39.461,59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8.395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3.111,63</text:p>
          </table:table-cell>
          <table:table-cell table:style-name="TBL_5f_0_5f_12.E1" office:value-type="string">
            <text:p text:style-name="P8">26.349,96</text:p>
          </table:table-cell>
        </table:table-row>
        <table:table-row table:style-name="TBL_5f_0_5f_12.1">
          <table:table-cell table:style-name="TBL_5f_0_5f_12.A1" office:value-type="string">
            <text:p text:style-name="P7">410</text:p>
          </table:table-cell>
          <table:table-cell table:style-name="TBL_5f_0_5f_12.B1" office:value-type="string">
            <text:p text:style-name="P7">LUIS FAUSTO DIAS DE VALOIS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ÇA DA CURADORIA DA INFÂNCIA E DA ADOLESCÊNCIA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.04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20,26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9.442,09</text:p>
          </table:table-cell>
          <table:table-cell table:style-name="TBL_5f_0_5f_12.E1" office:value-type="string">
            <text:p text:style-name="P8">4.863,29</text:p>
          </table:table-cell>
          <table:table-cell table:style-name="TBL_5f_0_5f_12.E1" office:value-type="string">
            <text:p text:style-name="P8">6.745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608,55</text:p>
          </table:table-cell>
          <table:table-cell table:style-name="TBL_5f_0_5f_12.E1" office:value-type="string">
            <text:p text:style-name="P8">27.833,54</text:p>
          </table:table-cell>
        </table:table-row>
        <table:table-row table:style-name="TBL_5f_0_5f_12.1">
          <table:table-cell table:style-name="TBL_5f_0_5f_12.A1" office:value-type="string">
            <text:p text:style-name="P7">1868</text:p>
          </table:table-cell>
          <table:table-cell table:style-name="TBL_5f_0_5f_12.B1" office:value-type="string">
            <text:p text:style-name="P7">LUIS FELIPE JORDAO WANDERLEY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94,90</text:p>
          </table:table-cell>
          <table:table-cell table:style-name="TBL_5f_0_5f_12.E1" office:value-type="string">
            <text:p text:style-name="P8">15.686,00</text:p>
          </table:table-cell>
          <table:table-cell table:style-name="TBL_5f_0_5f_12.E1" office:value-type="string">
            <text:p text:style-name="P8">47.185,32</text:p>
          </table:table-cell>
          <table:table-cell table:style-name="TBL_5f_0_5f_12.E1" office:value-type="string">
            <text:p text:style-name="P8">4.256,62</text:p>
          </table:table-cell>
          <table:table-cell table:style-name="TBL_5f_0_5f_12.E1" office:value-type="string">
            <text:p text:style-name="P8">6.518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774,73</text:p>
          </table:table-cell>
          <table:table-cell table:style-name="TBL_5f_0_5f_12.E1" office:value-type="string">
            <text:p text:style-name="P8">36.410,59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21</text:p>
          </table:table-cell>
          <table:table-cell table:style-name="TBL_5f_0_5f_13.B1" office:value-type="string">
            <text:p text:style-name="P7">LUIZ ALBERTO MOURA ARAUJ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CRIMINAL - ARACAJU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38,88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3.102,9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57.836,2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10.373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5.090,41</text:p>
          </table:table-cell>
          <table:table-cell table:style-name="TBL_5f_0_5f_13.E1" office:value-type="string">
            <text:p text:style-name="P8">42.745,79</text:p>
          </table:table-cell>
        </table:table-row>
        <table:table-row table:style-name="TBL_5f_0_5f_13.1">
          <table:table-cell table:style-name="TBL_5f_0_5f_13.A1" office:value-type="string">
            <text:p text:style-name="P7"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823,48</text:p>
          </table:table-cell>
          <table:table-cell table:style-name="TBL_5f_0_5f_13.E1" office:value-type="string">
            <text:p text:style-name="P8">2.162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9.682,82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776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14,70</text:p>
          </table:table-cell>
          <table:table-cell table:style-name="TBL_5f_0_5f_13.E1" office:value-type="string">
            <text:p text:style-name="P8">8.068,12</text:p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8,15</text:p>
          </table:table-cell>
          <table:table-cell table:style-name="TBL_5f_0_5f_13.E1" office:value-type="string">
            <text:p text:style-name="P8">408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4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4,06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169,35</text:p>
          </table:table-cell>
          <table:table-cell table:style-name="TBL_5f_0_5f_13.E1" office:value-type="string">
            <text:p text:style-name="P8">447,73</text:p>
          </table:table-cell>
          <table:table-cell table:style-name="TBL_5f_0_5f_13.E1" office:value-type="string">
            <text:p text:style-name="P8">188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36,39</text:p>
          </table:table-cell>
          <table:table-cell table:style-name="TBL_5f_0_5f_13.E1" office:value-type="string">
            <text:p text:style-name="P8">5.532,96</text:p>
          </table:table-cell>
        </table:table-row>
        <table:table-row table:style-name="TBL_5f_0_5f_13.1">
          <table:table-cell table:style-name="TBL_5f_0_5f_13.A1" office:value-type="string">
            <text:p text:style-name="P7">2233</text:p>
          </table:table-cell>
          <table:table-cell table:style-name="TBL_5f_0_5f_13.B1" office:value-type="string">
            <text:p text:style-name="P7">LUIZ DE AZEVEDO COSTA NETO</text:p>
          </table:table-cell>
          <table:table-cell table:style-name="TBL_5f_0_5f_13.B1" office:value-type="string">
            <text:p text:style-name="P7">Coordenador do Gab. de Seg. Institucional</text:p>
          </table:table-cell>
          <table:table-cell table:style-name="TBL_5f_0_5f_13.B1" office:value-type="string">
            <text:p text:style-name="P7">GABINETE DE SEGURANCA INSTITUCIONAL - 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99,1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8.883,21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711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63,08</text:p>
          </table:table-cell>
          <table:table-cell table:style-name="TBL_5f_0_5f_13.E1" office:value-type="string">
            <text:p text:style-name="P8">7.420,13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ASSESSORIA DO PROCURADOR-GERAL DE JUSTICA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436,73</text:p>
          </table:table-cell>
          <table:table-cell table:style-name="TBL_5f_0_5f_13.E1" office:value-type="string">
            <text:p text:style-name="P8">1.376,96</text:p>
          </table:table-cell>
          <table:table-cell table:style-name="TBL_5f_0_5f_13.E1" office:value-type="string">
            <text:p text:style-name="P8">2.472,1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49,06</text:p>
          </table:table-cell>
          <table:table-cell table:style-name="TBL_5f_0_5f_13.E1" office:value-type="string">
            <text:p text:style-name="P8">11.587,67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412,41</text:p>
          </table:table-cell>
          <table:table-cell table:style-name="TBL_5f_0_5f_13.E1" office:value-type="string">
            <text:p text:style-name="P8">965,33</text:p>
          </table:table-cell>
          <table:table-cell table:style-name="TBL_5f_0_5f_13.E1" office:value-type="string">
            <text:p text:style-name="P8">76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26,69</text:p>
          </table:table-cell>
          <table:table-cell table:style-name="TBL_5f_0_5f_13.E1" office:value-type="string">
            <text:p text:style-name="P8">7.685,72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0.322,83</text:p>
          </table:table-cell>
          <table:table-cell table:style-name="TBL_5f_0_5f_13.E1" office:value-type="string">
            <text:p text:style-name="P8">66.005,04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887,83</text:p>
          </table:table-cell>
          <table:table-cell table:style-name="TBL_5f_0_5f_13.E1" office:value-type="string">
            <text:p text:style-name="P8">16.273,06</text:p>
          </table:table-cell>
          <table:table-cell table:style-name="TBL_5f_0_5f_13.E1" office:value-type="string">
            <text:p text:style-name="P8">49.731,98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1.18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7.901,14</text:p>
          </table:table-cell>
          <table:table-cell table:style-name="TBL_5f_0_5f_13.E1" office:value-type="string">
            <text:p text:style-name="P8">716,80</text:p>
          </table:table-cell>
          <table:table-cell table:style-name="TBL_5f_0_5f_13.E1" office:value-type="string">
            <text:p text:style-name="P8">354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71,39</text:p>
          </table:table-cell>
          <table:table-cell table:style-name="TBL_5f_0_5f_13.E1" office:value-type="string">
            <text:p text:style-name="P8">6.829,75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1.987,5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1.917,64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270,57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1.677,17</text:p>
          </table:table-cell>
          <table:table-cell table:style-name="TBL_5f_0_5f_13.E1" office:value-type="string">
            <text:p text:style-name="P8">2.730,60</text:p>
          </table:table-cell>
          <table:table-cell table:style-name="TBL_5f_0_5f_13.E1" office:value-type="string">
            <text:p text:style-name="P8">3.743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73,99</text:p>
          </table:table-cell>
          <table:table-cell table:style-name="TBL_5f_0_5f_13.E1" office:value-type="string">
            <text:p text:style-name="P8">15.203,18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08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5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5,91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058,08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5.968,76</text:p>
          </table:table-cell>
          <table:table-cell table:style-name="TBL_5f_0_5f_13.E1" office:value-type="string">
            <text:p text:style-name="P8">4.863,29</text:p>
          </table:table-cell>
          <table:table-cell table:style-name="TBL_5f_0_5f_13.E1" office:value-type="string">
            <text:p text:style-name="P8">8.494,62</text:p>
          </table:table-cell>
          <table:table-cell table:style-name="TBL_5f_0_5f_13.E1" office:value-type="string">
            <text:p text:style-name="P8">4.502,52</text:p>
          </table:table-cell>
          <table:table-cell table:style-name="TBL_5f_0_5f_13.E1" office:value-type="string">
            <text:p text:style-name="P8">17.860,43</text:p>
          </table:table-cell>
          <table:table-cell table:style-name="TBL_5f_0_5f_13.E1" office:value-type="string">
            <text:p text:style-name="P8">28.108,33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4,9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97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19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,34</text:p>
          </table:table-cell>
          <table:table-cell table:style-name="TBL_5f_0_5f_13.E1" office:value-type="string">
            <text:p text:style-name="P8">2.217,36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255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7.890,72</text:p>
          </table:table-cell>
          <table:table-cell table:style-name="TBL_5f_0_5f_13.E1" office:value-type="string">
            <text:p text:style-name="P8">661,66</text:p>
          </table:table-cell>
          <table:table-cell table:style-name="TBL_5f_0_5f_13.E1" office:value-type="string">
            <text:p text:style-name="P8">437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98,91</text:p>
          </table:table-cell>
          <table:table-cell table:style-name="TBL_5f_0_5f_13.E1" office:value-type="string">
            <text:p text:style-name="P8">6.791,81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4.224,68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2.31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2,63</text:p>
          </table:table-cell>
          <table:table-cell table:style-name="TBL_5f_0_5f_13.E1" office:value-type="string">
            <text:p text:style-name="P8">11.162,05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690,79</text:p>
          </table:table-cell>
          <table:table-cell table:style-name="TBL_5f_0_5f_13.E1" office:value-type="string">
            <text:p text:style-name="P8">703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2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7.860,85</text:p>
          </table:table-cell>
          <table:table-cell table:style-name="TBL_5f_0_5f_13.E1" office:value-type="string">
            <text:p text:style-name="P8">755,22</text:p>
          </table:table-cell>
          <table:table-cell table:style-name="TBL_5f_0_5f_13.E1" office:value-type="string">
            <text:p text:style-name="P8">49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49,64</text:p>
          </table:table-cell>
          <table:table-cell table:style-name="TBL_5f_0_5f_13.E1" office:value-type="string">
            <text:p text:style-name="P8">6.611,21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138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7.875,37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473,1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82,56</text:p>
          </table:table-cell>
          <table:table-cell table:style-name="TBL_5f_0_5f_13.E1" office:value-type="string">
            <text:p text:style-name="P8">6.792,81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05,23</text:p>
          </table:table-cell>
          <table:table-cell table:style-name="TBL_5f_0_5f_13.E1" office:value-type="string">
            <text:p text:style-name="P8">276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5.690,78</text:p>
          </table:table-cell>
          <table:table-cell table:style-name="TBL_5f_0_5f_13.E1" office:value-type="string">
            <text:p text:style-name="P8">529,45</text:p>
          </table:table-cell>
          <table:table-cell table:style-name="TBL_5f_0_5f_13.E1" office:value-type="string">
            <text:p text:style-name="P8">96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26,19</text:p>
          </table:table-cell>
          <table:table-cell table:style-name="TBL_5f_0_5f_13.E1" office:value-type="string">
            <text:p text:style-name="P8">5.064,59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9.609,64</text:p>
          </table:table-cell>
          <table:table-cell table:style-name="TBL_5f_0_5f_13.E1" office:value-type="string">
            <text:p text:style-name="P8">1.441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960,08</text:p>
          </table:table-cell>
          <table:table-cell table:style-name="TBL_5f_0_5f_13.E1" office:value-type="string">
            <text:p text:style-name="P8">1.547,15</text:p>
          </table:table-cell>
          <table:table-cell table:style-name="TBL_5f_0_5f_13.E1" office:value-type="string">
            <text:p text:style-name="P8">1.744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91,37</text:p>
          </table:table-cell>
          <table:table-cell table:style-name="TBL_5f_0_5f_13.E1" office:value-type="string">
            <text:p text:style-name="P8">9.668,71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0.690,36</text:p>
          </table:table-cell>
          <table:table-cell table:style-name="TBL_5f_0_5f_13.E1" office:value-type="string">
            <text:p text:style-name="P8">712,47</text:p>
          </table:table-cell>
          <table:table-cell table:style-name="TBL_5f_0_5f_13.E1" office:value-type="string">
            <text:p text:style-name="P8">1.349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62,06</text:p>
          </table:table-cell>
          <table:table-cell table:style-name="TBL_5f_0_5f_13.E1" office:value-type="string">
            <text:p text:style-name="P8">8.628,30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465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799,80</text:p>
          </table:table-cell>
          <table:table-cell table:style-name="TBL_5f_0_5f_13.E1" office:value-type="string">
            <text:p text:style-name="P8">684,71</text:p>
          </table:table-cell>
          <table:table-cell table:style-name="TBL_5f_0_5f_13.E1" office:value-type="string">
            <text:p text:style-name="P8">267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2,29</text:p>
          </table:table-cell>
          <table:table-cell table:style-name="TBL_5f_0_5f_13.E1" office:value-type="string">
            <text:p text:style-name="P8">5.847,51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710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172,05</text:p>
          </table:table-cell>
          <table:table-cell table:style-name="TBL_5f_0_5f_13.E1" office:value-type="string">
            <text:p text:style-name="P8">1.436,83</text:p>
          </table:table-cell>
          <table:table-cell table:style-name="TBL_5f_0_5f_13.E1" office:value-type="string">
            <text:p text:style-name="P8">1.557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94,68</text:p>
          </table:table-cell>
          <table:table-cell table:style-name="TBL_5f_0_5f_13.E1" office:value-type="string">
            <text:p text:style-name="P8">9.177,37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958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0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9.696,04</text:p>
          </table:table-cell>
          <table:table-cell table:style-name="TBL_5f_0_5f_13.E1" office:value-type="string">
            <text:p text:style-name="P8">1.028,94</text:p>
          </table:table-cell>
          <table:table-cell table:style-name="TBL_5f_0_5f_13.E1" office:value-type="string">
            <text:p text:style-name="P8">871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0,62</text:p>
          </table:table-cell>
          <table:table-cell table:style-name="TBL_5f_0_5f_13.E1" office:value-type="string">
            <text:p text:style-name="P8">7.795,42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306,8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5.975,76</text:p>
          </table:table-cell>
          <table:table-cell table:style-name="TBL_5f_0_5f_13.E1" office:value-type="string">
            <text:p text:style-name="P8">532,40</text:p>
          </table:table-cell>
          <table:table-cell table:style-name="TBL_5f_0_5f_13.E1" office:value-type="string">
            <text:p text:style-name="P8">135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8,17</text:p>
          </table:table-cell>
          <table:table-cell table:style-name="TBL_5f_0_5f_13.E1" office:value-type="string">
            <text:p text:style-name="P8">5.307,59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4.177,57</text:p>
          </table:table-cell>
          <table:table-cell table:style-name="TBL_5f_0_5f_13.E1" office:value-type="string">
            <text:p text:style-name="P8">4.480,65</text:p>
          </table:table-cell>
          <table:table-cell table:style-name="TBL_5f_0_5f_13.E1" office:value-type="string">
            <text:p text:style-name="P8">6.647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128,25</text:p>
          </table:table-cell>
          <table:table-cell table:style-name="TBL_5f_0_5f_13.E1" office:value-type="string">
            <text:p text:style-name="P8">23.049,32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7.883,38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4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61,92</text:p>
          </table:table-cell>
          <table:table-cell table:style-name="TBL_5f_0_5f_13.E1" office:value-type="string">
            <text:p text:style-name="P8">25.721,46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0.186,22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8.334,08</text:p>
          </table:table-cell>
          <table:table-cell table:style-name="TBL_5f_0_5f_13.E1" office:value-type="string">
            <text:p text:style-name="P8">1.782,59</text:p>
          </table:table-cell>
          <table:table-cell table:style-name="TBL_5f_0_5f_13.E1" office:value-type="string">
            <text:p text:style-name="P8">3.15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9,92</text:p>
          </table:table-cell>
          <table:table-cell table:style-name="TBL_5f_0_5f_13.E1" office:value-type="string">
            <text:p text:style-name="P8">13.394,16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.840,49</text:p>
          </table:table-cell>
          <table:table-cell table:style-name="TBL_5f_0_5f_13.E1" office:value-type="string">
            <text:p text:style-name="P8">6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7,33</text:p>
          </table:table-cell>
          <table:table-cell table:style-name="TBL_5f_0_5f_13.E1" office:value-type="string">
            <text:p text:style-name="P8">2.773,16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6.728,04</text:p>
          </table:table-cell>
          <table:table-cell table:style-name="TBL_5f_0_5f_13.E1" office:value-type="string">
            <text:p text:style-name="P8">56.926,82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764,40</text:p>
          </table:table-cell>
          <table:table-cell table:style-name="TBL_5f_0_5f_13.E1" office:value-type="string">
            <text:p text:style-name="P8">43.162,42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9.137,64</text:p>
          </table:table-cell>
          <table:table-cell table:style-name="TBL_5f_0_5f_13.E1" office:value-type="string">
            <text:p text:style-name="P8">1.586,50</text:p>
          </table:table-cell>
          <table:table-cell table:style-name="TBL_5f_0_5f_13.E1" office:value-type="string">
            <text:p text:style-name="P8">3.359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46,15</text:p>
          </table:table-cell>
          <table:table-cell table:style-name="TBL_5f_0_5f_13.E1" office:value-type="string">
            <text:p text:style-name="P8">14.191,49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68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475,21</text:p>
          </table:table-cell>
          <table:table-cell table:style-name="TBL_5f_0_5f_13.E1" office:value-type="string">
            <text:p text:style-name="P8">574,90</text:p>
          </table:table-cell>
          <table:table-cell table:style-name="TBL_5f_0_5f_13.E1" office:value-type="string">
            <text:p text:style-name="P8">478,2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3,13</text:p>
          </table:table-cell>
          <table:table-cell table:style-name="TBL_5f_0_5f_13.E1" office:value-type="string">
            <text:p text:style-name="P8">4.422,08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7.180,89</text:p>
          </table:table-cell>
          <table:table-cell table:style-name="TBL_5f_0_5f_13.E1" office:value-type="string">
            <text:p text:style-name="P8">566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10.645,20</text:p>
          </table:table-cell>
          <table:table-cell table:style-name="TBL_5f_0_5f_13.E1" office:value-type="string">
            <text:p text:style-name="P8">1.084,64</text:p>
          </table:table-cell>
          <table:table-cell table:style-name="TBL_5f_0_5f_13.E1" office:value-type="string">
            <text:p text:style-name="P8">962,9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47,56</text:p>
          </table:table-cell>
          <table:table-cell table:style-name="TBL_5f_0_5f_13.E1" office:value-type="string">
            <text:p text:style-name="P8">8.597,64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0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612,41</text:p>
          </table:table-cell>
          <table:table-cell table:style-name="TBL_5f_0_5f_13.E1" office:value-type="string">
            <text:p text:style-name="P8">965,33</text:p>
          </table:table-cell>
          <table:table-cell table:style-name="TBL_5f_0_5f_13.E1" office:value-type="string">
            <text:p text:style-name="P8">816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81,69</text:p>
          </table:table-cell>
          <table:table-cell table:style-name="TBL_5f_0_5f_13.E1" office:value-type="string">
            <text:p text:style-name="P8">7.830,72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PROMOTORIA DE JUSTICA - CANINDE DO SAO FRANCISCO 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14,5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85,36</text:p>
          </table:table-cell>
          <table:table-cell table:style-name="TBL_5f_0_5f_13.E1" office:value-type="string">
            <text:p text:style-name="P8">8.344,32</text:p>
          </table:table-cell>
          <table:table-cell table:style-name="TBL_5f_0_5f_13.E1" office:value-type="string">
            <text:p text:style-name="P8">650,22</text:p>
          </table:table-cell>
          <table:table-cell table:style-name="TBL_5f_0_5f_13.E1" office:value-type="string">
            <text:p text:style-name="P8">21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70,13</text:p>
          </table:table-cell>
          <table:table-cell table:style-name="TBL_5f_0_5f_13.E1" office:value-type="string">
            <text:p text:style-name="P8">7.474,19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1.354,88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670,88</text:p>
          </table:table-cell>
          <table:table-cell table:style-name="TBL_5f_0_5f_13.E1" office:value-type="string">
            <text:p text:style-name="P8">1.138,10</text:p>
          </table:table-cell>
          <table:table-cell table:style-name="TBL_5f_0_5f_13.E1" office:value-type="string">
            <text:p text:style-name="P8">2.602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40,28</text:p>
          </table:table-cell>
          <table:table-cell table:style-name="TBL_5f_0_5f_13.E1" office:value-type="string">
            <text:p text:style-name="P8">11.930,60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97,38</text:p>
          </table:table-cell>
          <table:table-cell table:style-name="TBL_5f_0_5f_13.E1" office:value-type="string">
            <text:p text:style-name="P8">5.155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155,81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6.925,16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121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30,79</text:p>
          </table:table-cell>
          <table:table-cell table:style-name="TBL_5f_0_5f_13.E1" office:value-type="string">
            <text:p text:style-name="P8">6.194,37</text:p>
          </table:table-cell>
        </table:table-row>
        <table:table-row table:style-name="TBL_5f_0_5f_13.1">
          <table:table-cell table:style-name="TBL_5f_0_5f_13.A1" office:value-type="string">
            <text:p text:style-name="P7">1239</text:p>
          </table:table-cell>
          <table:table-cell table:style-name="TBL_5f_0_5f_13.B1" office:value-type="string">
            <text:p text:style-name="P7">MARCOS MATHEUS DANTAS COST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1.35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334,55</text:p>
          </table:table-cell>
          <table:table-cell table:style-name="TBL_5f_0_5f_13.E1" office:value-type="string">
            <text:p text:style-name="P8">1.459,58</text:p>
          </table:table-cell>
          <table:table-cell table:style-name="TBL_5f_0_5f_13.E1" office:value-type="string">
            <text:p text:style-name="P8">1.596,2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55,86</text:p>
          </table:table-cell>
          <table:table-cell table:style-name="TBL_5f_0_5f_13.E1" office:value-type="string">
            <text:p text:style-name="P8">9.278,69</text:p>
          </table:table-cell>
        </table:table-row>
        <table:table-row table:style-name="TBL_5f_0_5f_13.1">
          <table:table-cell table:style-name="TBL_5f_0_5f_13.A1" office:value-type="string">
            <text:p text:style-name="P7">2226</text:p>
          </table:table-cell>
          <table:table-cell table:style-name="TBL_5f_0_5f_13.B1" office:value-type="string">
            <text:p text:style-name="P7">MARCOS VINICIUS VIEIRA DOS SANTOS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GRUPO DE ATUACAO ESPECIAL DE COMBATE AO CRIME ORGANIZADO (GAECO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2140</text:p>
          </table:table-cell>
          <table:table-cell table:style-name="TBL_5f_0_5f_14.B1" office:value-type="string">
            <text:p text:style-name="P7">MARCUS VINICIUS MORAIS DE ANDRADE</text:p>
          </table:table-cell>
          <table:table-cell table:style-name="TBL_5f_0_5f_14.B1" office:value-type="string">
            <text:p text:style-name="P7">TÉCNICO JUDICIÁRIO - requisitado</text:p>
          </table:table-cell>
          <table:table-cell table:style-name="TBL_5f_0_5f_14.B1" office:value-type="string">
            <text:p text:style-name="P7">6ª PROCURADORIA DE JUSTICA (CAMARA CRIMINAL)</text:p>
          </table:table-cell>
          <table:table-cell table:style-name="TBL_5f_0_5f_14.E1" office:value-type="string">
            <text:p text:style-name="P8">3.997,85</text:p>
          </table:table-cell>
          <table:table-cell table:style-name="TBL_5f_0_5f_14.E1" office:value-type="string">
            <text:p text:style-name="P8">6.023,8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22.868,22</text:p>
          </table:table-cell>
          <table:table-cell table:style-name="TBL_5f_0_5f_14.E1" office:value-type="string">
            <text:p text:style-name="P8">1.231,27</text:p>
          </table:table-cell>
          <table:table-cell table:style-name="TBL_5f_0_5f_14.E1" office:value-type="string">
            <text:p text:style-name="P8">4.483,2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714,52</text:p>
          </table:table-cell>
          <table:table-cell table:style-name="TBL_5f_0_5f_14.E1" office:value-type="string">
            <text:p text:style-name="P8">17.153,70</text:p>
          </table:table-cell>
        </table:table-row>
        <table:table-row table:style-name="TBL_5f_0_5f_14.1">
          <table:table-cell table:style-name="TBL_5f_0_5f_14.A1" office:value-type="string">
            <text:p text:style-name="P7"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147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5.263,13</text:p>
          </table:table-cell>
          <table:table-cell table:style-name="TBL_5f_0_5f_14.E1" office:value-type="string">
            <text:p text:style-name="P8">432,63</text:p>
          </table:table-cell>
          <table:table-cell table:style-name="TBL_5f_0_5f_14.E1" office:value-type="string">
            <text:p text:style-name="P8">56,5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89,15</text:p>
          </table:table-cell>
          <table:table-cell table:style-name="TBL_5f_0_5f_14.E1" office:value-type="string">
            <text:p text:style-name="P8">4.773,98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269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878,7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504,87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RIACHAO DO DANTA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6.581,06</text:p>
          </table:table-cell>
          <table:table-cell table:style-name="TBL_5f_0_5f_14.E1" office:value-type="string">
            <text:p text:style-name="P8">561,22</text:p>
          </table:table-cell>
          <table:table-cell table:style-name="TBL_5f_0_5f_14.E1" office:value-type="string">
            <text:p text:style-name="P8">133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5,10</text:p>
          </table:table-cell>
          <table:table-cell table:style-name="TBL_5f_0_5f_14.E1" office:value-type="string">
            <text:p text:style-name="P8">5.885,96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185,7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6.074,24</text:p>
          </table:table-cell>
          <table:table-cell table:style-name="TBL_5f_0_5f_14.E1" office:value-type="string">
            <text:p text:style-name="P8">546,18</text:p>
          </table:table-cell>
          <table:table-cell table:style-name="TBL_5f_0_5f_14.E1" office:value-type="string">
            <text:p text:style-name="P8">148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4,65</text:p>
          </table:table-cell>
          <table:table-cell table:style-name="TBL_5f_0_5f_14.E1" office:value-type="string">
            <text:p text:style-name="P8">5.379,59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5.319,33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605,39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389,24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825,61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609,46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15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1.346,7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11.258,15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1.358,2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31,97</text:p>
          </table:table-cell>
          <table:table-cell table:style-name="TBL_5f_0_5f_14.E1" office:value-type="string">
            <text:p text:style-name="P8">9.126,18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277,11</text:p>
          </table:table-cell>
          <table:table-cell table:style-name="TBL_5f_0_5f_14.E1" office:value-type="string">
            <text:p text:style-name="P8">329,79</text:p>
          </table:table-cell>
          <table:table-cell table:style-name="TBL_5f_0_5f_14.E1" office:value-type="string">
            <text:p text:style-name="P8">108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38,22</text:p>
          </table:table-cell>
          <table:table-cell table:style-name="TBL_5f_0_5f_14.E1" office:value-type="string">
            <text:p text:style-name="P8">5.838,89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011,55</text:p>
          </table:table-cell>
          <table:table-cell table:style-name="TBL_5f_0_5f_14.E1" office:value-type="string">
            <text:p text:style-name="P8">444,54</text:p>
          </table:table-cell>
          <table:table-cell table:style-name="TBL_5f_0_5f_14.E1" office:value-type="string">
            <text:p text:style-name="P8">19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63,89</text:p>
          </table:table-cell>
          <table:table-cell table:style-name="TBL_5f_0_5f_14.E1" office:value-type="string">
            <text:p text:style-name="P8">5.547,66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774,42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0.275,74</text:p>
          </table:table-cell>
          <table:table-cell table:style-name="TBL_5f_0_5f_14.E1" office:value-type="string">
            <text:p text:style-name="P8">1.138,10</text:p>
          </table:table-cell>
          <table:table-cell table:style-name="TBL_5f_0_5f_14.E1" office:value-type="string">
            <text:p text:style-name="P8">948,9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87,05</text:p>
          </table:table-cell>
          <table:table-cell table:style-name="TBL_5f_0_5f_14.E1" office:value-type="string">
            <text:p text:style-name="P8">8.188,69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8.552,55</text:p>
          </table:table-cell>
          <table:table-cell table:style-name="TBL_5f_0_5f_14.E1" office:value-type="string">
            <text:p text:style-name="P8">1.282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0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1.944,42</text:p>
          </table:table-cell>
          <table:table-cell table:style-name="TBL_5f_0_5f_14.E1" office:value-type="string">
            <text:p text:style-name="P8">1.376,96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54</text:p>
          </table:table-cell>
          <table:table-cell table:style-name="TBL_5f_0_5f_14.E1" office:value-type="string">
            <text:p text:style-name="P8">9.107,88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1.235,3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2.024,9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445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161,76</text:p>
          </table:table-cell>
          <table:table-cell table:style-name="TBL_5f_0_5f_14.E1" office:value-type="string">
            <text:p text:style-name="P8">28.863,20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1.987,5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1.917,64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2.246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3.035,6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9.011,7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728,18</text:p>
          </table:table-cell>
          <table:table-cell table:style-name="TBL_5f_0_5f_14.E1" office:value-type="string">
            <text:p text:style-name="P8">29.307,48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09,2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235,37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113,6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0.186,78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229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945,83</text:p>
          </table:table-cell>
          <table:table-cell table:style-name="TBL_5f_0_5f_14.E1" office:value-type="string">
            <text:p text:style-name="P8">27.240,95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148,61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2.975,52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.315,57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3.248,24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611,74</text:p>
          </table:table-cell>
          <table:table-cell table:style-name="TBL_5f_0_5f_14.E1" office:value-type="string">
            <text:p text:style-name="P8">600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0.121,30</text:p>
          </table:table-cell>
          <table:table-cell table:style-name="TBL_5f_0_5f_14.E1" office:value-type="string">
            <text:p text:style-name="P8">1.149,72</text:p>
          </table:table-cell>
          <table:table-cell table:style-name="TBL_5f_0_5f_14.E1" office:value-type="string">
            <text:p text:style-name="P8">1.072,8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22,57</text:p>
          </table:table-cell>
          <table:table-cell table:style-name="TBL_5f_0_5f_14.E1" office:value-type="string">
            <text:p text:style-name="P8">7.898,73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2.266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13.849,33</text:p>
          </table:table-cell>
          <table:table-cell table:style-name="TBL_5f_0_5f_14.E1" office:value-type="string">
            <text:p text:style-name="P8">1.586,50</text:p>
          </table:table-cell>
          <table:table-cell table:style-name="TBL_5f_0_5f_14.E1" office:value-type="string">
            <text:p text:style-name="P8">1.810,6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397,19</text:p>
          </table:table-cell>
          <table:table-cell table:style-name="TBL_5f_0_5f_14.E1" office:value-type="string">
            <text:p text:style-name="P8">10.452,14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596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55,86</text:p>
          </table:table-cell>
          <table:table-cell table:style-name="TBL_5f_0_5f_14.E1" office:value-type="string">
            <text:p text:style-name="P8">9.278,69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505,23</text:p>
          </table:table-cell>
          <table:table-cell table:style-name="TBL_5f_0_5f_14.E1" office:value-type="string">
            <text:p text:style-name="P8">368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65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6.286,16</text:p>
          </table:table-cell>
          <table:table-cell table:style-name="TBL_5f_0_5f_14.E1" office:value-type="string">
            <text:p text:style-name="P8">542,36</text:p>
          </table:table-cell>
          <table:table-cell table:style-name="TBL_5f_0_5f_14.E1" office:value-type="string">
            <text:p text:style-name="P8">144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87,30</text:p>
          </table:table-cell>
          <table:table-cell table:style-name="TBL_5f_0_5f_14.E1" office:value-type="string">
            <text:p text:style-name="P8">5.598,86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9.609,64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3.633,68</text:p>
          </table:table-cell>
          <table:table-cell table:style-name="TBL_5f_0_5f_14.E1" office:value-type="string">
            <text:p text:style-name="P8">1.547,15</text:p>
          </table:table-cell>
          <table:table-cell table:style-name="TBL_5f_0_5f_14.E1" office:value-type="string">
            <text:p text:style-name="P8">4.62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174,48</text:p>
          </table:table-cell>
          <table:table-cell table:style-name="TBL_5f_0_5f_14.E1" office:value-type="string">
            <text:p text:style-name="P8">17.459,20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.001,60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3.828,51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1.138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7.719,56</text:p>
          </table:table-cell>
          <table:table-cell table:style-name="TBL_5f_0_5f_14.E1" office:value-type="string">
            <text:p text:style-name="P8">561,22</text:p>
          </table:table-cell>
          <table:table-cell table:style-name="TBL_5f_0_5f_14.E1" office:value-type="string">
            <text:p text:style-name="P8">395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56,94</text:p>
          </table:table-cell>
          <table:table-cell table:style-name="TBL_5f_0_5f_14.E1" office:value-type="string">
            <text:p text:style-name="P8">6.762,62</text:p>
          </table:table-cell>
        </table:table-row>
        <table:table-row table:style-name="TBL_5f_0_5f_14.1">
          <table:table-cell table:style-name="TBL_5f_0_5f_14.A1" office:value-type="string">
            <text:p text:style-name="P7">57</text:p>
          </table:table-cell>
          <table:table-cell table:style-name="TBL_5f_0_5f_14.B1" office:value-type="string">
            <text:p text:style-name="P7">MARILEIDE BATISTA DE MELO BARRET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659</text:p>
          </table:table-cell>
          <table:table-cell table:style-name="TBL_5f_0_5f_14.B1" office:value-type="string">
            <text:p text:style-name="P7">MARILENE PAES BARRETO DE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.830,9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002,97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2.061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98,19</text:p>
          </table:table-cell>
          <table:table-cell table:style-name="TBL_5f_0_5f_15.E1" office:value-type="string">
            <text:p text:style-name="P8">10.504,78</text:p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282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87,82</text:p>
          </table:table-cell>
          <table:table-cell table:style-name="TBL_5f_0_5f_15.E1" office:value-type="string">
            <text:p text:style-name="P8">3.278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97,74</text:p>
          </table:table-cell>
          <table:table-cell table:style-name="TBL_5f_0_5f_15.E1" office:value-type="string">
            <text:p text:style-name="P8">16.599,47</text:p>
          </table:table-cell>
          <table:table-cell table:style-name="TBL_5f_0_5f_15.E1" office:value-type="string">
            <text:p text:style-name="P8">1.376,96</text:p>
          </table:table-cell>
          <table:table-cell table:style-name="TBL_5f_0_5f_15.E1" office:value-type="string">
            <text:p text:style-name="P8">2.306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683,12</text:p>
          </table:table-cell>
          <table:table-cell table:style-name="TBL_5f_0_5f_15.E1" office:value-type="string">
            <text:p text:style-name="P8">12.916,35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776,47</text:p>
          </table:table-cell>
          <table:table-cell table:style-name="TBL_5f_0_5f_15.E1" office:value-type="string">
            <text:p text:style-name="P8">29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6,29</text:p>
          </table:table-cell>
          <table:table-cell table:style-name="TBL_5f_0_5f_15.E1" office:value-type="string">
            <text:p text:style-name="P8">5.904,85</text:p>
          </table:table-cell>
          <table:table-cell table:style-name="TBL_5f_0_5f_15.E1" office:value-type="string">
            <text:p text:style-name="P8">429,60</text:p>
          </table:table-cell>
          <table:table-cell table:style-name="TBL_5f_0_5f_15.E1" office:value-type="string">
            <text:p text:style-name="P8">55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84,72</text:p>
          </table:table-cell>
          <table:table-cell table:style-name="TBL_5f_0_5f_15.E1" office:value-type="string">
            <text:p text:style-name="P8">5.420,13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899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50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512,03</text:p>
          </table:table-cell>
          <table:table-cell table:style-name="TBL_5f_0_5f_15.E1" office:value-type="string">
            <text:p text:style-name="P8">1.323,32</text:p>
          </table:table-cell>
          <table:table-cell table:style-name="TBL_5f_0_5f_15.E1" office:value-type="string">
            <text:p text:style-name="P8">2.232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555,88</text:p>
          </table:table-cell>
          <table:table-cell table:style-name="TBL_5f_0_5f_15.E1" office:value-type="string">
            <text:p text:style-name="P8">10.956,15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7.180,89</text:p>
          </table:table-cell>
          <table:table-cell table:style-name="TBL_5f_0_5f_15.E1" office:value-type="string">
            <text:p text:style-name="P8">566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82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2.238,94</text:p>
          </table:table-cell>
          <table:table-cell table:style-name="TBL_5f_0_5f_15.E1" office:value-type="string">
            <text:p text:style-name="P8">1.084,64</text:p>
          </table:table-cell>
          <table:table-cell table:style-name="TBL_5f_0_5f_15.E1" office:value-type="string">
            <text:p text:style-name="P8">1.620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05,60</text:p>
          </table:table-cell>
          <table:table-cell table:style-name="TBL_5f_0_5f_15.E1" office:value-type="string">
            <text:p text:style-name="P8">9.533,34</text:p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67,2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12,76</text:p>
          </table:table-cell>
          <table:table-cell table:style-name="TBL_5f_0_5f_15.E1" office:value-type="string">
            <text:p text:style-name="P8">1.080,01</text:p>
          </table:table-cell>
          <table:table-cell table:style-name="TBL_5f_0_5f_15.E1" office:value-type="string">
            <text:p text:style-name="P8">57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,54</text:p>
          </table:table-cell>
          <table:table-cell table:style-name="TBL_5f_0_5f_15.E1" office:value-type="string">
            <text:p text:style-name="P8">1.022,47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711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63,08</text:p>
          </table:table-cell>
          <table:table-cell table:style-name="TBL_5f_0_5f_15.E1" office:value-type="string">
            <text:p text:style-name="P8">6.945,05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619,31</text:p>
          </table:table-cell>
          <table:table-cell table:style-name="TBL_5f_0_5f_15.E1" office:value-type="string">
            <text:p text:style-name="P8">20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734,97</text:p>
          </table:table-cell>
          <table:table-cell table:style-name="TBL_5f_0_5f_15.E1" office:value-type="string">
            <text:p text:style-name="P8">395,64</text:p>
          </table:table-cell>
          <table:table-cell table:style-name="TBL_5f_0_5f_15.E1" office:value-type="string">
            <text:p text:style-name="P8">39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35,12</text:p>
          </table:table-cell>
          <table:table-cell table:style-name="TBL_5f_0_5f_15.E1" office:value-type="string">
            <text:p text:style-name="P8">4.299,85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499,24</text:p>
          </table:table-cell>
          <table:table-cell table:style-name="TBL_5f_0_5f_15.E1" office:value-type="string">
            <text:p text:style-name="P8">1.926,78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008,61</text:p>
          </table:table-cell>
          <table:table-cell table:style-name="TBL_5f_0_5f_15.E1" office:value-type="string">
            <text:p text:style-name="P8">587,87</text:p>
          </table:table-cell>
          <table:table-cell table:style-name="TBL_5f_0_5f_15.E1" office:value-type="string">
            <text:p text:style-name="P8">3.396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984,24</text:p>
          </table:table-cell>
          <table:table-cell table:style-name="TBL_5f_0_5f_15.E1" office:value-type="string">
            <text:p text:style-name="P8">14.024,37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799,80</text:p>
          </table:table-cell>
          <table:table-cell table:style-name="TBL_5f_0_5f_15.E1" office:value-type="string">
            <text:p text:style-name="P8">684,71</text:p>
          </table:table-cell>
          <table:table-cell table:style-name="TBL_5f_0_5f_15.E1" office:value-type="string">
            <text:p text:style-name="P8">3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4,95</text:p>
          </table:table-cell>
          <table:table-cell table:style-name="TBL_5f_0_5f_15.E1" office:value-type="string">
            <text:p text:style-name="P8">5.804,85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3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59,9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7.321,9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499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2.216,07</text:p>
          </table:table-cell>
          <table:table-cell table:style-name="TBL_5f_0_5f_15.E1" office:value-type="string">
            <text:p text:style-name="P8">25.105,86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46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8.108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611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2.327,97</text:p>
          </table:table-cell>
          <table:table-cell table:style-name="TBL_5f_0_5f_15.E1" office:value-type="string">
            <text:p text:style-name="P8">25.780,06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11.874,93</text:p>
          </table:table-cell>
          <table:table-cell table:style-name="TBL_5f_0_5f_15.E1" office:value-type="string">
            <text:p text:style-name="P8">1.225,49</text:p>
          </table:table-cell>
          <table:table-cell table:style-name="TBL_5f_0_5f_15.E1" office:value-type="string">
            <text:p text:style-name="P8">1.200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26,33</text:p>
          </table:table-cell>
          <table:table-cell table:style-name="TBL_5f_0_5f_15.E1" office:value-type="string">
            <text:p text:style-name="P8">9.448,60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790,40</text:p>
          </table:table-cell>
          <table:table-cell table:style-name="TBL_5f_0_5f_15.E1" office:value-type="string">
            <text:p text:style-name="P8">4.760,00</text:p>
          </table:table-cell>
          <table:table-cell table:style-name="TBL_5f_0_5f_15.E1" office:value-type="string">
            <text:p text:style-name="P8">8.201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661,23</text:p>
          </table:table-cell>
          <table:table-cell table:style-name="TBL_5f_0_5f_15.E1" office:value-type="string">
            <text:p text:style-name="P8">1.025,29</text:p>
          </table:table-cell>
          <table:table-cell table:style-name="TBL_5f_0_5f_15.E1" office:value-type="string">
            <text:p text:style-name="P8">3.455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480,84</text:p>
          </table:table-cell>
          <table:table-cell table:style-name="TBL_5f_0_5f_15.E1" office:value-type="string">
            <text:p text:style-name="P8">14.180,39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119,64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6.020,18</text:p>
          </table:table-cell>
          <table:table-cell table:style-name="TBL_5f_0_5f_15.E1" office:value-type="string">
            <text:p text:style-name="P8">482,69</text:p>
          </table:table-cell>
          <table:table-cell table:style-name="TBL_5f_0_5f_15.E1" office:value-type="string">
            <text:p text:style-name="P8">89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2,66</text:p>
          </table:table-cell>
          <table:table-cell table:style-name="TBL_5f_0_5f_15.E1" office:value-type="string">
            <text:p text:style-name="P8">5.447,52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774,42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0.004,29</text:p>
          </table:table-cell>
          <table:table-cell table:style-name="TBL_5f_0_5f_15.E1" office:value-type="string">
            <text:p text:style-name="P8">1.048,19</text:p>
          </table:table-cell>
          <table:table-cell table:style-name="TBL_5f_0_5f_15.E1" office:value-type="string">
            <text:p text:style-name="P8">901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49,53</text:p>
          </table:table-cell>
          <table:table-cell table:style-name="TBL_5f_0_5f_15.E1" office:value-type="string">
            <text:p text:style-name="P8">8.054,76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505,23</text:p>
          </table:table-cell>
          <table:table-cell table:style-name="TBL_5f_0_5f_15.E1" office:value-type="string">
            <text:p text:style-name="P8">876,31</text:p>
          </table:table-cell>
          <table:table-cell table:style-name="TBL_5f_0_5f_15.E1" office:value-type="string">
            <text:p text:style-name="P8">5.632,59</text:p>
          </table:table-cell>
          <table:table-cell table:style-name="TBL_5f_0_5f_15.E1" office:value-type="string">
            <text:p text:style-name="P8">640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2.827,46</text:p>
          </table:table-cell>
          <table:table-cell table:style-name="TBL_5f_0_5f_15.E1" office:value-type="string">
            <text:p text:style-name="P8">613,42</text:p>
          </table:table-cell>
          <table:table-cell table:style-name="TBL_5f_0_5f_15.E1" office:value-type="string">
            <text:p text:style-name="P8">1.715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29,26</text:p>
          </table:table-cell>
          <table:table-cell table:style-name="TBL_5f_0_5f_15.E1" office:value-type="string">
            <text:p text:style-name="P8">10.498,20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2.845,65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4.388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25,65</text:p>
          </table:table-cell>
          <table:table-cell table:style-name="TBL_5f_0_5f_15.E1" office:value-type="string">
            <text:p text:style-name="P8">17.020,00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.265,53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4.093,70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1.997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919,63</text:p>
          </table:table-cell>
          <table:table-cell table:style-name="TBL_5f_0_5f_15.E1" office:value-type="string">
            <text:p text:style-name="P8">1.541,80</text:p>
          </table:table-cell>
          <table:table-cell table:style-name="TBL_5f_0_5f_15.E1" office:value-type="string">
            <text:p text:style-name="P8">2.284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26,37</text:p>
          </table:table-cell>
          <table:table-cell table:style-name="TBL_5f_0_5f_15.E1" office:value-type="string">
            <text:p text:style-name="P8">11.093,26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658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10,94</text:p>
          </table:table-cell>
          <table:table-cell table:style-name="TBL_5f_0_5f_15.E1" office:value-type="string">
            <text:p text:style-name="P8">6.997,19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4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4.871,80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DOS DIREITOS DO CIDADAO</text:p>
          </table:table-cell>
          <table:table-cell table:style-name="TBL_5f_0_5f_15.E1" office:value-type="string">
            <text:p text:style-name="P8">5.270,57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7.970,15</text:p>
          </table:table-cell>
          <table:table-cell table:style-name="TBL_5f_0_5f_15.E1" office:value-type="string">
            <text:p text:style-name="P8">848,56</text:p>
          </table:table-cell>
          <table:table-cell table:style-name="TBL_5f_0_5f_15.E1" office:value-type="string">
            <text:p text:style-name="P8">408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7,29</text:p>
          </table:table-cell>
          <table:table-cell table:style-name="TBL_5f_0_5f_15.E1" office:value-type="string">
            <text:p text:style-name="P8">6.712,86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83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0.658,10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1.068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20,54</text:p>
          </table:table-cell>
          <table:table-cell table:style-name="TBL_5f_0_5f_15.E1" office:value-type="string">
            <text:p text:style-name="P8">8.837,56</text:p>
          </table:table-cell>
        </table:table-row>
        <table:table-row table:style-name="TBL_5f_0_5f_15.1">
          <table:table-cell table:style-name="TBL_5f_0_5f_15.A1" office:value-type="string">
            <text:p text:style-name="P7">2225</text:p>
          </table:table-cell>
          <table:table-cell table:style-name="TBL_5f_0_5f_15.B1" office:value-type="string">
            <text:p text:style-name="P7">MIRELLA PRATA DE BRITTO CHAVE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001,60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1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3,09</text:p>
          </table:table-cell>
          <table:table-cell table:style-name="TBL_5f_0_5f_15.E1" office:value-type="string">
            <text:p text:style-name="P8">3.828,51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304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522,39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94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49,32</text:p>
          </table:table-cell>
          <table:table-cell table:style-name="TBL_5f_0_5f_15.E1" office:value-type="string">
            <text:p text:style-name="P8">5.873,07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663,79</text:p>
          </table:table-cell>
          <table:table-cell table:style-name="TBL_5f_0_5f_15.E1" office:value-type="string">
            <text:p text:style-name="P8">3.692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0.954,29</text:p>
          </table:table-cell>
          <table:table-cell table:style-name="TBL_5f_0_5f_15.E1" office:value-type="string">
            <text:p text:style-name="P8">712,47</text:p>
          </table:table-cell>
          <table:table-cell table:style-name="TBL_5f_0_5f_15.E1" office:value-type="string">
            <text:p text:style-name="P8">1.349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62,06</text:p>
          </table:table-cell>
          <table:table-cell table:style-name="TBL_5f_0_5f_15.E1" office:value-type="string">
            <text:p text:style-name="P8">8.892,23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6,00</text:p>
          </table:table-cell>
          <table:table-cell table:style-name="TBL_5f_0_5f_15.E1" office:value-type="string">
            <text:p text:style-name="P8">46.738,21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9.532,6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921,53</text:p>
          </table:table-cell>
          <table:table-cell table:style-name="TBL_5f_0_5f_15.E1" office:value-type="string">
            <text:p text:style-name="P8">30.816,68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RUPO DE ATUACAO ESPECIAL DE COMBATE AO CRIME ORGANIZADO (GAECO)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1.138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274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4.239,81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1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CA DO TRIBUNAL DO JURI - ARACAJU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186,22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4.231,35</text:p>
          </table:table-cell>
          <table:table-cell table:style-name="TBL_5f_0_5f_15.E1" office:value-type="string">
            <text:p text:style-name="P8">1.639,98</text:p>
          </table:table-cell>
          <table:table-cell table:style-name="TBL_5f_0_5f_15.E1" office:value-type="string">
            <text:p text:style-name="P8">1.848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88,88</text:p>
          </table:table-cell>
          <table:table-cell table:style-name="TBL_5f_0_5f_15.E1" office:value-type="string">
            <text:p text:style-name="P8">10.742,47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7.856,26</text:p>
          </table:table-cell>
          <table:table-cell table:style-name="TBL_5f_0_5f_15.E1" office:value-type="string">
            <text:p text:style-name="P8">701,36</text:p>
          </table:table-cell>
          <table:table-cell table:style-name="TBL_5f_0_5f_15.E1" office:value-type="string">
            <text:p text:style-name="P8">3.198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99,91</text:p>
          </table:table-cell>
          <table:table-cell table:style-name="TBL_5f_0_5f_15.E1" office:value-type="string">
            <text:p text:style-name="P8">13.956,35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5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712,68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5.107,76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8,15</text:p>
          </table:table-cell>
          <table:table-cell table:style-name="TBL_5f_0_5f_15.E1" office:value-type="string">
            <text:p text:style-name="P8">408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4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4,06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5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97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19,8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19,89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439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522,96</text:p>
          </table:table-cell>
          <table:table-cell table:style-name="TBL_5f_0_5f_15.E1" office:value-type="string">
            <text:p text:style-name="P8">645,96</text:p>
          </table:table-cell>
          <table:table-cell table:style-name="TBL_5f_0_5f_15.E1" office:value-type="string">
            <text:p text:style-name="P8">25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2,63</text:p>
          </table:table-cell>
          <table:table-cell table:style-name="TBL_5f_0_5f_15.E1" office:value-type="string">
            <text:p text:style-name="P8">5.620,33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66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20,88</text:p>
          </table:table-cell>
          <table:table-cell table:style-name="TBL_5f_0_5f_15.E1" office:value-type="string">
            <text:p text:style-name="P8">5.596,58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8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5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5,91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DE DEFESA DO CONSUMIDOR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321,48</text:p>
          </table:table-cell>
          <table:table-cell table:style-name="TBL_5f_0_5f_15.E1" office:value-type="string">
            <text:p text:style-name="P8">1.177,75</text:p>
          </table:table-cell>
          <table:table-cell table:style-name="TBL_5f_0_5f_15.E1" office:value-type="string">
            <text:p text:style-name="P8">1.120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97,94</text:p>
          </table:table-cell>
          <table:table-cell table:style-name="TBL_5f_0_5f_15.E1" office:value-type="string">
            <text:p text:style-name="P8">8.023,54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13.025,28</text:p>
          </table:table-cell>
          <table:table-cell table:style-name="TBL_5f_0_5f_15.E1" office:value-type="string">
            <text:p text:style-name="P8">1.523,04</text:p>
          </table:table-cell>
          <table:table-cell table:style-name="TBL_5f_0_5f_15.E1" office:value-type="string">
            <text:p text:style-name="P8">1.703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26,53</text:p>
          </table:table-cell>
          <table:table-cell table:style-name="TBL_5f_0_5f_15.E1" office:value-type="string">
            <text:p text:style-name="P8">9.798,75</text:p>
          </table:table-cell>
        </table:table-row>
        <table:table-row table:style-name="TBL_5f_0_5f_15.1">
          <table:table-cell table:style-name="TBL_5f_0_5f_15.A1" office:value-type="string">
            <text:p text:style-name="P7">1993</text:p>
          </table:table-cell>
          <table:table-cell table:style-name="TBL_5f_0_5f_15.B1" office:value-type="string">
            <text:p text:style-name="P7">NATHAZIA DE ALMEIDA REIS COST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4.690,79</text:p>
          </table:table-cell>
          <table:table-cell table:style-name="TBL_5f_0_5f_15.E1" office:value-type="string">
            <text:p text:style-name="P8">493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7.701,46</text:p>
          </table:table-cell>
          <table:table-cell table:style-name="TBL_5f_0_5f_15.E1" office:value-type="string">
            <text:p text:style-name="P8">725,80</text:p>
          </table:table-cell>
          <table:table-cell table:style-name="TBL_5f_0_5f_15.E1" office:value-type="string">
            <text:p text:style-name="P8">324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0,17</text:p>
          </table:table-cell>
          <table:table-cell table:style-name="TBL_5f_0_5f_15.E1" office:value-type="string">
            <text:p text:style-name="P8">6.651,29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20,00</text:p>
          </table:table-cell>
          <table:table-cell table:style-name="TBL_5f_0_5f_16.E1" office:value-type="string">
            <text:p text:style-name="P8">2.572,36</text:p>
          </table:table-cell>
          <table:table-cell table:style-name="TBL_5f_0_5f_16.E1" office:value-type="string">
            <text:p text:style-name="P8">11.645,86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288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4,33</text:p>
          </table:table-cell>
          <table:table-cell table:style-name="TBL_5f_0_5f_16.E1" office:value-type="string">
            <text:p text:style-name="P8">9.131,53</text:p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6.277,11</text:p>
          </table:table-cell>
          <table:table-cell table:style-name="TBL_5f_0_5f_16.E1" office:value-type="string">
            <text:p text:style-name="P8">329,79</text:p>
          </table:table-cell>
          <table:table-cell table:style-name="TBL_5f_0_5f_16.E1" office:value-type="string">
            <text:p text:style-name="P8">108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8,22</text:p>
          </table:table-cell>
          <table:table-cell table:style-name="TBL_5f_0_5f_16.E1" office:value-type="string">
            <text:p text:style-name="P8">5.838,89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914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53.829,56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12.039,1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6.755,66</text:p>
          </table:table-cell>
          <table:table-cell table:style-name="TBL_5f_0_5f_16.E1" office:value-type="string">
            <text:p text:style-name="P8">37.073,90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66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574,51</text:p>
          </table:table-cell>
          <table:table-cell table:style-name="TBL_5f_0_5f_16.E1" office:value-type="string">
            <text:p text:style-name="P8">751,97</text:p>
          </table:table-cell>
          <table:table-cell table:style-name="TBL_5f_0_5f_16.E1" office:value-type="string">
            <text:p text:style-name="P8">1.306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84</text:p>
          </table:table-cell>
          <table:table-cell table:style-name="TBL_5f_0_5f_16.E1" office:value-type="string">
            <text:p text:style-name="P8">8.515,67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914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53.829,56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10.819,7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5.536,20</text:p>
          </table:table-cell>
          <table:table-cell table:style-name="TBL_5f_0_5f_16.E1" office:value-type="string">
            <text:p text:style-name="P8">38.293,36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ARACAJU</text:p>
          </table:table-cell>
          <table:table-cell table:style-name="TBL_5f_0_5f_16.E1" office:value-type="string">
            <text:p text:style-name="P8">9.609,64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3.704,49</text:p>
          </table:table-cell>
          <table:table-cell table:style-name="TBL_5f_0_5f_16.E1" office:value-type="string">
            <text:p text:style-name="P8">1.614,42</text:p>
          </table:table-cell>
          <table:table-cell table:style-name="TBL_5f_0_5f_16.E1" office:value-type="string">
            <text:p text:style-name="P8">1.857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72,28</text:p>
          </table:table-cell>
          <table:table-cell table:style-name="TBL_5f_0_5f_16.E1" office:value-type="string">
            <text:p text:style-name="P8">10.232,21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1.017,62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3.600,47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8.681,7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618,47</text:p>
          </table:table-cell>
          <table:table-cell table:style-name="TBL_5f_0_5f_16.E1" office:value-type="string">
            <text:p text:style-name="P8">29.982,00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248,54</text:p>
          </table:table-cell>
          <table:table-cell table:style-name="TBL_5f_0_5f_16.E1" office:value-type="string">
            <text:p text:style-name="P8">1.358,3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6.673,74</text:p>
          </table:table-cell>
          <table:table-cell table:style-name="TBL_5f_0_5f_16.E1" office:value-type="string">
            <text:p text:style-name="P8">2.122,10</text:p>
          </table:table-cell>
          <table:table-cell table:style-name="TBL_5f_0_5f_16.E1" office:value-type="string">
            <text:p text:style-name="P8">4.98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105,92</text:p>
          </table:table-cell>
          <table:table-cell table:style-name="TBL_5f_0_5f_16.E1" office:value-type="string">
            <text:p text:style-name="P8">19.567,82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885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7.219,31</text:p>
          </table:table-cell>
          <table:table-cell table:style-name="TBL_5f_0_5f_16.E1" office:value-type="string">
            <text:p text:style-name="P8">743,44</text:p>
          </table:table-cell>
          <table:table-cell table:style-name="TBL_5f_0_5f_16.E1" office:value-type="string">
            <text:p text:style-name="P8">391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34,86</text:p>
          </table:table-cell>
          <table:table-cell table:style-name="TBL_5f_0_5f_16.E1" office:value-type="string">
            <text:p text:style-name="P8">6.084,45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296,74</text:p>
          </table:table-cell>
          <table:table-cell table:style-name="TBL_5f_0_5f_16.E1" office:value-type="string">
            <text:p text:style-name="P8">1.639,98</text:p>
          </table:table-cell>
          <table:table-cell table:style-name="TBL_5f_0_5f_16.E1" office:value-type="string">
            <text:p text:style-name="P8">4.78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24,12</text:p>
          </table:table-cell>
          <table:table-cell table:style-name="TBL_5f_0_5f_16.E1" office:value-type="string">
            <text:p text:style-name="P8">17.872,62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0,26</text:p>
          </table:table-cell>
          <table:table-cell table:style-name="TBL_5f_0_5f_16.E1" office:value-type="string">
            <text:p text:style-name="P8">17.823,07</text:p>
          </table:table-cell>
          <table:table-cell table:style-name="TBL_5f_0_5f_16.E1" office:value-type="string">
            <text:p text:style-name="P8">54.881,09</text:p>
          </table:table-cell>
          <table:table-cell table:style-name="TBL_5f_0_5f_16.E1" office:value-type="string">
            <text:p text:style-name="P8">4.863,29</text:p>
          </table:table-cell>
          <table:table-cell table:style-name="TBL_5f_0_5f_16.E1" office:value-type="string">
            <text:p text:style-name="P8">6.322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5,93</text:p>
          </table:table-cell>
          <table:table-cell table:style-name="TBL_5f_0_5f_16.E1" office:value-type="string">
            <text:p text:style-name="P8">43.695,16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365,97</text:p>
          </table:table-cell>
          <table:table-cell table:style-name="TBL_5f_0_5f_16.E1" office:value-type="string">
            <text:p text:style-name="P8">804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2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9.388,61</text:p>
          </table:table-cell>
          <table:table-cell table:style-name="TBL_5f_0_5f_16.E1" office:value-type="string">
            <text:p text:style-name="P8">863,92</text:p>
          </table:table-cell>
          <table:table-cell table:style-name="TBL_5f_0_5f_16.E1" office:value-type="string">
            <text:p text:style-name="P8">788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51,97</text:p>
          </table:table-cell>
          <table:table-cell table:style-name="TBL_5f_0_5f_16.E1" office:value-type="string">
            <text:p text:style-name="P8">7.736,64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265,53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4.093,70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71,11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46,47</text:p>
          </table:table-cell>
          <table:table-cell table:style-name="TBL_5f_0_5f_16.E1" office:value-type="string">
            <text:p text:style-name="P8">584,09</text:p>
          </table:table-cell>
          <table:table-cell table:style-name="TBL_5f_0_5f_16.E1" office:value-type="string">
            <text:p text:style-name="P8">715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9,78</text:p>
          </table:table-cell>
          <table:table-cell table:style-name="TBL_5f_0_5f_16.E1" office:value-type="string">
            <text:p text:style-name="P8">7.146,69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662,49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148,7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4,20</text:p>
          </table:table-cell>
          <table:table-cell table:style-name="TBL_5f_0_5f_16.E1" office:value-type="string">
            <text:p text:style-name="P8">8.288,29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1.359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13.587,23</text:p>
          </table:table-cell>
          <table:table-cell table:style-name="TBL_5f_0_5f_16.E1" office:value-type="string">
            <text:p text:style-name="P8">1.459,58</text:p>
          </table:table-cell>
          <table:table-cell table:style-name="TBL_5f_0_5f_16.E1" office:value-type="string">
            <text:p text:style-name="P8">1.706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5,86</text:p>
          </table:table-cell>
          <table:table-cell table:style-name="TBL_5f_0_5f_16.E1" office:value-type="string">
            <text:p text:style-name="P8">10.421,37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3.692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995,71</text:p>
          </table:table-cell>
          <table:table-cell table:style-name="TBL_5f_0_5f_16.E1" office:value-type="string">
            <text:p text:style-name="P8">755,22</text:p>
          </table:table-cell>
          <table:table-cell table:style-name="TBL_5f_0_5f_16.E1" office:value-type="string">
            <text:p text:style-name="P8">1.421,8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7,02</text:p>
          </table:table-cell>
          <table:table-cell table:style-name="TBL_5f_0_5f_16.E1" office:value-type="string">
            <text:p text:style-name="P8">8.818,69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405,65</text:p>
          </table:table-cell>
          <table:table-cell table:style-name="TBL_5f_0_5f_16.E1" office:value-type="string">
            <text:p text:style-name="P8">2.075,8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0.881,98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1.218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30,62</text:p>
          </table:table-cell>
          <table:table-cell table:style-name="TBL_5f_0_5f_16.E1" office:value-type="string">
            <text:p text:style-name="P8">8.951,36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7.377,01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901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278,37</text:p>
          </table:table-cell>
          <table:table-cell table:style-name="TBL_5f_0_5f_16.E1" office:value-type="string">
            <text:p text:style-name="P8">13.098,64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029,2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41,3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9.700,25</text:p>
          </table:table-cell>
          <table:table-cell table:style-name="TBL_5f_0_5f_16.E1" office:value-type="string">
            <text:p text:style-name="P8">970,70</text:p>
          </table:table-cell>
          <table:table-cell table:style-name="TBL_5f_0_5f_16.E1" office:value-type="string">
            <text:p text:style-name="P8">666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6,86</text:p>
          </table:table-cell>
          <table:table-cell table:style-name="TBL_5f_0_5f_16.E1" office:value-type="string">
            <text:p text:style-name="P8">8.063,39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2.894,57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1.883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95,63</text:p>
          </table:table-cell>
          <table:table-cell table:style-name="TBL_5f_0_5f_16.E1" office:value-type="string">
            <text:p text:style-name="P8">10.298,94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352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32.118,80</text:p>
          </table:table-cell>
          <table:table-cell table:style-name="TBL_5f_0_5f_16.E1" office:value-type="string">
            <text:p text:style-name="P8">81.529,49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9.774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4.491,02</text:p>
          </table:table-cell>
          <table:table-cell table:style-name="TBL_5f_0_5f_16.E1" office:value-type="string">
            <text:p text:style-name="P8">67.038,47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7.092,44</text:p>
          </table:table-cell>
          <table:table-cell table:style-name="TBL_5f_0_5f_16.E1" office:value-type="string">
            <text:p text:style-name="P8">18.620,12</text:p>
          </table:table-cell>
          <table:table-cell table:style-name="TBL_5f_0_5f_16.E1" office:value-type="string">
            <text:p text:style-name="P8">66.139,49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3.261,34</text:p>
          </table:table-cell>
          <table:table-cell table:style-name="TBL_5f_0_5f_16.E1" office:value-type="string">
            <text:p text:style-name="P8">18.162,35</text:p>
          </table:table-cell>
          <table:table-cell table:style-name="TBL_5f_0_5f_16.E1" office:value-type="string">
            <text:p text:style-name="P8">47.977,14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08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2,54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7.773,93</text:p>
          </table:table-cell>
          <table:table-cell table:style-name="TBL_5f_0_5f_16.E1" office:value-type="string">
            <text:p text:style-name="P8">635,42</text:p>
          </table:table-cell>
          <table:table-cell table:style-name="TBL_5f_0_5f_16.E1" office:value-type="string">
            <text:p text:style-name="P8">353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88,57</text:p>
          </table:table-cell>
          <table:table-cell table:style-name="TBL_5f_0_5f_16.E1" office:value-type="string">
            <text:p text:style-name="P8">6.785,36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2.266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61,2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14.510,58</text:p>
          </table:table-cell>
          <table:table-cell table:style-name="TBL_5f_0_5f_16.E1" office:value-type="string">
            <text:p text:style-name="P8">1.586,50</text:p>
          </table:table-cell>
          <table:table-cell table:style-name="TBL_5f_0_5f_16.E1" office:value-type="string">
            <text:p text:style-name="P8">1.810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97,19</text:p>
          </table:table-cell>
          <table:table-cell table:style-name="TBL_5f_0_5f_16.E1" office:value-type="string">
            <text:p text:style-name="P8">11.113,39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2.695,2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3.484,86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9.136,3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852,81</text:p>
          </table:table-cell>
          <table:table-cell table:style-name="TBL_5f_0_5f_16.E1" office:value-type="string">
            <text:p text:style-name="P8">29.632,05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306,82</text:p>
          </table:table-cell>
          <table:table-cell table:style-name="TBL_5f_0_5f_16.E1" office:value-type="string">
            <text:p text:style-name="P8">260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6.465,47</text:p>
          </table:table-cell>
          <table:table-cell table:style-name="TBL_5f_0_5f_16.E1" office:value-type="string">
            <text:p text:style-name="P8">499,48</text:p>
          </table:table-cell>
          <table:table-cell table:style-name="TBL_5f_0_5f_16.E1" office:value-type="string">
            <text:p text:style-name="P8">10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04,92</text:p>
          </table:table-cell>
          <table:table-cell table:style-name="TBL_5f_0_5f_16.E1" office:value-type="string">
            <text:p text:style-name="P8">5.860,55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585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593,43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063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40,30</text:p>
          </table:table-cell>
          <table:table-cell table:style-name="TBL_5f_0_5f_16.E1" office:value-type="string">
            <text:p text:style-name="P8">11.153,13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695,20</text:p>
          </table:table-cell>
          <table:table-cell table:style-name="TBL_5f_0_5f_16.E1" office:value-type="string">
            <text:p text:style-name="P8">17.145,86</text:p>
          </table:table-cell>
          <table:table-cell table:style-name="TBL_5f_0_5f_16.E1" office:value-type="string">
            <text:p text:style-name="P8">53.530,17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733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450,40</text:p>
          </table:table-cell>
          <table:table-cell table:style-name="TBL_5f_0_5f_16.E1" office:value-type="string">
            <text:p text:style-name="P8">41.079,77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2.037,24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806,05</text:p>
          </table:table-cell>
          <table:table-cell table:style-name="TBL_5f_0_5f_16.E1" office:value-type="string">
            <text:p text:style-name="P8">1.711,28</text:p>
          </table:table-cell>
          <table:table-cell table:style-name="TBL_5f_0_5f_16.E1" office:value-type="string">
            <text:p text:style-name="P8">4.956,7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668,01</text:p>
          </table:table-cell>
          <table:table-cell table:style-name="TBL_5f_0_5f_16.E1" office:value-type="string">
            <text:p text:style-name="P8">18.138,04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4.177,57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699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0,39</text:p>
          </table:table-cell>
          <table:table-cell table:style-name="TBL_5f_0_5f_16.E1" office:value-type="string">
            <text:p text:style-name="P8">22.997,18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6.133,28</text:p>
          </table:table-cell>
          <table:table-cell table:style-name="TBL_5f_0_5f_16.E1" office:value-type="string">
            <text:p text:style-name="P8">48.137,93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595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076,12</text:p>
          </table:table-cell>
          <table:table-cell table:style-name="TBL_5f_0_5f_16.E1" office:value-type="string">
            <text:p text:style-name="P8">37.061,81</text:p>
          </table:table-cell>
        </table:table-row>
        <table:table-row table:style-name="TBL_5f_0_5f_16.1">
          <table:table-cell table:style-name="TBL_5f_0_5f_16.A1" office:value-type="string">
            <text:p text:style-name="P7">2224</text:p>
          </table:table-cell>
          <table:table-cell table:style-name="TBL_5f_0_5f_16.B1" office:value-type="string">
            <text:p text:style-name="P7">PRISCILA MARIA LIMA FEITOSA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.001,60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1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3,09</text:p>
          </table:table-cell>
          <table:table-cell table:style-name="TBL_5f_0_5f_16.E1" office:value-type="string">
            <text:p text:style-name="P8">3.828,51</text:p>
          </table:table-cell>
        </table:table-row>
        <table:table-row table:style-name="TBL_5f_0_5f_16.1">
          <table:table-cell table:style-name="TBL_5f_0_5f_16.A1" office:value-type="string">
            <text:p text:style-name="P7">1929</text:p>
          </table:table-cell>
          <table:table-cell table:style-name="TBL_5f_0_5f_16.B1" office:value-type="string">
            <text:p text:style-name="P7">PUSCAS PEREIRA SILVA JUNIOR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2.943,06</text:p>
          </table:table-cell>
          <table:table-cell table:style-name="TBL_5f_0_5f_16.E1" office:value-type="string">
            <text:p text:style-name="P8">232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23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21,43</text:p>
          </table:table-cell>
          <table:table-cell table:style-name="TBL_5f_0_5f_16.E1" office:value-type="string">
            <text:p text:style-name="P8">6.520,00</text:p>
          </table:table-cell>
          <table:table-cell table:style-name="TBL_5f_0_5f_16.E1" office:value-type="string">
            <text:p text:style-name="P8">444,54</text:p>
          </table:table-cell>
          <table:table-cell table:style-name="TBL_5f_0_5f_16.E1" office:value-type="string">
            <text:p text:style-name="P8">62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06,54</text:p>
          </table:table-cell>
          <table:table-cell table:style-name="TBL_5f_0_5f_16.E1" office:value-type="string">
            <text:p text:style-name="P8">6.013,46</text:p>
          </table:table-cell>
        </table:table-row>
        <table:table-row table:style-name="TBL_5f_0_5f_16.1">
          <table:table-cell table:style-name="TBL_5f_0_5f_16.A1" office:value-type="string">
            <text:p text:style-name="P7">1547</text:p>
          </table:table-cell>
          <table:table-cell table:style-name="TBL_5f_0_5f_16.B1" office:value-type="string">
            <text:p text:style-name="P7">QUELINE BARBOSA DE SOUZA ARAGA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6ª PROCURADORIA DE JUSTICA (CAMARA CRIMINAL)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2.565,77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3.964,84</text:p>
          </table:table-cell>
          <table:table-cell table:style-name="TBL_5f_0_5f_16.E1" office:value-type="string">
            <text:p text:style-name="P8">1.556,56</text:p>
          </table:table-cell>
          <table:table-cell table:style-name="TBL_5f_0_5f_16.E1" office:value-type="string">
            <text:p text:style-name="P8">4.643,2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99,79</text:p>
          </table:table-cell>
          <table:table-cell table:style-name="TBL_5f_0_5f_16.E1" office:value-type="string">
            <text:p text:style-name="P8">17.765,05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2202</text:p>
          </table:table-cell>
          <table:table-cell table:style-name="TBL_5f_0_5f_17.B1" office:value-type="string">
            <text:p text:style-name="P7">QUEZIA EMANUELA MESSIAS ALVES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97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699,14</text:p>
          </table:table-cell>
          <table:table-cell table:style-name="TBL_5f_0_5f_17.E1" office:value-type="string">
            <text:p text:style-name="P8">252,21</text:p>
          </table:table-cell>
          <table:table-cell table:style-name="TBL_5f_0_5f_17.E1" office:value-type="string">
            <text:p text:style-name="P8">47,5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99,76</text:p>
          </table:table-cell>
          <table:table-cell table:style-name="TBL_5f_0_5f_17.E1" office:value-type="string">
            <text:p text:style-name="P8">4.399,38</text:p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304,3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6.737,65</text:p>
          </table:table-cell>
          <table:table-cell table:style-name="TBL_5f_0_5f_17.E1" office:value-type="string">
            <text:p text:style-name="P8">447,73</text:p>
          </table:table-cell>
          <table:table-cell table:style-name="TBL_5f_0_5f_17.E1" office:value-type="string">
            <text:p text:style-name="P8">160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07,95</text:p>
          </table:table-cell>
          <table:table-cell table:style-name="TBL_5f_0_5f_17.E1" office:value-type="string">
            <text:p text:style-name="P8">6.129,70</text:p>
          </table:table-cell>
        </table:table-row>
        <table:table-row table:style-name="TBL_5f_0_5f_17.1">
          <table:table-cell table:style-name="TBL_5f_0_5f_17.A1" office:value-type="string">
            <text:p text:style-name="P7">2232</text:p>
          </table:table-cell>
          <table:table-cell table:style-name="TBL_5f_0_5f_17.B1" office:value-type="string">
            <text:p text:style-name="P7">RAFAEL SANTOS CRUZ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PROMOTORIA DE JUSTICA - JAPARATUB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1,83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09</text:p>
          </table:table-cell>
          <table:table-cell table:style-name="TBL_5f_0_5f_17.E1" office:value-type="string">
            <text:p text:style-name="P8">3.828,51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9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015,40</text:p>
          </table:table-cell>
          <table:table-cell table:style-name="TBL_5f_0_5f_17.E1" office:value-type="string">
            <text:p text:style-name="P8">574,90</text:p>
          </table:table-cell>
          <table:table-cell table:style-name="TBL_5f_0_5f_17.E1" office:value-type="string">
            <text:p text:style-name="P8">174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49,83</text:p>
          </table:table-cell>
          <table:table-cell table:style-name="TBL_5f_0_5f_17.E1" office:value-type="string">
            <text:p text:style-name="P8">5.265,57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8.018,13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47,3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28,00</text:p>
          </table:table-cell>
          <table:table-cell table:style-name="TBL_5f_0_5f_17.E1" office:value-type="string">
            <text:p text:style-name="P8">25.990,13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217,46</text:p>
          </table:table-cell>
          <table:table-cell table:style-name="TBL_5f_0_5f_17.E1" office:value-type="string">
            <text:p text:style-name="P8">454,46</text:p>
          </table:table-cell>
          <table:table-cell table:style-name="TBL_5f_0_5f_17.E1" office:value-type="string">
            <text:p text:style-name="P8">166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20,88</text:p>
          </table:table-cell>
          <table:table-cell table:style-name="TBL_5f_0_5f_17.E1" office:value-type="string">
            <text:p text:style-name="P8">5.596,58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672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0.184,72</text:p>
          </table:table-cell>
          <table:table-cell table:style-name="TBL_5f_0_5f_17.E1" office:value-type="string">
            <text:p text:style-name="P8">988,86</text:p>
          </table:table-cell>
          <table:table-cell table:style-name="TBL_5f_0_5f_17.E1" office:value-type="string">
            <text:p text:style-name="P8">74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7,83</text:p>
          </table:table-cell>
          <table:table-cell table:style-name="TBL_5f_0_5f_17.E1" office:value-type="string">
            <text:p text:style-name="P8">8.446,89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155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6.173,36</text:p>
          </table:table-cell>
          <table:table-cell table:style-name="TBL_5f_0_5f_17.E1" office:value-type="string">
            <text:p text:style-name="P8">458,59</text:p>
          </table:table-cell>
          <table:table-cell table:style-name="TBL_5f_0_5f_17.E1" office:value-type="string">
            <text:p text:style-name="P8">68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27,07</text:p>
          </table:table-cell>
          <table:table-cell table:style-name="TBL_5f_0_5f_17.E1" office:value-type="string">
            <text:p text:style-name="P8">5.646,29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 CASTRO CAMP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6,67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929,16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274,1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99,67</text:p>
          </table:table-cell>
          <table:table-cell table:style-name="TBL_5f_0_5f_17.E1" office:value-type="string">
            <text:p text:style-name="P8">8.429,49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523,0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096,62</text:p>
          </table:table-cell>
          <table:table-cell table:style-name="TBL_5f_0_5f_17.E1" office:value-type="string">
            <text:p text:style-name="P8">769,34</text:p>
          </table:table-cell>
          <table:table-cell table:style-name="TBL_5f_0_5f_17.E1" office:value-type="string">
            <text:p text:style-name="P8">1.445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15,01</text:p>
          </table:table-cell>
          <table:table-cell table:style-name="TBL_5f_0_5f_17.E1" office:value-type="string">
            <text:p text:style-name="P8">8.881,61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325,13</text:p>
          </table:table-cell>
          <table:table-cell table:style-name="TBL_5f_0_5f_17.E1" office:value-type="string">
            <text:p text:style-name="P8">16.773,37</text:p>
          </table:table-cell>
          <table:table-cell table:style-name="TBL_5f_0_5f_17.E1" office:value-type="string">
            <text:p text:style-name="P8">53.502,92</text:p>
          </table:table-cell>
          <table:table-cell table:style-name="TBL_5f_0_5f_17.E1" office:value-type="string">
            <text:p text:style-name="P8">4.256,62</text:p>
          </table:table-cell>
          <table:table-cell table:style-name="TBL_5f_0_5f_17.E1" office:value-type="string">
            <text:p text:style-name="P8">7.638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4,68</text:p>
          </table:table-cell>
          <table:table-cell table:style-name="TBL_5f_0_5f_17.E1" office:value-type="string">
            <text:p text:style-name="P8">41.608,24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97,8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24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24,73</text:p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174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175,98</text:p>
          </table:table-cell>
          <table:table-cell table:style-name="TBL_5f_0_5f_17.E1" office:value-type="string">
            <text:p text:style-name="P8">184,90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86,16</text:p>
          </table:table-cell>
          <table:table-cell table:style-name="TBL_5f_0_5f_17.E1" office:value-type="string">
            <text:p text:style-name="P8">3.989,82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.389,13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3.272,42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13.371,69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0.309,06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662,49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258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84,20</text:p>
          </table:table-cell>
          <table:table-cell table:style-name="TBL_5f_0_5f_17.E1" office:value-type="string">
            <text:p text:style-name="P8">8.178,29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9.024,66</text:p>
          </table:table-cell>
          <table:table-cell table:style-name="TBL_5f_0_5f_17.E1" office:value-type="string">
            <text:p text:style-name="P8">959,24</text:p>
          </table:table-cell>
          <table:table-cell table:style-name="TBL_5f_0_5f_17.E1" office:value-type="string">
            <text:p text:style-name="P8">698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58,18</text:p>
          </table:table-cell>
          <table:table-cell table:style-name="TBL_5f_0_5f_17.E1" office:value-type="string">
            <text:p text:style-name="P8">7.366,48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224,68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162,05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246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5.274,77</text:p>
          </table:table-cell>
          <table:table-cell table:style-name="TBL_5f_0_5f_17.E1" office:value-type="string">
            <text:p text:style-name="P8">471,21</text:p>
          </table:table-cell>
          <table:table-cell table:style-name="TBL_5f_0_5f_17.E1" office:value-type="string">
            <text:p text:style-name="P8">79,3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50,60</text:p>
          </table:table-cell>
          <table:table-cell table:style-name="TBL_5f_0_5f_17.E1" office:value-type="string">
            <text:p text:style-name="P8">4.724,17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5.862,03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7.098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14,59</text:p>
          </table:table-cell>
          <table:table-cell table:style-name="TBL_5f_0_5f_17.E1" office:value-type="string">
            <text:p text:style-name="P8">24.047,44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95,20</text:p>
          </table:table-cell>
          <table:table-cell table:style-name="TBL_5f_0_5f_17.E1" office:value-type="string">
            <text:p text:style-name="P8">17.145,86</text:p>
          </table:table-cell>
          <table:table-cell table:style-name="TBL_5f_0_5f_17.E1" office:value-type="string">
            <text:p text:style-name="P8">53.530,17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7.839,2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555,77</text:p>
          </table:table-cell>
          <table:table-cell table:style-name="TBL_5f_0_5f_17.E1" office:value-type="string">
            <text:p text:style-name="P8">40.974,40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31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2.781,38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1.565,9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8,42</text:p>
          </table:table-cell>
          <table:table-cell table:style-name="TBL_5f_0_5f_17.E1" office:value-type="string">
            <text:p text:style-name="P8">10.052,96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938,47</text:p>
          </table:table-cell>
          <table:table-cell table:style-name="TBL_5f_0_5f_17.E1" office:value-type="string">
            <text:p text:style-name="P8">310,74</text:p>
          </table:table-cell>
          <table:table-cell table:style-name="TBL_5f_0_5f_17.E1" office:value-type="string">
            <text:p text:style-name="P8">1.138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7.904,91</text:p>
          </table:table-cell>
          <table:table-cell table:style-name="TBL_5f_0_5f_17.E1" office:value-type="string">
            <text:p text:style-name="P8">594,89</text:p>
          </table:table-cell>
          <table:table-cell table:style-name="TBL_5f_0_5f_17.E1" office:value-type="string">
            <text:p text:style-name="P8">448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43,56</text:p>
          </table:table-cell>
          <table:table-cell table:style-name="TBL_5f_0_5f_17.E1" office:value-type="string">
            <text:p text:style-name="P8">6.861,35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INDIAROB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00,47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7.378,0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27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08,38</text:p>
          </table:table-cell>
          <table:table-cell table:style-name="TBL_5f_0_5f_17.E1" office:value-type="string">
            <text:p text:style-name="P8">25.369,66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4.488,61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425,98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7.862,50</text:p>
          </table:table-cell>
          <table:table-cell table:style-name="TBL_5f_0_5f_17.E1" office:value-type="string">
            <text:p text:style-name="P8">1.041,75</text:p>
          </table:table-cell>
          <table:table-cell table:style-name="TBL_5f_0_5f_17.E1" office:value-type="string">
            <text:p text:style-name="P8">2.950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91,99</text:p>
          </table:table-cell>
          <table:table-cell table:style-name="TBL_5f_0_5f_17.E1" office:value-type="string">
            <text:p text:style-name="P8">13.870,51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229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47.302,88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10.029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4.746,35</text:p>
          </table:table-cell>
          <table:table-cell table:style-name="TBL_5f_0_5f_17.E1" office:value-type="string">
            <text:p text:style-name="P8">32.556,53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505,23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9.632,31</text:p>
          </table:table-cell>
          <table:table-cell table:style-name="TBL_5f_0_5f_17.E1" office:value-type="string">
            <text:p text:style-name="P8">564,34</text:p>
          </table:table-cell>
          <table:table-cell table:style-name="TBL_5f_0_5f_17.E1" office:value-type="string">
            <text:p text:style-name="P8">1.099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63,70</text:p>
          </table:table-cell>
          <table:table-cell table:style-name="TBL_5f_0_5f_17.E1" office:value-type="string">
            <text:p text:style-name="P8">7.968,61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12.835,11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11.438,47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1.282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83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12.744,18</text:p>
          </table:table-cell>
          <table:table-cell table:style-name="TBL_5f_0_5f_17.E1" office:value-type="string">
            <text:p text:style-name="P8">1.376,96</text:p>
          </table:table-cell>
          <table:table-cell table:style-name="TBL_5f_0_5f_17.E1" office:value-type="string">
            <text:p text:style-name="P8">1.456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33,68</text:p>
          </table:table-cell>
          <table:table-cell table:style-name="TBL_5f_0_5f_17.E1" office:value-type="string">
            <text:p text:style-name="P8">9.910,50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54,3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0.376,28</text:p>
          </table:table-cell>
          <table:table-cell table:style-name="TBL_5f_0_5f_17.E1" office:value-type="string">
            <text:p text:style-name="P8">1.028,94</text:p>
          </table:table-cell>
          <table:table-cell table:style-name="TBL_5f_0_5f_17.E1" office:value-type="string">
            <text:p text:style-name="P8">868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97,76</text:p>
          </table:table-cell>
          <table:table-cell table:style-name="TBL_5f_0_5f_17.E1" office:value-type="string">
            <text:p text:style-name="P8">8.478,52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1.969,48</text:p>
          </table:table-cell>
          <table:table-cell table:style-name="TBL_5f_0_5f_17.E1" office:value-type="string">
            <text:p text:style-name="P8">1.323,32</text:p>
          </table:table-cell>
          <table:table-cell table:style-name="TBL_5f_0_5f_17.E1" office:value-type="string">
            <text:p text:style-name="P8">1.313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37,29</text:p>
          </table:table-cell>
          <table:table-cell table:style-name="TBL_5f_0_5f_17.E1" office:value-type="string">
            <text:p text:style-name="P8">9.332,19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408,13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65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10,94</text:p>
          </table:table-cell>
          <table:table-cell table:style-name="TBL_5f_0_5f_17.E1" office:value-type="string">
            <text:p text:style-name="P8">6.997,19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690,79</text:p>
          </table:table-cell>
          <table:table-cell table:style-name="TBL_5f_0_5f_17.E1" office:value-type="string">
            <text:p text:style-name="P8">3.597,76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8.446,08</text:p>
          </table:table-cell>
          <table:table-cell table:style-name="TBL_5f_0_5f_17.E1" office:value-type="string">
            <text:p text:style-name="P8">1.160,40</text:p>
          </table:table-cell>
          <table:table-cell table:style-name="TBL_5f_0_5f_17.E1" office:value-type="string">
            <text:p text:style-name="P8">3.307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467,49</text:p>
          </table:table-cell>
          <table:table-cell table:style-name="TBL_5f_0_5f_17.E1" office:value-type="string">
            <text:p text:style-name="P8">13.978,59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186,22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011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7.954,52</text:p>
          </table:table-cell>
          <table:table-cell table:style-name="TBL_5f_0_5f_17.E1" office:value-type="string">
            <text:p text:style-name="P8">1.639,98</text:p>
          </table:table-cell>
          <table:table-cell table:style-name="TBL_5f_0_5f_17.E1" office:value-type="string">
            <text:p text:style-name="P8">3.092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732,15</text:p>
          </table:table-cell>
          <table:table-cell table:style-name="TBL_5f_0_5f_17.E1" office:value-type="string">
            <text:p text:style-name="P8">13.222,37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619,31</text:p>
          </table:table-cell>
          <table:table-cell table:style-name="TBL_5f_0_5f_17.E1" office:value-type="string">
            <text:p text:style-name="P8">523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5.316,09</text:p>
          </table:table-cell>
          <table:table-cell table:style-name="TBL_5f_0_5f_17.E1" office:value-type="string">
            <text:p text:style-name="P8">440,04</text:p>
          </table:table-cell>
          <table:table-cell table:style-name="TBL_5f_0_5f_17.E1" office:value-type="string">
            <text:p text:style-name="P8">59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9,97</text:p>
          </table:table-cell>
          <table:table-cell table:style-name="TBL_5f_0_5f_17.E1" office:value-type="string">
            <text:p text:style-name="P8">4.816,12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7.180,89</text:p>
          </table:table-cell>
          <table:table-cell table:style-name="TBL_5f_0_5f_17.E1" office:value-type="string">
            <text:p text:style-name="P8">566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82,4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2.902,31</text:p>
          </table:table-cell>
          <table:table-cell table:style-name="TBL_5f_0_5f_17.E1" office:value-type="string">
            <text:p text:style-name="P8">1.084,64</text:p>
          </table:table-cell>
          <table:table-cell table:style-name="TBL_5f_0_5f_17.E1" office:value-type="string">
            <text:p text:style-name="P8">1.673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57,74</text:p>
          </table:table-cell>
          <table:table-cell table:style-name="TBL_5f_0_5f_17.E1" office:value-type="string">
            <text:p text:style-name="P8">10.144,57</text:p>
          </table:table-cell>
        </table:table-row>
        <table:table-row table:style-name="TBL_5f_0_5f_17.1">
          <table:table-cell table:style-name="TBL_5f_0_5f_17.A1" office:value-type="string">
            <text:p text:style-name="P7">37</text:p>
          </table:table-cell>
          <table:table-cell table:style-name="TBL_5f_0_5f_17.B1" office:value-type="string">
            <text:p text:style-name="P7">RODOMARQUES NASCIMENTO</text:p>
          </table:table-cell>
          <table:table-cell table:style-name="TBL_5f_0_5f_17.B1" office:value-type="string">
            <text:p text:style-name="P7">PROCURADOR DE JUSTIÇA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35.462,22</text:p>
          </table:table-cell>
          <table:table-cell table:style-name="TBL_5f_0_5f_17.E1" office:value-type="string">
            <text:p text:style-name="P8">1.048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111,5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44.481,52</text:p>
          </table:table-cell>
          <table:table-cell table:style-name="TBL_5f_0_5f_17.E1" office:value-type="string">
            <text:p text:style-name="P8">5.111,52</text:p>
          </table:table-cell>
          <table:table-cell table:style-name="TBL_5f_0_5f_17.E1" office:value-type="string">
            <text:p text:style-name="P8">8.712,5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824,03</text:p>
          </table:table-cell>
          <table:table-cell table:style-name="TBL_5f_0_5f_17.E1" office:value-type="string">
            <text:p text:style-name="P8">30.657,49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6.390,96</text:p>
          </table:table-cell>
          <table:table-cell table:style-name="TBL_5f_0_5f_18.E1" office:value-type="string">
            <text:p text:style-name="P8">958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9.258,59</text:p>
          </table:table-cell>
          <table:table-cell table:style-name="TBL_5f_0_5f_18.E1" office:value-type="string">
            <text:p text:style-name="P8">1.028,94</text:p>
          </table:table-cell>
          <table:table-cell table:style-name="TBL_5f_0_5f_18.E1" office:value-type="string">
            <text:p text:style-name="P8">816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45,62</text:p>
          </table:table-cell>
          <table:table-cell table:style-name="TBL_5f_0_5f_18.E1" office:value-type="string">
            <text:p text:style-name="P8">7.412,97</text:p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3.028,56</text:p>
          </table:table-cell>
          <table:table-cell table:style-name="TBL_5f_0_5f_18.E1" office:value-type="string">
            <text:p text:style-name="P8">1.712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7.125,29</text:p>
          </table:table-cell>
          <table:table-cell table:style-name="TBL_5f_0_5f_18.E1" office:value-type="string">
            <text:p text:style-name="P8">663,77</text:p>
          </table:table-cell>
          <table:table-cell table:style-name="TBL_5f_0_5f_18.E1" office:value-type="string">
            <text:p text:style-name="P8">28,7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2,56</text:p>
          </table:table-cell>
          <table:table-cell table:style-name="TBL_5f_0_5f_18.E1" office:value-type="string">
            <text:p text:style-name="P8">6.432,73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6ª PROMOTORIA DE JUSTICA CRIMINAL DE ARACAJU (6ª VARA CRIMINAL)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33,7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8.206,88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579,5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295,99</text:p>
          </table:table-cell>
          <table:table-cell table:style-name="TBL_5f_0_5f_18.E1" office:value-type="string">
            <text:p text:style-name="P8">25.910,89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1.969,48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66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89,42</text:p>
          </table:table-cell>
          <table:table-cell table:style-name="TBL_5f_0_5f_18.E1" office:value-type="string">
            <text:p text:style-name="P8">9.280,06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66,8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34.980,44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6.888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369,49</text:p>
          </table:table-cell>
          <table:table-cell table:style-name="TBL_5f_0_5f_18.E1" office:value-type="string">
            <text:p text:style-name="P8">23.610,95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1,83</text:p>
          </table:table-cell>
          <table:table-cell table:style-name="TBL_5f_0_5f_18.E1" office:value-type="string">
            <text:p text:style-name="P8">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09</text:p>
          </table:table-cell>
          <table:table-cell table:style-name="TBL_5f_0_5f_18.E1" office:value-type="string">
            <text:p text:style-name="P8">3.828,51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938,47</text:p>
          </table:table-cell>
          <table:table-cell table:style-name="TBL_5f_0_5f_18.E1" office:value-type="string">
            <text:p text:style-name="P8">984,62</text:p>
          </table:table-cell>
          <table:table-cell table:style-name="TBL_5f_0_5f_18.E1" office:value-type="string">
            <text:p text:style-name="P8">5.63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464,67</text:p>
          </table:table-cell>
          <table:table-cell table:style-name="TBL_5f_0_5f_18.E1" office:value-type="string">
            <text:p text:style-name="P8">689,23</text:p>
          </table:table-cell>
          <table:table-cell table:style-name="TBL_5f_0_5f_18.E1" office:value-type="string">
            <text:p text:style-name="P8">1.791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81,01</text:p>
          </table:table-cell>
          <table:table-cell table:style-name="TBL_5f_0_5f_18.E1" office:value-type="string">
            <text:p text:style-name="P8">9.983,66</text:p>
          </table:table-cell>
        </table:table-row>
        <table:table-row table:style-name="TBL_5f_0_5f_18.1">
          <table:table-cell table:style-name="TBL_5f_0_5f_18.A1" office:value-type="string">
            <text:p text:style-name="P7">2218</text:p>
          </table:table-cell>
          <table:table-cell table:style-name="TBL_5f_0_5f_18.B1" office:value-type="string">
            <text:p text:style-name="P7">RONALDO PEREIRA DE MENESES</text:p>
          </table:table-cell>
          <table:table-cell table:style-name="TBL_5f_0_5f_18.B1" office:value-type="string">
            <text:p text:style-name="P7">3º 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299,2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468,59</text:p>
          </table:table-cell>
          <table:table-cell table:style-name="TBL_5f_0_5f_18.E1" office:value-type="string">
            <text:p text:style-name="P8">447,73</text:p>
          </table:table-cell>
          <table:table-cell table:style-name="TBL_5f_0_5f_18.E1" office:value-type="string">
            <text:p text:style-name="P8">221,7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69,44</text:p>
          </table:table-cell>
          <table:table-cell table:style-name="TBL_5f_0_5f_18.E1" office:value-type="string">
            <text:p text:style-name="P8">5.799,15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690,79</text:p>
          </table:table-cell>
          <table:table-cell table:style-name="TBL_5f_0_5f_18.E1" office:value-type="string">
            <text:p text:style-name="P8">703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7.303,40</text:p>
          </table:table-cell>
          <table:table-cell table:style-name="TBL_5f_0_5f_18.E1" office:value-type="string">
            <text:p text:style-name="P8">755,22</text:p>
          </table:table-cell>
          <table:table-cell table:style-name="TBL_5f_0_5f_18.E1" office:value-type="string">
            <text:p text:style-name="P8">407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2,91</text:p>
          </table:table-cell>
          <table:table-cell table:style-name="TBL_5f_0_5f_18.E1" office:value-type="string">
            <text:p text:style-name="P8">6.140,49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6.433,28</text:p>
          </table:table-cell>
          <table:table-cell table:style-name="TBL_5f_0_5f_18.E1" office:value-type="string">
            <text:p text:style-name="P8">447,73</text:p>
          </table:table-cell>
          <table:table-cell table:style-name="TBL_5f_0_5f_18.E1" office:value-type="string">
            <text:p text:style-name="P8">221,7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69,44</text:p>
          </table:table-cell>
          <table:table-cell table:style-name="TBL_5f_0_5f_18.E1" office:value-type="string">
            <text:p text:style-name="P8">5.763,84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3.790,63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3.723,30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JAPARATUBA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8.869,37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7.879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60,43</text:p>
          </table:table-cell>
          <table:table-cell table:style-name="TBL_5f_0_5f_18.E1" office:value-type="string">
            <text:p text:style-name="P8">26.508,94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776,4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5.567,89</text:p>
          </table:table-cell>
          <table:table-cell table:style-name="TBL_5f_0_5f_18.E1" office:value-type="string">
            <text:p text:style-name="P8">419,37</text:p>
          </table:table-cell>
          <table:table-cell table:style-name="TBL_5f_0_5f_18.E1" office:value-type="string">
            <text:p text:style-name="P8">2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41,34</text:p>
          </table:table-cell>
          <table:table-cell table:style-name="TBL_5f_0_5f_18.E1" office:value-type="string">
            <text:p text:style-name="P8">5.126,55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.987,5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1.917,64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217,46</text:p>
          </table:table-cell>
          <table:table-cell table:style-name="TBL_5f_0_5f_18.E1" office:value-type="string">
            <text:p text:style-name="P8">454,46</text:p>
          </table:table-cell>
          <table:table-cell table:style-name="TBL_5f_0_5f_18.E1" office:value-type="string">
            <text:p text:style-name="P8">155,3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09,83</text:p>
          </table:table-cell>
          <table:table-cell table:style-name="TBL_5f_0_5f_18.E1" office:value-type="string">
            <text:p text:style-name="P8">5.607,63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380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2,54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154,75</text:p>
          </table:table-cell>
          <table:table-cell table:style-name="TBL_5f_0_5f_18.E1" office:value-type="string">
            <text:p text:style-name="P8">635,42</text:p>
          </table:table-cell>
          <table:table-cell table:style-name="TBL_5f_0_5f_18.E1" office:value-type="string">
            <text:p text:style-name="P8">395,8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31,23</text:p>
          </table:table-cell>
          <table:table-cell table:style-name="TBL_5f_0_5f_18.E1" office:value-type="string">
            <text:p text:style-name="P8">7.123,52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662,49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236,16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GRUPO DE APOIO OPERACIONAL - SEC. GERAL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1,83</text:p>
          </table:table-cell>
          <table:table-cell table:style-name="TBL_5f_0_5f_18.E1" office:value-type="string">
            <text:p text:style-name="P8">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09</text:p>
          </table:table-cell>
          <table:table-cell table:style-name="TBL_5f_0_5f_18.E1" office:value-type="string">
            <text:p text:style-name="P8">3.828,51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672,0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606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8,81</text:p>
          </table:table-cell>
          <table:table-cell table:style-name="TBL_5f_0_5f_18.E1" office:value-type="string">
            <text:p text:style-name="P8">7.313,25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186,22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3.623,14</text:p>
          </table:table-cell>
          <table:table-cell table:style-name="TBL_5f_0_5f_18.E1" office:value-type="string">
            <text:p text:style-name="P8">1.639,98</text:p>
          </table:table-cell>
          <table:table-cell table:style-name="TBL_5f_0_5f_18.E1" office:value-type="string">
            <text:p text:style-name="P8">1.848,9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488,88</text:p>
          </table:table-cell>
          <table:table-cell table:style-name="TBL_5f_0_5f_18.E1" office:value-type="string">
            <text:p text:style-name="P8">10.134,26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3.142,76</text:p>
          </table:table-cell>
          <table:table-cell table:style-name="TBL_5f_0_5f_18.E1" office:value-type="string">
            <text:p text:style-name="P8">1.459,58</text:p>
          </table:table-cell>
          <table:table-cell table:style-name="TBL_5f_0_5f_18.E1" office:value-type="string">
            <text:p text:style-name="P8">1.599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58,73</text:p>
          </table:table-cell>
          <table:table-cell table:style-name="TBL_5f_0_5f_18.E1" office:value-type="string">
            <text:p text:style-name="P8">10.084,03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95,2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38.557,23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681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98,26</text:p>
          </table:table-cell>
          <table:table-cell table:style-name="TBL_5f_0_5f_18.E1" office:value-type="string">
            <text:p text:style-name="P8">26.158,97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1.625,20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261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85,15</text:p>
          </table:table-cell>
          <table:table-cell table:style-name="TBL_5f_0_5f_18.E1" office:value-type="string">
            <text:p text:style-name="P8">9.040,05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10.899,94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473,61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4.352,8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7.377,01</text:p>
          </table:table-cell>
          <table:table-cell table:style-name="TBL_5f_0_5f_18.E1" office:value-type="string">
            <text:p text:style-name="P8">1.556,12</text:p>
          </table:table-cell>
          <table:table-cell table:style-name="TBL_5f_0_5f_18.E1" office:value-type="string">
            <text:p text:style-name="P8">2.852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408,26</text:p>
          </table:table-cell>
          <table:table-cell table:style-name="TBL_5f_0_5f_18.E1" office:value-type="string">
            <text:p text:style-name="P8">12.968,75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93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0.992,93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1.190,53</text:p>
          </table:table-cell>
          <table:table-cell table:style-name="TBL_5f_0_5f_18.E1" office:value-type="string">
            <text:p text:style-name="P8">2.691,73</text:p>
          </table:table-cell>
          <table:table-cell table:style-name="TBL_5f_0_5f_18.E1" office:value-type="string">
            <text:p text:style-name="P8">4.634,23</text:p>
          </table:table-cell>
          <table:table-cell table:style-name="TBL_5f_0_5f_18.E1" office:value-type="string">
            <text:p text:style-name="P8">6.358,70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689,98</text:p>
          </table:table-cell>
          <table:table-cell table:style-name="TBL_5f_0_5f_18.E1" office:value-type="string">
            <text:p text:style-name="P8">1.369,34</text:p>
          </table:table-cell>
          <table:table-cell table:style-name="TBL_5f_0_5f_18.E1" office:value-type="string">
            <text:p text:style-name="P8">1.443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13,18</text:p>
          </table:table-cell>
          <table:table-cell table:style-name="TBL_5f_0_5f_18.E1" office:value-type="string">
            <text:p text:style-name="P8">8.876,80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ENTRO DE APOIO OPERACIONAL DE SEGURANCA PUBL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4.699,7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2.258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10,50</text:p>
          </table:table-cell>
          <table:table-cell table:style-name="TBL_5f_0_5f_18.E1" office:value-type="string">
            <text:p text:style-name="P8">11.689,26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4.972,24</text:p>
          </table:table-cell>
          <table:table-cell table:style-name="TBL_5f_0_5f_18.E1" office:value-type="string">
            <text:p text:style-name="P8">745,84</text:p>
          </table:table-cell>
          <table:table-cell table:style-name="TBL_5f_0_5f_18.E1" office:value-type="string">
            <text:p text:style-name="P8">1.255,5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9.146,57</text:p>
          </table:table-cell>
          <table:table-cell table:style-name="TBL_5f_0_5f_18.E1" office:value-type="string">
            <text:p text:style-name="P8">800,53</text:p>
          </table:table-cell>
          <table:table-cell table:style-name="TBL_5f_0_5f_18.E1" office:value-type="string">
            <text:p text:style-name="P8">72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24,50</text:p>
          </table:table-cell>
          <table:table-cell table:style-name="TBL_5f_0_5f_18.E1" office:value-type="string">
            <text:p text:style-name="P8">7.622,07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361,27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1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37,29</text:p>
          </table:table-cell>
          <table:table-cell table:style-name="TBL_5f_0_5f_18.E1" office:value-type="string">
            <text:p text:style-name="P8">8.723,98</text:p>
          </table:table-cell>
        </table:table-row>
        <table:table-row table:style-name="TBL_5f_0_5f_18.1">
          <table:table-cell table:style-name="TBL_5f_0_5f_18.A1" office:value-type="string">
            <text:p text:style-name="P7">1365</text:p>
          </table:table-cell>
          <table:table-cell table:style-name="TBL_5f_0_5f_18.B1" office:value-type="string">
            <text:p text:style-name="P7">SHIRLANE BARBOSA SAN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RETORIA ADMINISTRATIVA - SG</text:p>
          </table:table-cell>
          <table:table-cell table:style-name="TBL_5f_0_5f_18.E1" office:value-type="string">
            <text:p text:style-name="P8">4.174,78</text:p>
          </table:table-cell>
          <table:table-cell table:style-name="TBL_5f_0_5f_18.E1" office:value-type="string">
            <text:p text:style-name="P8">6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709,99</text:p>
          </table:table-cell>
          <table:table-cell table:style-name="TBL_5f_0_5f_18.E1" office:value-type="string">
            <text:p text:style-name="P8">672,14</text:p>
          </table:table-cell>
          <table:table-cell table:style-name="TBL_5f_0_5f_18.E1" office:value-type="string">
            <text:p text:style-name="P8">292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65,00</text:p>
          </table:table-cell>
          <table:table-cell table:style-name="TBL_5f_0_5f_18.E1" office:value-type="string">
            <text:p text:style-name="P8">5.744,99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6.692,54</text:p>
          </table:table-cell>
          <table:table-cell table:style-name="TBL_5f_0_5f_19.E1" office:value-type="string">
            <text:p text:style-name="P8">454,46</text:p>
          </table:table-cell>
          <table:table-cell table:style-name="TBL_5f_0_5f_19.E1" office:value-type="string">
            <text:p text:style-name="P8">231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85,48</text:p>
          </table:table-cell>
          <table:table-cell table:style-name="TBL_5f_0_5f_19.E1" office:value-type="string">
            <text:p text:style-name="P8">6.007,06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5.435,61</text:p>
          </table:table-cell>
          <table:table-cell table:style-name="TBL_5f_0_5f_19.E1" office:value-type="string">
            <text:p text:style-name="P8">283,58</text:p>
          </table:table-cell>
          <table:table-cell table:style-name="TBL_5f_0_5f_19.E1" office:value-type="string">
            <text:p text:style-name="P8">64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48,38</text:p>
          </table:table-cell>
          <table:table-cell table:style-name="TBL_5f_0_5f_19.E1" office:value-type="string">
            <text:p text:style-name="P8">5.087,23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2.334,55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1.596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5,86</text:p>
          </table:table-cell>
          <table:table-cell table:style-name="TBL_5f_0_5f_19.E1" office:value-type="string">
            <text:p text:style-name="P8">9.278,69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43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94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7.080,98</text:p>
          </table:table-cell>
          <table:table-cell table:style-name="TBL_5f_0_5f_19.E1" office:value-type="string">
            <text:p text:style-name="P8">645,96</text:p>
          </table:table-cell>
          <table:table-cell table:style-name="TBL_5f_0_5f_19.E1" office:value-type="string">
            <text:p text:style-name="P8">25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02,63</text:p>
          </table:table-cell>
          <table:table-cell table:style-name="TBL_5f_0_5f_19.E1" office:value-type="string">
            <text:p text:style-name="P8">6.178,35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134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00,23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44.312,38</text:p>
          </table:table-cell>
          <table:table-cell table:style-name="TBL_5f_0_5f_19.E1" office:value-type="string">
            <text:p text:style-name="P8">4.256,62</text:p>
          </table:table-cell>
          <table:table-cell table:style-name="TBL_5f_0_5f_19.E1" office:value-type="string">
            <text:p text:style-name="P8">9.548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805,04</text:p>
          </table:table-cell>
          <table:table-cell table:style-name="TBL_5f_0_5f_19.E1" office:value-type="string">
            <text:p text:style-name="P8">30.507,34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187,70</text:p>
          </table:table-cell>
          <table:table-cell table:style-name="TBL_5f_0_5f_19.E1" office:value-type="string">
            <text:p text:style-name="P8">1.299,02</text:p>
          </table:table-cell>
          <table:table-cell table:style-name="TBL_5f_0_5f_19.E1" office:value-type="string">
            <text:p text:style-name="P8">1.325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24,07</text:p>
          </table:table-cell>
          <table:table-cell table:style-name="TBL_5f_0_5f_19.E1" office:value-type="string">
            <text:p text:style-name="P8">8.563,63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436,73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2.472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49,06</text:p>
          </table:table-cell>
          <table:table-cell table:style-name="TBL_5f_0_5f_19.E1" office:value-type="string">
            <text:p text:style-name="P8">11.587,67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045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762,46</text:p>
          </table:table-cell>
          <table:table-cell table:style-name="TBL_5f_0_5f_19.E1" office:value-type="string">
            <text:p text:style-name="P8">24.099,57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65,77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5.001,75</text:p>
          </table:table-cell>
          <table:table-cell table:style-name="TBL_5f_0_5f_19.E1" office:value-type="string">
            <text:p text:style-name="P8">1.436,83</text:p>
          </table:table-cell>
          <table:table-cell table:style-name="TBL_5f_0_5f_19.E1" office:value-type="string">
            <text:p text:style-name="P8">2.211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648,13</text:p>
          </table:table-cell>
          <table:table-cell table:style-name="TBL_5f_0_5f_19.E1" office:value-type="string">
            <text:p text:style-name="P8">11.353,62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177,57</text:p>
          </table:table-cell>
          <table:table-cell table:style-name="TBL_5f_0_5f_19.E1" office:value-type="string">
            <text:p text:style-name="P8">4.480,65</text:p>
          </table:table-cell>
          <table:table-cell table:style-name="TBL_5f_0_5f_19.E1" office:value-type="string">
            <text:p text:style-name="P8">5.929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410,63</text:p>
          </table:table-cell>
          <table:table-cell table:style-name="TBL_5f_0_5f_19.E1" office:value-type="string">
            <text:p text:style-name="P8">23.766,94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92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27,7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4.629,38</text:p>
          </table:table-cell>
          <table:table-cell table:style-name="TBL_5f_0_5f_19.E1" office:value-type="string">
            <text:p text:style-name="P8">243,84</text:p>
          </table:table-cell>
          <table:table-cell table:style-name="TBL_5f_0_5f_19.E1" office:value-type="string">
            <text:p text:style-name="P8">28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72,56</text:p>
          </table:table-cell>
          <table:table-cell table:style-name="TBL_5f_0_5f_19.E1" office:value-type="string">
            <text:p text:style-name="P8">4.356,82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938,47</text:p>
          </table:table-cell>
          <table:table-cell table:style-name="TBL_5f_0_5f_19.E1" office:value-type="string">
            <text:p text:style-name="P8">787,6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189,93</text:p>
          </table:table-cell>
          <table:table-cell table:style-name="TBL_5f_0_5f_19.E1" office:value-type="string">
            <text:p text:style-name="P8">661,66</text:p>
          </table:table-cell>
          <table:table-cell table:style-name="TBL_5f_0_5f_19.E1" office:value-type="string">
            <text:p text:style-name="P8">509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70,99</text:p>
          </table:table-cell>
          <table:table-cell table:style-name="TBL_5f_0_5f_19.E1" office:value-type="string">
            <text:p text:style-name="P8">7.018,94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206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58,36</text:p>
          </table:table-cell>
          <table:table-cell table:style-name="TBL_5f_0_5f_19.E1" office:value-type="string">
            <text:p text:style-name="P8">11.266,32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6.029,21</text:p>
          </table:table-cell>
          <table:table-cell table:style-name="TBL_5f_0_5f_19.E1" office:value-type="string">
            <text:p text:style-name="P8">47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830,18</text:p>
          </table:table-cell>
          <table:table-cell table:style-name="TBL_5f_0_5f_19.E1" office:value-type="string">
            <text:p text:style-name="P8">910,69</text:p>
          </table:table-cell>
          <table:table-cell table:style-name="TBL_5f_0_5f_19.E1" office:value-type="string">
            <text:p text:style-name="P8">669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79,74</text:p>
          </table:table-cell>
          <table:table-cell table:style-name="TBL_5f_0_5f_19.E1" office:value-type="string">
            <text:p text:style-name="P8">7.250,44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9.230,94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868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584,63</text:p>
          </table:table-cell>
          <table:table-cell table:style-name="TBL_5f_0_5f_19.E1" office:value-type="string">
            <text:p text:style-name="P8">26.646,31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67,1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01,25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564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12,67</text:p>
          </table:table-cell>
          <table:table-cell table:style-name="TBL_5f_0_5f_19.E1" office:value-type="string">
            <text:p text:style-name="P8">7.188,58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0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7.237,25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355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39,95</text:p>
          </table:table-cell>
          <table:table-cell table:style-name="TBL_5f_0_5f_19.E1" office:value-type="string">
            <text:p text:style-name="P8">6.197,30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5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18.643,15</text:p>
          </table:table-cell>
          <table:table-cell table:style-name="TBL_5f_0_5f_19.E1" office:value-type="string">
            <text:p text:style-name="P8">68.053,84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11.108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5.825,20</text:p>
          </table:table-cell>
          <table:table-cell table:style-name="TBL_5f_0_5f_19.E1" office:value-type="string">
            <text:p text:style-name="P8">52.228,64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33.996,46</text:p>
          </table:table-cell>
          <table:table-cell table:style-name="TBL_5f_0_5f_19.E1" office:value-type="string">
            <text:p text:style-name="P8">71.054,48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972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688,91</text:p>
          </table:table-cell>
          <table:table-cell table:style-name="TBL_5f_0_5f_19.E1" office:value-type="string">
            <text:p text:style-name="P8">58.365,57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108,65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87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5,75</text:p>
          </table:table-cell>
          <table:table-cell table:style-name="TBL_5f_0_5f_19.E1" office:value-type="string">
            <text:p text:style-name="P8">7.382,90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BARRA DOS COQUEIROS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309,63</text:p>
          </table:table-cell>
          <table:table-cell table:style-name="TBL_5f_0_5f_19.E1" office:value-type="string">
            <text:p text:style-name="P8">859,14</text:p>
          </table:table-cell>
          <table:table-cell table:style-name="TBL_5f_0_5f_19.E1" office:value-type="string">
            <text:p text:style-name="P8">58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41,11</text:p>
          </table:table-cell>
          <table:table-cell table:style-name="TBL_5f_0_5f_19.E1" office:value-type="string">
            <text:p text:style-name="P8">6.868,52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.104,42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3.037,09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.110,4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2.942,01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1.255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8.055,37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632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17,31</text:p>
          </table:table-cell>
          <table:table-cell table:style-name="TBL_5f_0_5f_19.E1" office:value-type="string">
            <text:p text:style-name="P8">6.738,06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GRUPO DE APOIO OPERACIONAL - SEC. GERAL</text:p>
          </table:table-cell>
          <table:table-cell table:style-name="TBL_5f_0_5f_19.E1" office:value-type="string">
            <text:p text:style-name="P8">2.943,06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72,36</text:p>
          </table:table-cell>
          <table:table-cell table:style-name="TBL_5f_0_5f_19.E1" office:value-type="string">
            <text:p text:style-name="P8">5.747,62</text:p>
          </table:table-cell>
          <table:table-cell table:style-name="TBL_5f_0_5f_19.E1" office:value-type="string">
            <text:p text:style-name="P8">444,54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6,54</text:p>
          </table:table-cell>
          <table:table-cell table:style-name="TBL_5f_0_5f_19.E1" office:value-type="string">
            <text:p text:style-name="P8">5.241,08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885,05</text:p>
          </table:table-cell>
          <table:table-cell table:style-name="TBL_5f_0_5f_19.E1" office:value-type="string">
            <text:p text:style-name="P8">2.585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71,3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175,77</text:p>
          </table:table-cell>
          <table:table-cell table:style-name="TBL_5f_0_5f_19.E1" office:value-type="string">
            <text:p text:style-name="P8">743,44</text:p>
          </table:table-cell>
          <table:table-cell table:style-name="TBL_5f_0_5f_19.E1" office:value-type="string">
            <text:p text:style-name="P8">1.422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65,86</text:p>
          </table:table-cell>
          <table:table-cell table:style-name="TBL_5f_0_5f_19.E1" office:value-type="string">
            <text:p text:style-name="P8">9.009,91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705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0.732,82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3.905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365,39</text:p>
          </table:table-cell>
          <table:table-cell table:style-name="TBL_5f_0_5f_19.E1" office:value-type="string">
            <text:p text:style-name="P8">15.367,43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329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6.413,16</text:p>
          </table:table-cell>
          <table:table-cell table:style-name="TBL_5f_0_5f_19.E1" office:value-type="string">
            <text:p text:style-name="P8">630,58</text:p>
          </table:table-cell>
          <table:table-cell table:style-name="TBL_5f_0_5f_19.E1" office:value-type="string">
            <text:p text:style-name="P8">23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66,01</text:p>
          </table:table-cell>
          <table:table-cell table:style-name="TBL_5f_0_5f_19.E1" office:value-type="string">
            <text:p text:style-name="P8">5.547,15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0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0.584,83</text:p>
          </table:table-cell>
          <table:table-cell table:style-name="TBL_5f_0_5f_19.E1" office:value-type="string">
            <text:p text:style-name="P8">1.048,19</text:p>
          </table:table-cell>
          <table:table-cell table:style-name="TBL_5f_0_5f_19.E1" office:value-type="string">
            <text:p text:style-name="P8">956,3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04,53</text:p>
          </table:table-cell>
          <table:table-cell table:style-name="TBL_5f_0_5f_19.E1" office:value-type="string">
            <text:p text:style-name="P8">8.580,30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9.041,65</text:p>
          </table:table-cell>
          <table:table-cell table:style-name="TBL_5f_0_5f_19.E1" office:value-type="string">
            <text:p text:style-name="P8">965,33</text:p>
          </table:table-cell>
          <table:table-cell table:style-name="TBL_5f_0_5f_19.E1" office:value-type="string">
            <text:p text:style-name="P8">76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6,69</text:p>
          </table:table-cell>
          <table:table-cell table:style-name="TBL_5f_0_5f_19.E1" office:value-type="string">
            <text:p text:style-name="P8">7.314,96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72,0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711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63,08</text:p>
          </table:table-cell>
          <table:table-cell table:style-name="TBL_5f_0_5f_19.E1" office:value-type="string">
            <text:p text:style-name="P8">7.208,98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771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995,77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310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62,63</text:p>
          </table:table-cell>
          <table:table-cell table:style-name="TBL_5f_0_5f_19.E1" office:value-type="string">
            <text:p text:style-name="P8">11.933,14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180,89</text:p>
          </table:table-cell>
          <table:table-cell table:style-name="TBL_5f_0_5f_19.E1" office:value-type="string">
            <text:p text:style-name="P8">566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9.920,38</text:p>
          </table:table-cell>
          <table:table-cell table:style-name="TBL_5f_0_5f_19.E1" office:value-type="string">
            <text:p text:style-name="P8">1.084,64</text:p>
          </table:table-cell>
          <table:table-cell table:style-name="TBL_5f_0_5f_19.E1" office:value-type="string">
            <text:p text:style-name="P8">962,9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47,56</text:p>
          </table:table-cell>
          <table:table-cell table:style-name="TBL_5f_0_5f_19.E1" office:value-type="string">
            <text:p text:style-name="P8">7.872,82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488,61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310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62,63</text:p>
          </table:table-cell>
          <table:table-cell table:style-name="TBL_5f_0_5f_19.E1" office:value-type="string">
            <text:p text:style-name="P8">11.425,98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252,1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579,15</text:p>
          </table:table-cell>
          <table:table-cell table:style-name="TBL_5f_0_5f_19.E1" office:value-type="string">
            <text:p text:style-name="P8">329,79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91,79</text:p>
          </table:table-cell>
          <table:table-cell table:style-name="TBL_5f_0_5f_19.E1" office:value-type="string">
            <text:p text:style-name="P8">5.187,36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0.687,41</text:p>
          </table:table-cell>
          <table:table-cell table:style-name="TBL_5f_0_5f_19.E1" office:value-type="string">
            <text:p text:style-name="P8">1.162,47</text:p>
          </table:table-cell>
          <table:table-cell table:style-name="TBL_5f_0_5f_19.E1" office:value-type="string">
            <text:p text:style-name="P8">1.094,3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56,85</text:p>
          </table:table-cell>
          <table:table-cell table:style-name="TBL_5f_0_5f_19.E1" office:value-type="string">
            <text:p text:style-name="P8">8.430,56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46,7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0.018,7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977,1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9,15</text:p>
          </table:table-cell>
          <table:table-cell table:style-name="TBL_5f_0_5f_19.E1" office:value-type="string">
            <text:p text:style-name="P8">8.289,61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9.220,48</text:p>
          </table:table-cell>
          <table:table-cell table:style-name="TBL_5f_0_5f_19.E1" office:value-type="string">
            <text:p text:style-name="P8">965,33</text:p>
          </table:table-cell>
          <table:table-cell table:style-name="TBL_5f_0_5f_19.E1" office:value-type="string">
            <text:p text:style-name="P8">761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6,69</text:p>
          </table:table-cell>
          <table:table-cell table:style-name="TBL_5f_0_5f_19.E1" office:value-type="string">
            <text:p text:style-name="P8">7.493,79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186,22</text:p>
          </table:table-cell>
          <table:table-cell table:style-name="TBL_5f_0_5f_19.E1" office:value-type="string">
            <text:p text:style-name="P8">2.03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074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8.470,87</text:p>
          </table:table-cell>
          <table:table-cell table:style-name="TBL_5f_0_5f_19.E1" office:value-type="string">
            <text:p text:style-name="P8">1.711,28</text:p>
          </table:table-cell>
          <table:table-cell table:style-name="TBL_5f_0_5f_19.E1" office:value-type="string">
            <text:p text:style-name="P8">3.14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853,25</text:p>
          </table:table-cell>
          <table:table-cell table:style-name="TBL_5f_0_5f_19.E1" office:value-type="string">
            <text:p text:style-name="P8">13.617,62</text:p>
          </table:table-cell>
        </table:table-row>
        <table:table-row table:style-name="TBL_5f_0_5f_19.1">
          <table:table-cell table:style-name="TBL_5f_0_5f_19.A1" office:value-type="string">
            <text:p text:style-name="P7">1238</text:p>
          </table:table-cell>
          <table:table-cell table:style-name="TBL_5f_0_5f_19.B1" office:value-type="string">
            <text:p text:style-name="P7">VANUSA MADUREIRA SOUZA MACED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6ª PROMOTORIA DE JUSTICA DISTRITAL - ARACAJU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92,1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2.600,52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1.352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29,40</text:p>
          </table:table-cell>
          <table:table-cell table:style-name="TBL_5f_0_5f_19.E1" office:value-type="string">
            <text:p text:style-name="P8">9.871,12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2.460,18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8.683,5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546,81</text:p>
          </table:table-cell>
          <table:table-cell table:style-name="TBL_5f_0_5f_20.E1" office:value-type="string">
            <text:p text:style-name="P8">28.913,37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6.481,39</text:p>
          </table:table-cell>
          <table:table-cell table:style-name="TBL_5f_0_5f_20.E1" office:value-type="string">
            <text:p text:style-name="P8">454,46</text:p>
          </table:table-cell>
          <table:table-cell table:style-name="TBL_5f_0_5f_20.E1" office:value-type="string">
            <text:p text:style-name="P8">166,4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0,88</text:p>
          </table:table-cell>
          <table:table-cell table:style-name="TBL_5f_0_5f_20.E1" office:value-type="string">
            <text:p text:style-name="P8">5.860,51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425,27</text:p>
          </table:table-cell>
          <table:table-cell table:style-name="TBL_5f_0_5f_20.E1" office:value-type="string">
            <text:p text:style-name="P8">663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7.261,98</text:p>
          </table:table-cell>
          <table:table-cell table:style-name="TBL_5f_0_5f_20.E1" office:value-type="string">
            <text:p text:style-name="P8">712,47</text:p>
          </table:table-cell>
          <table:table-cell table:style-name="TBL_5f_0_5f_20.E1" office:value-type="string">
            <text:p text:style-name="P8">348,6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61,07</text:p>
          </table:table-cell>
          <table:table-cell table:style-name="TBL_5f_0_5f_20.E1" office:value-type="string">
            <text:p text:style-name="P8">6.200,91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72,0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.387,58</text:p>
          </table:table-cell>
          <table:table-cell table:style-name="TBL_5f_0_5f_20.E1" office:value-type="string">
            <text:p text:style-name="P8">67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7,33</text:p>
          </table:table-cell>
          <table:table-cell table:style-name="TBL_5f_0_5f_20.E1" office:value-type="string">
            <text:p text:style-name="P8">3.320,25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590,77</text:p>
          </table:table-cell>
          <table:table-cell table:style-name="TBL_5f_0_5f_20.E1" office:value-type="string">
            <text:p text:style-name="P8">5.632,5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070,82</text:p>
          </table:table-cell>
          <table:table-cell table:style-name="TBL_5f_0_5f_20.E1" office:value-type="string">
            <text:p text:style-name="P8">634,09</text:p>
          </table:table-cell>
          <table:table-cell table:style-name="TBL_5f_0_5f_20.E1" office:value-type="string">
            <text:p text:style-name="P8">1.750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86</text:p>
          </table:table-cell>
          <table:table-cell table:style-name="TBL_5f_0_5f_20.E1" office:value-type="string">
            <text:p text:style-name="P8">9.685,96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12,1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3.376,90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8.343,0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059,49</text:p>
          </table:table-cell>
          <table:table-cell table:style-name="TBL_5f_0_5f_20.E1" office:value-type="string">
            <text:p text:style-name="P8">30.317,41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MATERIAL/DM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3.828,51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3.715,54</text:p>
          </table:table-cell>
          <table:table-cell table:style-name="TBL_5f_0_5f_20.E1" office:value-type="string">
            <text:p text:style-name="P8">185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810,31</text:p>
          </table:table-cell>
          <table:table-cell table:style-name="TBL_5f_0_5f_20.E1" office:value-type="string">
            <text:p text:style-name="P8">546,18</text:p>
          </table:table-cell>
          <table:table-cell table:style-name="TBL_5f_0_5f_20.E1" office:value-type="string">
            <text:p text:style-name="P8">120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66,21</text:p>
          </table:table-cell>
          <table:table-cell table:style-name="TBL_5f_0_5f_20.E1" office:value-type="string">
            <text:p text:style-name="P8">5.144,10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9.065,70</text:p>
          </table:table-cell>
          <table:table-cell table:style-name="TBL_5f_0_5f_20.E1" office:value-type="string">
            <text:p text:style-name="P8">2.719,7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20,00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14.422,61</text:p>
          </table:table-cell>
          <table:table-cell table:style-name="TBL_5f_0_5f_20.E1" office:value-type="string">
            <text:p text:style-name="P8">1.649,96</text:p>
          </table:table-cell>
          <table:table-cell table:style-name="TBL_5f_0_5f_20.E1" office:value-type="string">
            <text:p text:style-name="P8">2.060,8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710,85</text:p>
          </table:table-cell>
          <table:table-cell table:style-name="TBL_5f_0_5f_20.E1" office:value-type="string">
            <text:p text:style-name="P8">10.711,76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46,76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34.924,33</text:p>
          </table:table-cell>
          <table:table-cell table:style-name="TBL_5f_0_5f_20.E1" office:value-type="string">
            <text:p text:style-name="P8">4.480,65</text:p>
          </table:table-cell>
          <table:table-cell table:style-name="TBL_5f_0_5f_20.E1" office:value-type="string">
            <text:p text:style-name="P8">6.696,5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177,20</text:p>
          </table:table-cell>
          <table:table-cell table:style-name="TBL_5f_0_5f_20.E1" office:value-type="string">
            <text:p text:style-name="P8">23.747,13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68,91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9.442,09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6.799,3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515,83</text:p>
          </table:table-cell>
          <table:table-cell table:style-name="TBL_5f_0_5f_20.E1" office:value-type="string">
            <text:p text:style-name="P8">27.926,26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270,57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23.383,14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3.873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393,55</text:p>
          </table:table-cell>
          <table:table-cell table:style-name="TBL_5f_0_5f_20.E1" office:value-type="string">
            <text:p text:style-name="P8">16.989,59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169,35</text:p>
          </table:table-cell>
          <table:table-cell table:style-name="TBL_5f_0_5f_20.E1" office:value-type="string">
            <text:p text:style-name="P8">447,73</text:p>
          </table:table-cell>
          <table:table-cell table:style-name="TBL_5f_0_5f_20.E1" office:value-type="string">
            <text:p text:style-name="P8">103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51,07</text:p>
          </table:table-cell>
          <table:table-cell table:style-name="TBL_5f_0_5f_20.E1" office:value-type="string">
            <text:p text:style-name="P8">5.618,28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326,97</text:p>
          </table:table-cell>
          <table:table-cell table:style-name="TBL_5f_0_5f_20.E1" office:value-type="string">
            <text:p text:style-name="P8">329,79</text:p>
          </table:table-cell>
          <table:table-cell table:style-name="TBL_5f_0_5f_20.E1" office:value-type="string">
            <text:p text:style-name="P8">60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90,17</text:p>
          </table:table-cell>
          <table:table-cell table:style-name="TBL_5f_0_5f_20.E1" office:value-type="string">
            <text:p text:style-name="P8">4.936,80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7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629,38</text:p>
          </table:table-cell>
          <table:table-cell table:style-name="TBL_5f_0_5f_20.E1" office:value-type="string">
            <text:p text:style-name="P8">243,84</text:p>
          </table:table-cell>
          <table:table-cell table:style-name="TBL_5f_0_5f_20.E1" office:value-type="string">
            <text:p text:style-name="P8">28,7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2,56</text:p>
          </table:table-cell>
          <table:table-cell table:style-name="TBL_5f_0_5f_20.E1" office:value-type="string">
            <text:p text:style-name="P8">4.356,82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7.611,74</text:p>
          </table:table-cell>
          <table:table-cell table:style-name="TBL_5f_0_5f_20.E1" office:value-type="string">
            <text:p text:style-name="P8">1.141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10.899,94</text:p>
          </table:table-cell>
          <table:table-cell table:style-name="TBL_5f_0_5f_20.E1" office:value-type="string">
            <text:p text:style-name="P8">1.225,49</text:p>
          </table:table-cell>
          <table:table-cell table:style-name="TBL_5f_0_5f_20.E1" office:value-type="string">
            <text:p text:style-name="P8">1.200,8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26,33</text:p>
          </table:table-cell>
          <table:table-cell table:style-name="TBL_5f_0_5f_20.E1" office:value-type="string">
            <text:p text:style-name="P8">8.473,61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710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172,05</text:p>
          </table:table-cell>
          <table:table-cell table:style-name="TBL_5f_0_5f_20.E1" office:value-type="string">
            <text:p text:style-name="P8">1.436,83</text:p>
          </table:table-cell>
          <table:table-cell table:style-name="TBL_5f_0_5f_20.E1" office:value-type="string">
            <text:p text:style-name="P8">1.557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94,68</text:p>
          </table:table-cell>
          <table:table-cell table:style-name="TBL_5f_0_5f_20.E1" office:value-type="string">
            <text:p text:style-name="P8">9.177,37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138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400,29</text:p>
          </table:table-cell>
          <table:table-cell table:style-name="TBL_5f_0_5f_20.E1" office:value-type="string">
            <text:p text:style-name="P8">609,39</text:p>
          </table:table-cell>
          <table:table-cell table:style-name="TBL_5f_0_5f_20.E1" office:value-type="string">
            <text:p text:style-name="P8">421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30,42</text:p>
          </table:table-cell>
          <table:table-cell table:style-name="TBL_5f_0_5f_20.E1" office:value-type="string">
            <text:p text:style-name="P8">6.369,87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4.476,68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4.303,59</text:p>
          </table:table-cell>
        </table:table-row>
        <table:table-row table:style-name="TBL_5f_0_5f_20.25">
          <table:table-cell table:style-name="TBL_5f_0_5f_20.A25" office:value-type="string">
            <text:p text:style-name="P5">Total Geral</text:p>
          </table:table-cell>
          <table:table-cell table:style-name="TBL_5f_0_5f_20.B1" office:value-type="string">
            <text:p text:style-name="P4">898</text:p>
          </table:table-cell>
          <table:table-cell table:style-name="TBL_5f_0_5f_20.C25" office:value-type="string">
            <text:p text:style-name="P1"/>
          </table:table-cell>
          <table:table-cell table:style-name="TBL_5f_0_5f_20.C25" office:value-type="string">
            <text:p text:style-name="P1"/>
          </table:table-cell>
          <table:table-cell table:style-name="TBL_5f_0_5f_20.E1" office:value-type="string">
            <text:p text:style-name="P6">7.022.394,42</text:p>
          </table:table-cell>
          <table:table-cell table:style-name="TBL_5f_0_5f_20.E1" office:value-type="string">
            <text:p text:style-name="P6">755.205,39</text:p>
          </table:table-cell>
          <table:table-cell table:style-name="TBL_5f_0_5f_20.E1" office:value-type="string">
            <text:p text:style-name="P6">1.151.664,74</text:p>
          </table:table-cell>
          <table:table-cell table:style-name="TBL_5f_0_5f_20.E1" office:value-type="string">
            <text:p text:style-name="P6">39.611,07</text:p>
          </table:table-cell>
          <table:table-cell table:style-name="TBL_5f_0_5f_20.E1" office:value-type="string">
            <text:p text:style-name="P6">283.750,94</text:p>
          </table:table-cell>
          <table:table-cell table:style-name="TBL_5f_0_5f_20.E1" office:value-type="string">
            <text:p text:style-name="P6">180.790,89</text:p>
          </table:table-cell>
          <table:table-cell table:style-name="TBL_5f_0_5f_20.E1" office:value-type="string">
            <text:p text:style-name="P6">279.277,94</text:p>
          </table:table-cell>
          <table:table-cell table:style-name="TBL_5f_0_5f_20.E1" office:value-type="string">
            <text:p text:style-name="P6">2.200.140,00</text:p>
          </table:table-cell>
          <table:table-cell table:style-name="TBL_5f_0_5f_20.E1" office:value-type="string">
            <text:p text:style-name="P6">11.912.835,39</text:p>
          </table:table-cell>
          <table:table-cell table:style-name="TBL_5f_0_5f_20.E1" office:value-type="string">
            <text:p text:style-name="P6">1.120.047,39</text:p>
          </table:table-cell>
          <table:table-cell table:style-name="TBL_5f_0_5f_20.E1" office:value-type="string">
            <text:p text:style-name="P6">1.664.330,77</text:p>
          </table:table-cell>
          <table:table-cell table:style-name="TBL_5f_0_5f_20.E1" office:value-type="string">
            <text:p text:style-name="P6">28.389,88</text:p>
          </table:table-cell>
          <table:table-cell table:style-name="TBL_5f_0_5f_20.E1" office:value-type="string">
            <text:p text:style-name="P6">2.812.768,04</text:p>
          </table:table-cell>
          <table:table-cell table:style-name="TBL_5f_0_5f_20.E1" office:value-type="string">
            <text:p text:style-name="P6">9.100.067,35</text:p>
          </table:table-cell>
        </table:table-row>
        <table:table-row table:style-name="TBL_5f_0_5f_20.26">
          <table:table-cell table:style-name="TBL_5f_0_5f_20.A26" office:value-type="string">
            <text:p text:style-name="P10">Data da última atualização:</text:p>
          </table:table-cell>
          <table:table-cell table:style-name="TBL_5f_0_5f_20.A26" table:number-columns-spanned="17" office:value-type="string">
            <text:p text:style-name="P3">31/01/2021 08:05: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27">
          <table:table-cell table:style-name="TBL_5f_0_5f_20.A26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21" meta:image-count="0" meta:object-count="0" meta:page-count="21" meta:paragraph-count="16208" meta:word-count="26968" meta:character-count="166346" meta:non-whitespace-character-count="155446"/>
    <meta:generator>LibreOffice/6.4.6.2$Windows_X86_64 LibreOffice_project/0ce51a4fd21bff07a5c061082cc82c5ed232f115</meta:generator>
  </office:meta>
</office:document-meta>
</file>